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content.xml" manifest:media-type="text/xml"/>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media-type="application/vnd.oasis.opendocument.formula"/>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content.xml" manifest:media-type="text/xml"/>
  <manifest:file-entry manifest:full-path="Object 90/settings.xml" manifest:media-type="text/xml"/>
  <manifest:file-entry manifest:full-path="Object 90/"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content.xml" manifest:media-type="text/xml"/>
  <manifest:file-entry manifest:full-path="Object 148/settings.xml" manifest:media-type="text/xml"/>
  <manifest:file-entry manifest:full-path="Object 148/"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figurations2/accelerator/current.xml" manifest:media-type=""/>
  <manifest:file-entry manifest:full-path="Object 2274/Configurations2/" manifest:media-type="application/vnd.sun.xml.ui.configuration"/>
  <manifest:file-entry manifest:full-path="Object 2274/content.xml" manifest:media-type="text/xml"/>
  <manifest:file-entry manifest:full-path="Object 2274/settings.xml" manifest:media-type="text/xml"/>
  <manifest:file-entry manifest:full-path="Object 2274/" manifest:version="1.2"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settings.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media-type="application/vnd.oasis.opendocument.formula"/>
  <manifest:file-entry manifest:full-path="Object 432/content.xml" manifest:media-type="text/xml"/>
  <manifest:file-entry manifest:full-path="Object 432/settings.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settings.xml" manifest:media-type="text/xml"/>
  <manifest:file-entry manifest:full-path="Object 325/content.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settings.xml" manifest:media-type="text/xml"/>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media-type="application/vnd.oasis.opendocument.formula"/>
  <manifest:file-entry manifest:full-path="Object 366/content.xml" manifest:media-type="text/xml"/>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media-type="application/vnd.oasis.opendocument.formula"/>
  <manifest:file-entry manifest:full-path="Object 369/settings.xml" manifest:media-type="text/xml"/>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 manifest:media-type="application/vnd.oasis.opendocument.formula"/>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8/settings.xml" manifest:media-type="text/xml"/>
  <manifest:file-entry manifest:full-path="Object 88/content.xml" manifest:media-type="text/xml"/>
  <manifest:file-entry manifest:full-path="Object 88/"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 manifest:version="1.2" manifest:media-type="application/vnd.oasis.opendocument.formula"/>
  <manifest:file-entry manifest:full-path="Object 259/settings.xml" manifest:media-type="text/xml"/>
  <manifest:file-entry manifest:full-path="Object 259/Configurations2/" manifest:media-type="application/vnd.sun.xml.ui.configuration"/>
  <manifest:file-entry manifest:full-path="Object 259/content.xml" manifest:media-type="text/xml"/>
  <manifest:file-entry manifest:full-path="Object 259/"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content.xml" manifest:media-type="text/xml"/>
  <manifest:file-entry manifest:full-path="Object 138/settings.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E9800001CA1000005CA923763AE09D71344.svg" manifest:media-type="image/svg+xml"/>
  <manifest:file-entry manifest:full-path="Pictures/100002010000015A00000046A6ED48C8BFEB70AB.png" manifest:media-type="image/png"/>
  <manifest:file-entry manifest:full-path="Pictures/100002000000000A0000000A5B354D19DE71D0E4.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1.1"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1.1"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B2.2.1"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Text_20_body">
      <style:paragraph-properties fo:margin-top="0.141cm" fo:margin-bottom="0cm"/>
    </style:style>
    <style:style style:name="P3"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language-asian="zh" style:country-asian="CN" style:font-style-asian="normal" style:font-style-complex="normal"/>
    </style:style>
    <style:style style:name="P7"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8" style:family="paragraph" style:parent-style-name="Text_20_body">
      <style:text-properties fo:language="en" fo:country="none"/>
    </style:style>
    <style:style style:name="P9" style:family="paragraph" style:parent-style-name="Text_20_body">
      <style:paragraph-properties fo:text-align="start" style:justify-single-word="false"/>
      <style:text-properties fo:language="en" fo:country="none" fo:font-style="normal" style:font-style-asian="normal" style:font-style-complex="normal"/>
    </style:style>
    <style:style style:name="P10" style:family="paragraph" style:parent-style-name="Text_20_body">
      <style:paragraph-properties fo:text-align="center" style:justify-single-word="false"/>
      <style:text-properties fo:language="en" fo:country="none" fo:font-style="normal" style:font-style-asian="normal" style:font-style-complex="normal"/>
    </style:style>
    <style:style style:name="P11" style:family="paragraph" style:parent-style-name="Text_20_body">
      <style:text-properties fo:language="en" fo:country="none" fo:font-style="italic" style:font-style-asian="italic" style:font-style-complex="italic"/>
    </style:style>
    <style:style style:name="P12" style:family="paragraph" style:parent-style-name="Text_20_body">
      <style:text-properties fo:language="en" fo:country="none"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style:tab-stops>
          <style:tab-stop style:position="14.87cm"/>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text-properties fo:font-weight="normal" style:font-weight-asian="normal" style:font-weight-complex="normal"/>
    </style:style>
    <style:style style:name="P18" style:family="paragraph" style:parent-style-name="Text_20_body">
      <style:text-properties style:language-asian="zh" style:country-asian="CN"/>
    </style:style>
    <style:style style:name="P19" style:family="paragraph" style:parent-style-name="Text_20_body">
      <style:text-properties fo:font-style="italic"/>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font-name="Arial1" fo:font-weight="normal" style:font-name-asian="Arial1" style:font-weight-asian="normal" style:font-name-complex="Arial1" style:font-weight-complex="normal"/>
    </style:style>
    <style:style style:name="P22" style:family="paragraph" style:parent-style-name="Text_20_body">
      <style:paragraph-properties fo:text-align="center" style:justify-single-word="false"/>
      <style:text-properties style:text-position="0% 100%" fo:font-style="normal" style:font-style-asian="normal" style:font-style-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ab-stops>
          <style:tab-stop style:position="8.731cm"/>
        </style:tab-stops>
      </style:paragraph-properties>
    </style:style>
    <style:style style:name="P25" style:family="paragraph" style:parent-style-name="Text_20_body">
      <style:paragraph-properties fo:margin-left="0cm" fo:margin-right="0cm" fo:text-indent="0cm" style:auto-text-indent="false" style:writing-mode="lr-tb"/>
    </style:style>
    <style:style style:name="P26"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27" style:family="paragraph" style:parent-style-name="Abstract">
      <style:paragraph-properties fo:margin-left="0cm" fo:margin-right="0cm" fo:text-indent="0cm" style:auto-text-indent="false"/>
    </style:style>
    <style:style style:name="P28" style:family="paragraph" style:parent-style-name="Text_20_body">
      <style:paragraph-properties fo:margin-left="0cm" fo:margin-right="0cm" fo:margin-top="0.051cm" fo:margin-bottom="0cm" fo:text-indent="0cm" style:auto-text-indent="false"/>
    </style:style>
    <style:style style:name="P29" style:family="paragraph" style:parent-style-name="Text_20_body">
      <style:paragraph-properties style:writing-mode="lr-tb"/>
    </style:style>
    <style:style style:name="P30" style:family="paragraph" style:parent-style-name="Text_20_body">
      <style:paragraph-properties style:writing-mode="lr-tb"/>
      <style:text-properties fo:language="en" fo:country="none"/>
    </style:style>
    <style:style style:name="P31"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style:writing-mode="lr-tb"/>
      <style:text-properties fo:font-style="normal" style:font-style-asian="normal" style:font-style-complex="normal"/>
    </style:style>
    <style:style style:name="P33" style:family="paragraph" style:parent-style-name="Formula">
      <style:paragraph-properties fo:text-align="start" style:justify-single-word="false" style:writing-mode="lr-tb"/>
    </style:style>
    <style:style style:name="P34" style:family="paragraph" style:parent-style-name="Table_20_Heading">
      <style:paragraph-properties style:writing-mode="lr-tb"/>
    </style:style>
    <style:style style:name="P35" style:family="paragraph" style:parent-style-name="Table_20_Contents">
      <style:paragraph-properties style:writing-mode="lr-tb"/>
      <style:text-properties style:language-asian="zh" style:country-asian="CN"/>
    </style:style>
    <style:style style:name="P36"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37"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38" style:family="paragraph" style:parent-style-name="Formula">
      <style:paragraph-properties fo:text-align="start" style:justify-single-word="false"/>
    </style:style>
    <style:style style:name="P39" style:family="paragraph" style:parent-style-name="Formula">
      <style:text-properties fo:font-style="normal" style:font-size-asian="10.5pt" style:font-style-asian="normal" style:font-style-complex="normal" style:text-overline-style="none" style:text-overline-color="font-color"/>
    </style:style>
    <style:style style:name="P40" style:family="paragraph" style:parent-style-name="Formula">
      <style:text-properties fo:font-style="normal" style:font-style-asian="normal" style:font-style-complex="normal"/>
    </style:style>
    <style:style style:name="P41" style:family="paragraph" style:parent-style-name="Formula">
      <style:text-properties style:language-asian="zh" style:country-asian="CN"/>
    </style:style>
    <style:style style:name="P42" style:family="paragraph" style:parent-style-name="Table_20_Contents">
      <style:text-properties fo:font-style="normal" style:font-style-asian="normal" style:font-style-complex="normal"/>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text-properties fo:font-style="italic" style:font-style-asian="italic" style:font-style-complex="italic"/>
    </style:style>
    <style:style style:name="P46"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7" style:family="paragraph" style:parent-style-name="Table_20_Contents">
      <style:paragraph-properties fo:text-align="center" style:justify-single-word="false"/>
      <style:text-properties style:text-position="sub 58%"/>
    </style:style>
    <style:style style:name="P48"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9"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style:language-asian="zh" style:country-asian="CN"/>
    </style:style>
    <style:style style:name="P53" style:family="paragraph" style:parent-style-name="Text_20_body">
      <style:paragraph-properties fo:margin-top="0.141cm" fo:margin-bottom="0.499cm"/>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start" style:justify-single-word="false"/>
    </style:style>
    <style:style style:name="P5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Heading">
      <style:text-properties style:language-asian="zh" style:country-asian="CN"/>
    </style:style>
    <style:style style:name="P58" style:family="paragraph" style:parent-style-name="SyntaxBNF">
      <style:text-properties fo:language="en" fo:country="none"/>
    </style:style>
    <style:style style:name="P59" style:family="paragraph" style:parent-style-name="SyntaxBNF">
      <style:text-properties fo:font-weight="normal" style:font-weight-asian="normal" style:font-weight-complex="normal"/>
    </style:style>
    <style:style style:name="P60" style:family="paragraph" style:parent-style-name="Table">
      <style:paragraph-properties fo:text-align="center" style:justify-single-word="false"/>
    </style:style>
    <style:style style:name="P61" style:family="paragraph" style:parent-style-name="Legal_20_notice">
      <style:paragraph-properties fo:margin-top="0.141cm" fo:margin-bottom="0.141cm"/>
    </style:style>
    <style:style style:name="P62"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ubtitle" style:master-page-name="">
      <style:paragraph-properties style:page-number="auto" fo:break-before="page"/>
    </style:style>
    <style:style style:name="P64" style:family="paragraph" style:parent-style-name="Text_20_body">
      <style:paragraph-properties fo:margin-top="0.102cm" fo:margin-bottom="0.102cm"/>
    </style:style>
    <style:style style:name="P65"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6" style:family="paragraph" style:parent-style-name="Title_20_page_20_info_20_description">
      <style:paragraph-properties fo:margin-top="0.152cm" fo:margin-bottom="0.152cm"/>
      <style:text-properties fo:font-weight="bold" style:font-weight-asian="bold" style:font-weight-complex="bold"/>
    </style:style>
    <style:style style:name="P67" style:family="paragraph" style:parent-style-name="Contents_20_3">
      <style:paragraph-properties>
        <style:tab-stops>
          <style:tab-stop style:position="15.662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Contents_20_2">
      <style:paragraph-properties>
        <style:tab-stops>
          <style:tab-stop style:position="16.085cm" style:type="right" style:leader-style="dotted" style:leader-text="."/>
        </style:tab-stops>
      </style:paragraph-properties>
    </style:style>
    <style:style style:name="P70"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list-style-name="L18">
      <style:paragraph-properties fo:text-align="start" style:justify-single-word="false"/>
    </style:style>
    <style:style style:name="P114" style:family="paragraph" style:parent-style-name="Text_20_body" style:list-style-name="L19"/>
    <style:style style:name="P115" style:family="paragraph" style:parent-style-name="Text_20_body" style:list-style-name="L18">
      <style:paragraph-properties fo:text-align="center" style:justify-single-word="false"/>
    </style:style>
    <style:style style:name="P116" style:family="paragraph" style:parent-style-name="Text_20_body" style:list-style-name="L20"/>
    <style:style style:name="P117" style:family="paragraph" style:parent-style-name="Text_20_body" style:list-style-name="Processor_20_Conformance">
      <style:paragraph-properties fo:margin-left="0cm" fo:margin-right="0cm" fo:text-indent="0cm" style:auto-text-indent="false"/>
    </style:style>
    <style:style style:name="P118"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19" style:family="paragraph" style:parent-style-name="Text_20_body" style:list-style-name="Numbering_20_1">
      <style:paragraph-properties fo:margin-top="0.141cm" fo:margin-bottom="0cm"/>
    </style:style>
    <style:style style:name="P120" style:family="paragraph" style:parent-style-name="Text_20_body" style:list-style-name="L14">
      <style:paragraph-properties fo:margin-top="0.141cm" fo:margin-bottom="0cm"/>
    </style:style>
    <style:style style:name="P121"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Arial1"/>
    </style:style>
    <style:style style:name="T4" style:family="text">
      <style:text-properties style:font-name="Arial1" style:font-name-asian="Times New Roman" style:language-asian="zh" style:country-asian="CN" style:font-name-complex="Times New Roman"/>
    </style:style>
    <style:style style:name="T5" style:family="text">
      <style:text-properties style:font-name="Arial1" style:font-name-asian="Times New Roman" style:font-name-complex="Times New Roman"/>
    </style:style>
    <style:style style:name="T6" style:family="text">
      <style:text-properties style:font-name="Arial1" fo:font-size="10pt" fo:language="en" fo:country="US" style:font-size-asian="10pt" style:font-name-complex="Arial1" style:font-size-complex="10pt"/>
    </style:style>
    <style:style style:name="T7" style:family="text">
      <style:text-properties style:font-name="Arial1" fo:font-size="10pt" fo:language="en" fo:country="US" fo:font-style="italic" style:font-size-asian="10pt" style:font-style-asian="italic" style:font-name-complex="Arial1" style:font-size-complex="10pt" style:font-style-complex="italic"/>
    </style:style>
    <style:style style:name="T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1" fo:font-style="normal" style:font-name-asian="Times New Roman" style:font-style-asian="normal" style:font-name-complex="Times New Roman" style:font-style-complex="normal"/>
    </style:style>
    <style:style style:name="T11" style:family="text">
      <style:text-properties style:font-name="Arial1" fo:font-style="italic"/>
    </style:style>
    <style:style style:name="T1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1" style:font-name-asian="Noto Sans" style:font-name-complex="Noto Sans"/>
    </style:style>
    <style:style style:name="T14" style:family="text">
      <style:text-properties style:font-name="Arial1" style:font-name-asian="Arial1" style:font-name-complex="Arial1"/>
    </style:style>
    <style:style style:name="T15" style:family="text">
      <style:text-properties style:font-name="Arial1" fo:font-weight="normal" style:font-name-asian="Arial1" style:font-weight-asian="normal" style:font-name-complex="Arial1" style:font-weight-complex="normal"/>
    </style:style>
    <style:style style:name="T16" style:family="text">
      <style:text-properties style:font-name="Arial1" fo:font-weight="normal" style:font-name-asian="Times New Roman" style:font-weight-asian="normal" style:font-name-complex="Times New Roman" style:font-weight-complex="normal"/>
    </style:style>
    <style:style style:name="T17" style:family="text">
      <style:text-properties style:font-name="Arial1" fo:language="en" fo:country="US" fo:font-style="normal" style:font-style-asian="normal" style:font-name-complex="Arial1" style:font-style-complex="normal"/>
    </style:style>
    <style:style style:name="T18" style:family="text">
      <style:text-properties style:font-name="Arial1"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4" style:family="text">
      <style:text-properties style:use-window-font-color="true" style:font-name="Liberation Sans" fo:font-style="italic" fo:font-weight="normal" style:font-style-asian="italic" style:font-weight-asian="normal" style:font-size-complex="10pt" style:font-style-complex="italic"/>
    </style:style>
    <style:style style:name="T45" style:family="text">
      <style:text-properties style:use-window-font-color="true" style:font-name="Liberation Sans" fo:font-weight="normal" style:font-weight-asian="normal" style:font-size-complex="10pt"/>
    </style:style>
    <style:style style:name="T46" style:family="text">
      <style:text-properties style:language-asian="zh" style:country-asian="CN"/>
    </style:style>
    <style:style style:name="T47" style:family="text">
      <style:text-properties fo:font-style="normal" style:font-style-asian="normal" style:font-style-complex="normal"/>
    </style:style>
    <style:style style:name="T48" style:family="text">
      <style:text-properties fo:font-style="normal" style:font-style-asian="normal" style:font-style-complex="italic"/>
    </style:style>
    <style:style style:name="T49" style:family="text">
      <style:text-properties fo:font-style="normal"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style:font-style-asian="italic" style:font-weight-asian="normal" style:font-style-complex="italic" style:font-weight-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58" style:family="text">
      <style:text-properties fo:font-style="italic" fo:font-weight="normal" style:font-style-asian="normal" style:font-weight-asian="normal" style:font-style-complex="normal" style:font-weight-complex="normal"/>
    </style:style>
    <style:style style:name="T59" style:family="text">
      <style:text-properties fo:font-style="italic" style:language-asian="zh" style:country-asian="CN"/>
    </style:style>
    <style:style style:name="T60" style:family="text">
      <style:text-properties fo:font-style="italic" style:language-asian="zh" style:country-asian="CN" style:font-style-asian="italic" style:font-style-complex="italic"/>
    </style:style>
    <style:style style:name="T61" style:family="text">
      <style:text-properties style:font-name="Arial3" style:font-name-asian="Arial3" style:font-name-complex="Arial3"/>
    </style:style>
    <style:style style:name="T62" style:family="text">
      <style:text-properties style:font-name="Arial3" style:font-name-asian="Times New Roman" style:font-name-complex="Times New Roman"/>
    </style:style>
    <style:style style:name="T63"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64" style:family="text">
      <style:text-properties style:font-name="Arial3" fo:font-style="normal" style:font-name-asian="Arial3" style:font-style-asian="normal" style:font-name-complex="Arial3" style:font-style-complex="normal"/>
    </style:style>
    <style:style style:name="T65" style:family="text">
      <style:text-properties style:font-name="Arial3" fo:font-weight="normal" style:font-name-asian="Arial3" style:font-weight-asian="normal" style:font-name-complex="Arial3" style:font-weight-complex="normal"/>
    </style:style>
    <style:style style:name="T66"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67" style:family="text">
      <style:text-properties style:text-underline-style="solid" style:text-underline-width="auto" style:text-underline-color="font-color"/>
    </style:style>
    <style:style style:name="T68" style:family="text">
      <style:text-properties style:font-name="Noto Sans" style:font-name-asian="Noto Sans" style:font-name-complex="Noto Sans"/>
    </style:style>
    <style:style style:name="T69" style:family="text">
      <style:text-properties style:text-position="0% 100%"/>
    </style:style>
    <style:style style:name="T70" style:family="text">
      <style:text-properties style:text-position="0% 100%" fo:font-style="normal" style:font-style-asian="normal" style:font-style-complex="normal"/>
    </style:style>
    <style:style style:name="T71" style:family="text">
      <style:text-properties style:text-position="0% 100%" fo:font-style="italic" style:font-style-asian="italic" style:font-style-complex="italic"/>
    </style:style>
    <style:style style:name="T72" style:family="text">
      <style:text-properties style:text-position="0% 100%" fo:font-size="10pt"/>
    </style:style>
    <style:style style:name="T73" style:family="text">
      <style:text-properties style:text-position="sub 58%"/>
    </style:style>
    <style:style style:name="T74" style:family="text">
      <style:text-properties style:text-position="sub 58%" fo:font-style="normal" style:font-style-asian="normal" style:font-style-complex="normal"/>
    </style:style>
    <style:style style:name="T75" style:family="text">
      <style:text-properties style:text-position="sub 58%" fo:font-style="italic" style:font-style-asian="italic" style:font-style-complex="italic"/>
    </style:style>
    <style:style style:name="T76" style:family="text">
      <style:text-properties style:text-position="sub 58%" style:font-name="Arial1" style:font-name-asian="Times New Roman" style:font-name-complex="Times New Roman"/>
    </style:style>
    <style:style style:name="T77" style:family="text">
      <style:text-properties style:text-position="sub 58%" fo:font-weight="normal" style:font-weight-asian="normal" style:font-weight-complex="normal"/>
    </style:style>
    <style:style style:name="T78" style:family="text">
      <style:text-properties style:font-weight-asian="normal" style:font-weight-complex="normal"/>
    </style:style>
    <style:style style:name="T79" style:family="text">
      <style:text-properties style:text-position="super 58%"/>
    </style:style>
    <style:style style:name="T80" style:family="text">
      <style:text-properties style:text-position="super 58%" fo:background-color="transparent"/>
    </style:style>
    <style:style style:name="T81" style:family="text">
      <style:text-properties style:text-position="super 58%" fo:font-weight="normal" style:font-weight-asian="normal" style:font-weight-complex="normal"/>
    </style:style>
    <style:style style:name="T82" style:family="text">
      <style:text-properties style:text-position="super 58%" fo:font-style="italic" style:font-style-asian="italic" style:font-style-complex="italic"/>
    </style:style>
    <style:style style:name="T83" style:family="text">
      <style:text-properties style:text-position="super 58%" fo:font-style="normal" style:font-style-asian="normal" style:font-style-complex="normal"/>
    </style:style>
    <style:style style:name="T84" style:family="text">
      <style:text-properties style:text-position="super 58%" fo:font-size="10pt"/>
    </style:style>
    <style:style style:name="T85" style:family="text">
      <style:text-properties style:text-position="super 58%" style:font-name="Arial1"/>
    </style:style>
    <style:style style:name="T86" style:family="text">
      <style:text-properties style:text-position="super 58%" style:language-asian="zh" style:country-asian="CN"/>
    </style:style>
    <style:style style:name="T87" style:family="text">
      <style:text-properties style:text-position="33% 80%"/>
    </style:style>
    <style:style style:name="T88" style:family="text">
      <style:text-properties style:text-position="33% 80%" fo:font-style="italic"/>
    </style:style>
    <style:style style:name="T89" style:family="text">
      <style:text-properties fo:font-size="10pt"/>
    </style:style>
    <style:style style:name="T90" style:family="text">
      <style:text-properties fo:font-size="10pt" style:font-size-asian="10pt" style:font-size-complex="10pt"/>
    </style:style>
    <style:style style:name="T91" style:family="text">
      <style:text-properties style:font-name="Arial2" fo:font-weight="normal" style:font-name-asian="Arial1" style:font-weight-asian="normal" style:font-name-complex="Arial1" style:font-weight-complex="normal"/>
    </style:style>
    <style:style style:name="T92" style:family="text">
      <style:text-properties style:font-name-asian="Arial1" style:font-name-complex="Arial1"/>
    </style:style>
    <style:style style:name="T93" style:family="text">
      <style:text-properties style:text-overline-style="solid" style:text-overline-width="auto" style:text-overline-color="font-color"/>
    </style:style>
    <style:style style:name="T94" style:family="text">
      <style:text-properties fo:color="#000000"/>
    </style:style>
    <style:style style:name="T95" style:family="text">
      <style:text-properties style:font-name="Liberation Sans1"/>
    </style:style>
    <style:style style:name="T96"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ole-draw-aspect="1"/>
    </style:style>
    <style:style style:name="fr9" style:family="graphic" style:parent-style-name="OLE">
      <style:graphic-properties style:vertical-pos="from-top" fo:background-color="#ffff00" style:background-transparency="10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11.1cm" svg:height="2.221cm" draw:z-index="0"><draw:image xlink:href="Pictures/10000E9800001CA1000005CA923763AE09D71344.svg" xlink:type="simple" xlink:show="embed" xlink:actuate="onLoad"/>
     <draw:image xlink:href="Pictures/100002010000015A00000046A6ED48C8BFEB70AB.pn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OASIS Standard</text:p>
      <text:p text:style-name="P70">27 April 2021</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 (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95">https://docs.oasis-open.org/office/OpenDocument/v1.3/os/part4-formula/OpenDocument-v1.3-os-part4-formula.html</text:span></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95">https://docs.oasis-open.org/office/OpenDocument/v1.3/os/part4-formula/OpenDocument-v1.3-os-part4-formula.pdf</text:span></text:a></text:p>
      <text:p text:style-name="Title_20_page_20_info">Previou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95">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95">https://docs.oasis-open.org/office/OpenDocument/v1.3/cs02/part4-formula/OpenDocument-v1.3-cs02-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58640231" text:style-name="BulletedList">
        <text:list-item>
          <text:p text:style-name="P84"><text:span text:style-name="T54">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83"><text:soft-page-break/><text:span text:style-name="T54">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83"><text:span text:style-name="T54">Open Document Format for Office Applications (OpenDocument) Version 1.3. Part 3: OpenDocument Schema</text:span><text:span text:style-name="T47">.</text:span> <text:a xlink:type="simple" xlink:href="https://docs.oasis-open.org/office/OpenDocument/v1.3/os/part3-schema/OpenDocument-v1.3-os-part3-schema.html" text:style-name="Internet_20_link" text:visited-style-name="Visited_20_Internet_20_Link"><text:span text:style-name="T95">https://docs.oasis-open.org/office/OpenDocument/v1.3/os/part3-schema/OpenDocument-v1.3-os-part3-schema.html</text:span></text:a>.</text:p>
        </text:list-item>
        <text:list-item>
          <text:p text:style-name="P83"><text:span text:style-name="T54">Open Document Format for Office Applications (OpenDocument) Version 1.3. Part 4: Recalculated Formula (OpenFormula) Format</text:span>.<text:span text:style-name="T47"> (this par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83">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27">This document is Part 4 of the Open Document Format for Office Applications (OpenDocument) Version 1.3 specification.</text:p>
      <text:p text:style-name="Title_20_page_20_info">Status:</text:p>
      <text:p text:style-name="P28">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6">[OpenDocument-v1.3-part4]</text:p>
      <text:p text:style-name="Abstract">Open Document Format for Office Applications (OpenDocument) Version 1.3. Part 4: Recalculated Formula (OpenFormula) Format. Edited by Francis Cave, Patrick Durusau, Svante Schubert and Michael Stahl. 27 April 2021. OASIS Standard. <text:a xlink:type="simple" xlink:href="https://docs.oasis-open.org/office/OpenDocument/v1.3/os/part4-formula/OpenDocument-v1.3-os-part4-formula.html" text:style-name="Internet_20_link" text:visited-style-name="Visited_20_Internet_20_Link"><text:span text:style-name="T95">https://docs.oasis-open.org/office/OpenDocument/v1.3/os/part4-formula/OpenDocument-v1.3-os-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3">Notices</text:p>
      <text:p text:style-name="P65">Copyright © OASIS Open 2021. All Rights Reserved.</text:p>
      <text:p text:style-name="P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4">The limited permissions granted above are perpetual and will not be revoked by OASIS or its successors or assigns.</text:p>
      <text:p text:style-name="P6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4">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4">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3"><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8"><text:a xlink:type="simple" xlink:href="#__RefHeading__1017848_715980110" text:style-name="Index_20_Link" text:visited-style-name="Index_20_Link">1 <text:s text:c="2"/>Introduction<text:tab/>19</text:a></text:p>
          <text:p text:style-name="P69"><text:a xlink:type="simple" xlink:href="#__RefHeading__1017850_715980110" text:style-name="Index_20_Link" text:visited-style-name="Index_20_Link">1.1 <text:s text:c="2"/>Introduction<text:tab/>19</text:a></text:p>
          <text:p text:style-name="P69"><text:a xlink:type="simple" xlink:href="#__RefHeading__1017852_715980110" text:style-name="Index_20_Link" text:visited-style-name="Index_20_Link">1.2 <text:s text:c="2"/>Terminology<text:tab/>19</text:a></text:p>
          <text:p text:style-name="P69"><text:a xlink:type="simple" xlink:href="#__RefHeading__711838_826425813" text:style-name="Index_20_Link" text:visited-style-name="Index_20_Link">1.3 <text:s text:c="2"/>Purpose<text:tab/>19</text:a></text:p>
          <text:p text:style-name="P69"><text:a xlink:type="simple" xlink:href="#__RefHeading__1017856_715980110" text:style-name="Index_20_Link" text:visited-style-name="Index_20_Link">1.4 <text:s text:c="2"/>Normative References<text:tab/>19</text:a></text:p>
          <text:p text:style-name="P69"><text:a xlink:type="simple" xlink:href="#__RefHeading__1017858_715980110" text:style-name="Index_20_Link" text:visited-style-name="Index_20_Link">1.5 <text:s text:c="2"/>Non-Normative References<text:tab/>20</text:a></text:p>
          <text:p text:style-name="P68"><text:a xlink:type="simple" xlink:href="#__RefHeading__711840_826425813" text:style-name="Index_20_Link" text:visited-style-name="Index_20_Link">2 <text:s text:c="2"/>Expressions and Evaluators<text:tab/>21</text:a></text:p>
          <text:p text:style-name="P69"><text:a xlink:type="simple" xlink:href="#__RefHeading__1784187_1219268628" text:style-name="Index_20_Link" text:visited-style-name="Index_20_Link">2.1 <text:s text:c="2"/>Introduction<text:tab/>21</text:a></text:p>
          <text:p text:style-name="P69"><text:a xlink:type="simple" xlink:href="#__RefHeading__711842_826425813" text:style-name="Index_20_Link" text:visited-style-name="Index_20_Link">2.2 <text:s text:c="2"/>OpenDocument Formula Expression<text:tab/>21</text:a></text:p>
          <text:p text:style-name="P69"><text:a xlink:type="simple" xlink:href="#__RefHeading__1018916_7159801101" text:style-name="Index_20_Link" text:visited-style-name="Index_20_Link">2.3 <text:s text:c="2"/>Evaluator Conformance<text:tab/>21</text:a></text:p>
          <text:p text:style-name="P67"><text:a xlink:type="simple" xlink:href="#__RefHeading__711844_826425813" text:style-name="Index_20_Link" text:visited-style-name="Index_20_Link">2.3.1 <text:s text:c="2"/>OpenDocument Formula Evaluator<text:tab/>21</text:a></text:p>
          <text:p text:style-name="P67"><text:a xlink:type="simple" xlink:href="#__RefHeading__711846_826425813" text:style-name="Index_20_Link" text:visited-style-name="Index_20_Link">2.3.2 <text:s text:c="2"/>OpenDocument Formula Small Group Evaluator<text:tab/>21</text:a></text:p>
          <text:p text:style-name="P67"><text:a xlink:type="simple" xlink:href="#__RefHeading__711848_826425813" text:style-name="Index_20_Link" text:visited-style-name="Index_20_Link">2.3.3 <text:s text:c="2"/>OpenDocument Formula Medium Group Evaluator<text:tab/>22</text:a></text:p>
          <text:p text:style-name="P67"><text:a xlink:type="simple" xlink:href="#__RefHeading__711850_826425813" text:style-name="Index_20_Link" text:visited-style-name="Index_20_Link">2.3.4 <text:s text:c="2"/>OpenDocument Formula Large Group Evaluator<text:tab/>23</text:a></text:p>
          <text:p text:style-name="P69"><text:a xlink:type="simple" xlink:href="#__RefHeading__1018926_7159801101" text:style-name="Index_20_Link" text:visited-style-name="Index_20_Link">2.4 <text:s text:c="2"/>Variances (Implementation-defined, Unspecified, and Behavioral Changes)<text:tab/>23</text:a></text:p>
          <text:p text:style-name="P68"><text:a xlink:type="simple" xlink:href="#__RefHeading__1017860_715980110" text:style-name="Index_20_Link" text:visited-style-name="Index_20_Link">3 <text:s text:c="2"/>Formula Processing Model<text:tab/>25</text:a></text:p>
          <text:p text:style-name="P69"><text:a xlink:type="simple" xlink:href="#__RefHeading__1017862_715980110" text:style-name="Index_20_Link" text:visited-style-name="Index_20_Link">3.1 <text:s text:c="2"/>General<text:tab/>25</text:a></text:p>
          <text:p text:style-name="P69"><text:a xlink:type="simple" xlink:href="#__RefHeading__1017864_715980110" text:style-name="Index_20_Link" text:visited-style-name="Index_20_Link">3.2 <text:s text:c="2"/>Expression Evaluation<text:tab/>25</text:a></text:p>
          <text:p text:style-name="P67"><text:a xlink:type="simple" xlink:href="#__RefHeading__1784189_1219268628" text:style-name="Index_20_Link" text:visited-style-name="Index_20_Link">3.2.1 <text:s text:c="2"/>General<text:tab/>25</text:a></text:p>
          <text:p text:style-name="P67"><text:a xlink:type="simple" xlink:href="#__RefHeading__1784191_1219268628" text:style-name="Index_20_Link" text:visited-style-name="Index_20_Link">3.2.2 <text:s text:c="2"/>Expression Calculation<text:tab/>25</text:a></text:p>
          <text:p text:style-name="P67"><text:a xlink:type="simple" xlink:href="#__RefHeading__1784193_1219268628" text:style-name="Index_20_Link" text:visited-style-name="Index_20_Link">3.2.3 <text:s text:c="2"/>Operator and Function Evaluation<text:tab/>25</text:a></text:p>
          <text:p text:style-name="P69"><text:a xlink:type="simple" xlink:href="#__RefHeading__1017866_715980110" text:style-name="Index_20_Link" text:visited-style-name="Index_20_Link">3.3 <text:s text:c="2"/>Non-Scalar Evaluation (aka 'Array expressions')<text:tab/>26</text:a></text:p>
          <text:p text:style-name="P69"><text:a xlink:type="simple" xlink:href="#__RefHeading__1017868_715980110" text:style-name="Index_20_Link" text:visited-style-name="Index_20_Link">3.4 <text:s text:c="2"/>Host-Defined Behaviors<text:tab/>28</text:a></text:p>
          <text:p text:style-name="P69"><text:a xlink:type="simple" xlink:href="#__RefHeading__1017870_715980110" text:style-name="Index_20_Link" text:visited-style-name="Index_20_Link">3.5 <text:s text:c="2"/>When recalculation occurs<text:tab/>28</text:a></text:p>
          <text:p text:style-name="P69"><text:a xlink:type="simple" xlink:href="#__RefHeading__1017872_715980110" text:style-name="Index_20_Link" text:visited-style-name="Index_20_Link">3.6 <text:s text:c="2"/>Numerical Models<text:tab/>29</text:a></text:p>
          <text:p text:style-name="P69"><text:a xlink:type="simple" xlink:href="#__RefHeading__1017874_715980110" text:style-name="Index_20_Link" text:visited-style-name="Index_20_Link">3.7 <text:s text:c="2"/>Basic Limits<text:tab/>29</text:a></text:p>
          <text:p text:style-name="P68"><text:a xlink:type="simple" xlink:href="#__RefHeading__1017876_715980110" text:style-name="Index_20_Link" text:visited-style-name="Index_20_Link">4 <text:s text:c="2"/>Types<text:tab/>30</text:a></text:p>
          <text:p text:style-name="P69"><text:a xlink:type="simple" xlink:href="#__RefHeading__1017878_715980110" text:style-name="Index_20_Link" text:visited-style-name="Index_20_Link">4.1 <text:s text:c="2"/>General<text:tab/>30</text:a></text:p>
          <text:p text:style-name="P69"><text:a xlink:type="simple" xlink:href="#__RefHeading__1017880_715980110" text:style-name="Index_20_Link" text:visited-style-name="Index_20_Link">4.2 <text:s text:c="2"/>Text (String)<text:tab/>30</text:a></text:p>
          <text:p text:style-name="P69"><text:a xlink:type="simple" xlink:href="#__RefHeading__1017882_715980110" text:style-name="Index_20_Link" text:visited-style-name="Index_20_Link">4.3 <text:s text:c="2"/>Number<text:tab/>30</text:a></text:p>
          <text:p text:style-name="P67"><text:a xlink:type="simple" xlink:href="#__RefHeading__1017884_715980110" text:style-name="Index_20_Link" text:visited-style-name="Index_20_Link">4.3.1 <text:s text:c="2"/>General<text:tab/>30</text:a></text:p>
          <text:p text:style-name="P67"><text:a xlink:type="simple" xlink:href="#__RefHeading__1017886_715980110" text:style-name="Index_20_Link" text:visited-style-name="Index_20_Link">4.3.2 <text:s text:c="2"/>Time<text:tab/>30</text:a></text:p>
          <text:p text:style-name="P67"><text:a xlink:type="simple" xlink:href="#__RefHeading__1017888_715980110" text:style-name="Index_20_Link" text:visited-style-name="Index_20_Link">4.3.3 <text:s text:c="2"/>Date<text:tab/>31</text:a></text:p>
          <text:p text:style-name="P67"><text:a xlink:type="simple" xlink:href="#__RefHeading__74713_1363921367" text:style-name="Index_20_Link" text:visited-style-name="Index_20_Link">4.3.4 <text:s text:c="2"/>DateTime<text:tab/>31</text:a></text:p>
          <text:p text:style-name="P67"><text:a xlink:type="simple" xlink:href="#__RefHeading__1017890_715980110" text:style-name="Index_20_Link" text:visited-style-name="Index_20_Link">4.3.5 <text:s text:c="2"/>Percentage<text:tab/>31</text:a></text:p>
          <text:p text:style-name="P67"><text:a xlink:type="simple" xlink:href="#__RefHeading__1017892_715980110" text:style-name="Index_20_Link" text:visited-style-name="Index_20_Link">4.3.6 <text:s text:c="2"/>Currency<text:tab/>31</text:a></text:p>
          <text:p text:style-name="P67"><text:soft-page-break/><text:a xlink:type="simple" xlink:href="#__RefHeading__1017894_715980110" text:style-name="Index_20_Link" text:visited-style-name="Index_20_Link">4.3.7 <text:s text:c="2"/>Logical (Number)<text:tab/>31</text:a></text:p>
          <text:p text:style-name="P69"><text:a xlink:type="simple" xlink:href="#__RefHeading__1017896_715980110" text:style-name="Index_20_Link" text:visited-style-name="Index_20_Link">4.4 <text:s text:c="2"/>Complex Number<text:tab/>31</text:a></text:p>
          <text:p text:style-name="P69"><text:a xlink:type="simple" xlink:href="#__RefHeading__1017898_715980110" text:style-name="Index_20_Link" text:visited-style-name="Index_20_Link">4.5 <text:s text:c="2"/>Logical (Boolean)<text:tab/>32</text:a></text:p>
          <text:p text:style-name="P69"><text:a xlink:type="simple" xlink:href="#__RefHeading__1017900_715980110" text:style-name="Index_20_Link" text:visited-style-name="Index_20_Link">4.6 <text:s text:c="2"/>Error<text:tab/>32</text:a></text:p>
          <text:p text:style-name="P69"><text:a xlink:type="simple" xlink:href="#__RefHeading__1017902_715980110" text:style-name="Index_20_Link" text:visited-style-name="Index_20_Link">4.7 <text:s text:c="2"/>Empty Cell<text:tab/>32</text:a></text:p>
          <text:p text:style-name="P69"><text:a xlink:type="simple" xlink:href="#__RefHeading__74715_1363921367" text:style-name="Index_20_Link" text:visited-style-name="Index_20_Link">4.8 <text:s text:c="2"/>Reference<text:tab/>32</text:a></text:p>
          <text:p text:style-name="P69"><text:a xlink:type="simple" xlink:href="#__RefHeading__1017906_715980110" text:style-name="Index_20_Link" text:visited-style-name="Index_20_Link">4.9 <text:s text:c="2"/>ReferenceList<text:tab/>32</text:a></text:p>
          <text:p text:style-name="P69"><text:a xlink:type="simple" xlink:href="#__RefHeading__1017908_715980110" text:style-name="Index_20_Link" text:visited-style-name="Index_20_Link">4.10 <text:s text:c="2"/>Array<text:tab/>33</text:a></text:p>
          <text:p text:style-name="P69"><text:a xlink:type="simple" xlink:href="#__RefHeading__1017910_715980110" text:style-name="Index_20_Link" text:visited-style-name="Index_20_Link">4.11 <text:s text:c="2"/>Pseudotypes<text:tab/>33</text:a></text:p>
          <text:p text:style-name="P67"><text:a xlink:type="simple" xlink:href="#__RefHeading__1017912_715980110" text:style-name="Index_20_Link" text:visited-style-name="Index_20_Link">4.11.1 <text:s text:c="2"/>General<text:tab/>33</text:a></text:p>
          <text:p text:style-name="P67"><text:a xlink:type="simple" xlink:href="#__RefHeading__1017914_715980110" text:style-name="Index_20_Link" text:visited-style-name="Index_20_Link">4.11.2 <text:s text:c="2"/>Scalar<text:tab/>33</text:a></text:p>
          <text:p text:style-name="P67"><text:a xlink:type="simple" xlink:href="#__RefHeading__1017916_715980110" text:style-name="Index_20_Link" text:visited-style-name="Index_20_Link">4.11.3 <text:s text:c="2"/>DateParam<text:tab/>33</text:a></text:p>
          <text:p text:style-name="P67"><text:a xlink:type="simple" xlink:href="#__RefHeading__1017918_715980110" text:style-name="Index_20_Link" text:visited-style-name="Index_20_Link">4.11.4 <text:s text:c="2"/>TimeParam<text:tab/>33</text:a></text:p>
          <text:p text:style-name="P67"><text:a xlink:type="simple" xlink:href="#__RefHeading__1017920_715980110" text:style-name="Index_20_Link" text:visited-style-name="Index_20_Link">4.11.5 <text:s text:c="2"/>Integer<text:tab/>33</text:a></text:p>
          <text:p text:style-name="P67"><text:a xlink:type="simple" xlink:href="#__RefHeading__1784195_1219268628" text:style-name="Index_20_Link" text:visited-style-name="Index_20_Link">4.11.6 <text:s text:c="3"/>TextOrNumber<text:tab/>33</text:a></text:p>
          <text:p text:style-name="P67"><text:a xlink:type="simple" xlink:href="#__RefHeading__1017922_715980110" text:style-name="Index_20_Link" text:visited-style-name="Index_20_Link">4.11.7 <text:s text:c="2"/>Basis<text:tab/>33</text:a></text:p>
          <text:p text:style-name="P67"><text:a xlink:type="simple" xlink:href="#__RefHeading__434502_49873571" text:style-name="Index_20_Link" text:visited-style-name="Index_20_Link">4.11.8 <text:s text:c="2"/>Criterion<text:tab/>35</text:a></text:p>
          <text:p text:style-name="P67"><text:a xlink:type="simple" xlink:href="#__RefHeading__1017924_715980110" text:style-name="Index_20_Link" text:visited-style-name="Index_20_Link">4.11.9 <text:s text:c="2"/>Database<text:tab/>36</text:a></text:p>
          <text:p text:style-name="P67"><text:a xlink:type="simple" xlink:href="#__RefHeading__1017926_715980110" text:style-name="Index_20_Link" text:visited-style-name="Index_20_Link">4.11.10 <text:s text:c="2"/>Field<text:tab/>36</text:a></text:p>
          <text:p text:style-name="P67"><text:a xlink:type="simple" xlink:href="#__RefHeading__1017928_715980110" text:style-name="Index_20_Link" text:visited-style-name="Index_20_Link">4.11.11 <text:s text:c="2"/>Criteria<text:tab/>36</text:a></text:p>
          <text:p text:style-name="P67"><text:a xlink:type="simple" xlink:href="#__RefHeading__1432166_1318037074" text:style-name="Index_20_Link" text:visited-style-name="Index_20_Link">4.11.12 <text:s text:c="2"/>Sequences (NumberSequence, NumberSequenceList, DateSequence, LogicalSequence, and ComplexSequence)<text:tab/>36</text:a></text:p>
          <text:p text:style-name="P67"><text:a xlink:type="simple" xlink:href="#__RefHeading__1784197_1219268628" text:style-name="Index_20_Link" text:visited-style-name="Index_20_Link">4.11.13 <text:s text:c="2"/>Any<text:tab/>37</text:a></text:p>
          <text:p text:style-name="P68"><text:a xlink:type="simple" xlink:href="#__RefHeading__1017930_715980110" text:style-name="Index_20_Link" text:visited-style-name="Index_20_Link">5 <text:s text:c="2"/>Expression Syntax<text:tab/>38</text:a></text:p>
          <text:p text:style-name="P69"><text:a xlink:type="simple" xlink:href="#__RefHeading__1017932_715980110" text:style-name="Index_20_Link" text:visited-style-name="Index_20_Link">5.1 <text:s text:c="2"/>General<text:tab/>38</text:a></text:p>
          <text:p text:style-name="P69"><text:a xlink:type="simple" xlink:href="#__RefHeading__1017934_715980110" text:style-name="Index_20_Link" text:visited-style-name="Index_20_Link">5.2 <text:s text:c="2"/>Basic Expressions<text:tab/>38</text:a></text:p>
          <text:p text:style-name="P69"><text:a xlink:type="simple" xlink:href="#__RefHeading__1017936_715980110" text:style-name="Index_20_Link" text:visited-style-name="Index_20_Link">5.3 <text:s text:c="2"/>Constant Numbers<text:tab/>38</text:a></text:p>
          <text:p text:style-name="P69"><text:a xlink:type="simple" xlink:href="#__RefHeading__1017938_715980110" text:style-name="Index_20_Link" text:visited-style-name="Index_20_Link">5.4 <text:s text:c="2"/>Constant Strings<text:tab/>39</text:a></text:p>
          <text:p text:style-name="P69"><text:a xlink:type="simple" xlink:href="#__RefHeading__1017940_715980110" text:style-name="Index_20_Link" text:visited-style-name="Index_20_Link">5.5 <text:s text:c="2"/>Operators<text:tab/>39</text:a></text:p>
          <text:p text:style-name="P69"><text:a xlink:type="simple" xlink:href="#__RefHeading__1017942_715980110" text:style-name="Index_20_Link" text:visited-style-name="Index_20_Link">5.6 <text:s text:c="2"/>Functions and Function Parameters<text:tab/>40</text:a></text:p>
          <text:p text:style-name="P69"><text:a xlink:type="simple" xlink:href="#__RefHeading__1017944_715980110" text:style-name="Index_20_Link" text:visited-style-name="Index_20_Link">5.7 <text:s text:c="2"/>Nonstandard Function Names<text:tab/>40</text:a></text:p>
          <text:p text:style-name="P69"><text:a xlink:type="simple" xlink:href="#__RefHeading__1017946_715980110" text:style-name="Index_20_Link" text:visited-style-name="Index_20_Link">5.8 <text:s text:c="2"/>References<text:tab/>41</text:a></text:p>
          <text:p text:style-name="P69"><text:a xlink:type="simple" xlink:href="#__RefHeading__1017948_715980110" text:style-name="Index_20_Link" text:visited-style-name="Index_20_Link">5.9 <text:s text:c="2"/>Reference List<text:tab/>42</text:a></text:p>
          <text:p text:style-name="P69"><text:a xlink:type="simple" xlink:href="#__RefHeading__1017950_715980110" text:style-name="Index_20_Link" text:visited-style-name="Index_20_Link">5.10 <text:s text:c="2"/>Quoted Label<text:tab/>42</text:a></text:p>
          <text:p text:style-name="P67"><text:a xlink:type="simple" xlink:href="#__RefHeading__1017952_715980110" text:style-name="Index_20_Link" text:visited-style-name="Index_20_Link">5.10.1 <text:s text:c="2"/>General<text:tab/>42</text:a></text:p>
          <text:p text:style-name="P67"><text:a xlink:type="simple" xlink:href="#__RefHeading__1017954_715980110" text:style-name="Index_20_Link" text:visited-style-name="Index_20_Link">5.10.2 <text:s text:c="2"/>Lookup of Defined Labels<text:tab/>42</text:a></text:p>
          <text:p text:style-name="P67"><text:a xlink:type="simple" xlink:href="#__RefHeading__1017956_715980110" text:style-name="Index_20_Link" text:visited-style-name="Index_20_Link">5.10.3 <text:s text:c="2"/>Automatic Lookup of Labels<text:tab/>42</text:a></text:p>
          <text:p text:style-name="P67"><text:a xlink:type="simple" xlink:href="#__RefHeading__1017958_715980110" text:style-name="Index_20_Link" text:visited-style-name="Index_20_Link">5.10.4 <text:s text:c="2"/>Implicit Intersection<text:tab/>43</text:a></text:p>
          <text:p text:style-name="P67"><text:a xlink:type="simple" xlink:href="#__RefHeading__1017960_715980110" text:style-name="Index_20_Link" text:visited-style-name="Index_20_Link">5.10.5 <text:s text:c="2"/>Automatic Range<text:tab/>43</text:a></text:p>
          <text:p text:style-name="P67"><text:soft-page-break/><text:a xlink:type="simple" xlink:href="#__RefHeading__1017962_715980110" text:style-name="Index_20_Link" text:visited-style-name="Index_20_Link">5.10.6 <text:s text:c="2"/>Automatic Intersection<text:tab/>44</text:a></text:p>
          <text:p text:style-name="P69"><text:a xlink:type="simple" xlink:href="#__RefHeading__1017964_715980110" text:style-name="Index_20_Link" text:visited-style-name="Index_20_Link">5.11 <text:s text:c="2"/>Named Expressions<text:tab/>44</text:a></text:p>
          <text:p text:style-name="P69"><text:a xlink:type="simple" xlink:href="#__RefHeading__1017966_715980110" text:style-name="Index_20_Link" text:visited-style-name="Index_20_Link">5.12 <text:s text:c="2"/>Constant Errors<text:tab/>45</text:a></text:p>
          <text:p text:style-name="P69"><text:a xlink:type="simple" xlink:href="#__RefHeading__1017968_715980110" text:style-name="Index_20_Link" text:visited-style-name="Index_20_Link">5.13 <text:s text:c="2"/>Inline Arrays<text:tab/>46</text:a></text:p>
          <text:p text:style-name="P69"><text:a xlink:type="simple" xlink:href="#__RefHeading__1017970_715980110" text:style-name="Index_20_Link" text:visited-style-name="Index_20_Link">5.14 <text:s text:c="2"/>Whitespace<text:tab/>46</text:a></text:p>
          <text:p text:style-name="P68"><text:a xlink:type="simple" xlink:href="#__RefHeading__1017972_715980110" text:style-name="Index_20_Link" text:visited-style-name="Index_20_Link">6 <text:s text:c="2"/>Standard Operators and Functions<text:tab/>47</text:a></text:p>
          <text:p text:style-name="P69"><text:a xlink:type="simple" xlink:href="#__RefHeading__1017974_715980110" text:style-name="Index_20_Link" text:visited-style-name="Index_20_Link">6.1 <text:s text:c="2"/>General<text:tab/>47</text:a></text:p>
          <text:p text:style-name="P69"><text:a xlink:type="simple" xlink:href="#__RefHeading__1017976_715980110" text:style-name="Index_20_Link" text:visited-style-name="Index_20_Link">6.2 <text:s text:c="2"/>Common Template for Functions and Operators<text:tab/>47</text:a></text:p>
          <text:p text:style-name="P69"><text:a xlink:type="simple" xlink:href="#__RefHeading__1017978_715980110" text:style-name="Index_20_Link" text:visited-style-name="Index_20_Link">6.3 <text:s text:c="2"/>Implicit Conversion Operators<text:tab/>48</text:a></text:p>
          <text:p text:style-name="P67"><text:a xlink:type="simple" xlink:href="#__RefHeading__1017980_715980110" text:style-name="Index_20_Link" text:visited-style-name="Index_20_Link">6.3.1 <text:s text:c="2"/>General<text:tab/>48</text:a></text:p>
          <text:p text:style-name="P67"><text:a xlink:type="simple" xlink:href="#__RefHeading__1017982_715980110" text:style-name="Index_20_Link" text:visited-style-name="Index_20_Link">6.3.2 <text:s text:c="2"/>Conversion to Scalar<text:tab/>48</text:a></text:p>
          <text:p text:style-name="P67"><text:a xlink:type="simple" xlink:href="#__RefHeading__1017984_715980110" text:style-name="Index_20_Link" text:visited-style-name="Index_20_Link">6.3.3 <text:s text:c="2"/>Implied intersection<text:tab/>48</text:a></text:p>
          <text:p text:style-name="P67"><text:a xlink:type="simple" xlink:href="#__RefHeading__1017986_715980110" text:style-name="Index_20_Link" text:visited-style-name="Index_20_Link">6.3.4 <text:s text:c="2"/>Force to array context (ForceArray)<text:tab/>48</text:a></text:p>
          <text:p text:style-name="P67"><text:a xlink:type="simple" xlink:href="#__RefHeading__1017988_715980110" text:style-name="Index_20_Link" text:visited-style-name="Index_20_Link">6.3.5 <text:s text:c="2"/>Conversion to Number<text:tab/>48</text:a></text:p>
          <text:p text:style-name="P67"><text:a xlink:type="simple" xlink:href="#__RefHeading__1017990_715980110" text:style-name="Index_20_Link" text:visited-style-name="Index_20_Link">6.3.6 <text:s text:c="2"/>Conversion to Integer<text:tab/>49</text:a></text:p>
          <text:p text:style-name="P67"><text:a xlink:type="simple" xlink:href="#__RefHeading__1017992_715980110" text:style-name="Index_20_Link" text:visited-style-name="Index_20_Link">6.3.7 <text:s text:c="2"/>Conversion to NumberSequence<text:tab/>49</text:a></text:p>
          <text:p text:style-name="P67"><text:a xlink:type="simple" xlink:href="#__RefHeading__1017994_715980110" text:style-name="Index_20_Link" text:visited-style-name="Index_20_Link">6.3.8 <text:s text:c="2"/>Conversion to NumberSequenceList<text:tab/>49</text:a></text:p>
          <text:p text:style-name="P67"><text:a xlink:type="simple" xlink:href="#__RefHeading__1017996_715980110" text:style-name="Index_20_Link" text:visited-style-name="Index_20_Link">6.3.9 <text:s text:c="2"/>Conversion to DateSequence<text:tab/>49</text:a></text:p>
          <text:p text:style-name="P67"><text:a xlink:type="simple" xlink:href="#__RefHeading__1017998_715980110" text:style-name="Index_20_Link" text:visited-style-name="Index_20_Link">6.3.10 <text:s text:c="2"/>Conversion to Complex Number<text:tab/>49</text:a></text:p>
          <text:p text:style-name="P67"><text:a xlink:type="simple" xlink:href="#__RefHeading__1018000_715980110" text:style-name="Index_20_Link" text:visited-style-name="Index_20_Link">6.3.11 <text:s text:c="2"/>Conversion to ComplexSequence<text:tab/>50</text:a></text:p>
          <text:p text:style-name="P67"><text:a xlink:type="simple" xlink:href="#__RefHeading__1018002_715980110" text:style-name="Index_20_Link" text:visited-style-name="Index_20_Link">6.3.12 <text:s text:c="2"/>Conversion to Logical<text:tab/>50</text:a></text:p>
          <text:p text:style-name="P67"><text:a xlink:type="simple" xlink:href="#__RefHeading__1432168_1318037074" text:style-name="Index_20_Link" text:visited-style-name="Index_20_Link">6.3.13 <text:s text:c="2"/>Conversion to LogicalSequence<text:tab/>50</text:a></text:p>
          <text:p text:style-name="P67"><text:a xlink:type="simple" xlink:href="#__RefHeading__1018004_715980110" text:style-name="Index_20_Link" text:visited-style-name="Index_20_Link">6.3.14 <text:s text:c="2"/>Conversion to Text<text:tab/>50</text:a></text:p>
          <text:p text:style-name="P67"><text:a xlink:type="simple" xlink:href="#__RefHeading__1018006_715980110" text:style-name="Index_20_Link" text:visited-style-name="Index_20_Link">6.3.15 <text:s text:c="2"/>Conversion to DateParam<text:tab/>51</text:a></text:p>
          <text:p text:style-name="P67"><text:a xlink:type="simple" xlink:href="#__RefHeading__1018008_715980110" text:style-name="Index_20_Link" text:visited-style-name="Index_20_Link">6.3.16 <text:s text:c="2"/>Conversion to TimeParam<text:tab/>51</text:a></text:p>
          <text:p text:style-name="P69"><text:a xlink:type="simple" xlink:href="#__RefHeading__1018010_715980110" text:style-name="Index_20_Link" text:visited-style-name="Index_20_Link">6.4 <text:s text:c="2"/>Standard Operators<text:tab/>51</text:a></text:p>
          <text:p text:style-name="P67"><text:a xlink:type="simple" xlink:href="#__RefHeading__1018012_715980110" text:style-name="Index_20_Link" text:visited-style-name="Index_20_Link">6.4.1 <text:s text:c="2"/>General<text:tab/>51</text:a></text:p>
          <text:p text:style-name="P67"><text:a xlink:type="simple" xlink:href="#__RefHeading__1018014_715980110" text:style-name="Index_20_Link" text:visited-style-name="Index_20_Link">6.4.2 <text:s text:c="2"/>Infix Operator "+"<text:tab/>51</text:a></text:p>
          <text:p text:style-name="P67"><text:a xlink:type="simple" xlink:href="#__RefHeading__1018016_715980110" text:style-name="Index_20_Link" text:visited-style-name="Index_20_Link">6.4.3 <text:s text:c="2"/>Infix Operator "-"<text:tab/>51</text:a></text:p>
          <text:p text:style-name="P67"><text:a xlink:type="simple" xlink:href="#__RefHeading__1018018_715980110" text:style-name="Index_20_Link" text:visited-style-name="Index_20_Link">6.4.4 <text:s text:c="2"/>Infix Operator "*"<text:tab/>51</text:a></text:p>
          <text:p text:style-name="P67"><text:a xlink:type="simple" xlink:href="#__RefHeading__1018020_715980110" text:style-name="Index_20_Link" text:visited-style-name="Index_20_Link">6.4.5 <text:s text:c="2"/>Infix Operator "/"<text:tab/>52</text:a></text:p>
          <text:p text:style-name="P67"><text:a xlink:type="simple" xlink:href="#__RefHeading__1018022_715980110" text:style-name="Index_20_Link" text:visited-style-name="Index_20_Link">6.4.6 <text:s text:c="2"/>Infix Operator "^"<text:tab/>52</text:a></text:p>
          <text:p text:style-name="P67"><text:a xlink:type="simple" xlink:href="#__RefHeading__1018024_715980110" text:style-name="Index_20_Link" text:visited-style-name="Index_20_Link">6.4.7 <text:s text:c="2"/>Infix Operator "="<text:tab/>52</text:a></text:p>
          <text:p text:style-name="P67"><text:a xlink:type="simple" xlink:href="#__RefHeading__1018026_715980110" text:style-name="Index_20_Link" text:visited-style-name="Index_20_Link">6.4.8 <text:s text:c="2"/>Infix Operator "&lt;&gt;"<text:tab/>52</text:a></text:p>
          <text:p text:style-name="P67"><text:a xlink:type="simple" xlink:href="#__RefHeading__1018028_715980110" text:style-name="Index_20_Link" text:visited-style-name="Index_20_Link">6.4.9 <text:s text:c="2"/>Infix Operator Ordered Comparison ("&lt;", "&lt;=", "&gt;", "&gt;=")<text:tab/>53</text:a></text:p>
          <text:p text:style-name="P67"><text:a xlink:type="simple" xlink:href="#__RefHeading__1018030_715980110" text:style-name="Index_20_Link" text:visited-style-name="Index_20_Link">6.4.10 <text:s text:c="2"/>Infix Operator "&amp;"<text:tab/>53</text:a></text:p>
          <text:p text:style-name="P67"><text:a xlink:type="simple" xlink:href="#__RefHeading__1018032_715980110" text:style-name="Index_20_Link" text:visited-style-name="Index_20_Link">6.4.11 <text:s text:c="2"/>Infix Operator Reference Range (":")<text:tab/>53</text:a></text:p>
          <text:p text:style-name="P67"><text:a xlink:type="simple" xlink:href="#__RefHeading__1018034_715980110" text:style-name="Index_20_Link" text:visited-style-name="Index_20_Link">6.4.12 <text:s text:c="2"/>Infix Operator Reference Intersection ("!")<text:tab/>54</text:a></text:p>
          <text:p text:style-name="P67"><text:soft-page-break/><text:a xlink:type="simple" xlink:href="#__RefHeading__1018036_715980110" text:style-name="Index_20_Link" text:visited-style-name="Index_20_Link">6.4.13 <text:s text:c="2"/>Infix Operator Reference Concatenation ("~") (aka Union)<text:tab/>54</text:a></text:p>
          <text:p text:style-name="P67"><text:a xlink:type="simple" xlink:href="#__RefHeading__1018038_715980110" text:style-name="Index_20_Link" text:visited-style-name="Index_20_Link">6.4.14 <text:s text:c="2"/>Postfix Operator "%"<text:tab/>54</text:a></text:p>
          <text:p text:style-name="P67"><text:a xlink:type="simple" xlink:href="#__RefHeading__1018040_715980110" text:style-name="Index_20_Link" text:visited-style-name="Index_20_Link">6.4.15 <text:s text:c="2"/>Prefix Operator "+"<text:tab/>55</text:a></text:p>
          <text:p text:style-name="P67"><text:a xlink:type="simple" xlink:href="#__RefHeading__1018042_715980110" text:style-name="Index_20_Link" text:visited-style-name="Index_20_Link">6.4.16 <text:s text:c="2"/>Prefix Operator "-"<text:tab/>55</text:a></text:p>
          <text:p text:style-name="P69"><text:a xlink:type="simple" xlink:href="#__RefHeading__1018044_715980110" text:style-name="Index_20_Link" text:visited-style-name="Index_20_Link">6.5 <text:s text:c="2"/>Matrix Functions<text:tab/>55</text:a></text:p>
          <text:p text:style-name="P67"><text:a xlink:type="simple" xlink:href="#__RefHeading__1018046_715980110" text:style-name="Index_20_Link" text:visited-style-name="Index_20_Link">6.5.1 <text:s text:c="2"/>General<text:tab/>55</text:a></text:p>
          <text:p text:style-name="P67"><text:a xlink:type="simple" xlink:href="#__RefHeading__1018048_715980110" text:style-name="Index_20_Link" text:visited-style-name="Index_20_Link">6.5.2 <text:s text:c="2"/>MDETERM<text:tab/>55</text:a></text:p>
          <text:p text:style-name="P67"><text:a xlink:type="simple" xlink:href="#__RefHeading__1018050_715980110" text:style-name="Index_20_Link" text:visited-style-name="Index_20_Link">6.5.3 <text:s text:c="2"/>MINVERSE<text:tab/>56</text:a></text:p>
          <text:p text:style-name="P67"><text:a xlink:type="simple" xlink:href="#__RefHeading__1018052_715980110" text:style-name="Index_20_Link" text:visited-style-name="Index_20_Link">6.5.4 <text:s text:c="2"/>MMULT<text:tab/>56</text:a></text:p>
          <text:p text:style-name="P67"><text:a xlink:type="simple" xlink:href="#__RefHeading__1018054_715980110" text:style-name="Index_20_Link" text:visited-style-name="Index_20_Link">6.5.5 <text:s text:c="2"/>MUNIT<text:tab/>56</text:a></text:p>
          <text:p text:style-name="P67"><text:a xlink:type="simple" xlink:href="#__RefHeading__1018056_715980110" text:style-name="Index_20_Link" text:visited-style-name="Index_20_Link">6.5.6 <text:s text:c="2"/>TRANSPOSE<text:tab/>57</text:a></text:p>
          <text:p text:style-name="P69"><text:a xlink:type="simple" xlink:href="#__RefHeading__1018058_715980110" text:style-name="Index_20_Link" text:visited-style-name="Index_20_Link">6.6 <text:s text:c="2"/>Bit operation functions<text:tab/>57</text:a></text:p>
          <text:p text:style-name="P67"><text:a xlink:type="simple" xlink:href="#__RefHeading__1018060_715980110" text:style-name="Index_20_Link" text:visited-style-name="Index_20_Link">6.6.1 <text:s text:c="2"/>General<text:tab/>57</text:a></text:p>
          <text:p text:style-name="P67"><text:a xlink:type="simple" xlink:href="#__RefHeading__1018062_715980110" text:style-name="Index_20_Link" text:visited-style-name="Index_20_Link">6.6.2 <text:s text:c="2"/>BITAND<text:tab/>57</text:a></text:p>
          <text:p text:style-name="P67"><text:a xlink:type="simple" xlink:href="#__RefHeading__1018064_715980110" text:style-name="Index_20_Link" text:visited-style-name="Index_20_Link">6.6.3 <text:s text:c="2"/>BITLSHIFT<text:tab/>57</text:a></text:p>
          <text:p text:style-name="P67"><text:a xlink:type="simple" xlink:href="#__RefHeading__1018066_715980110" text:style-name="Index_20_Link" text:visited-style-name="Index_20_Link">6.6.4 <text:s text:c="2"/>BITOR<text:tab/>58</text:a></text:p>
          <text:p text:style-name="P67"><text:a xlink:type="simple" xlink:href="#__RefHeading__1018068_715980110" text:style-name="Index_20_Link" text:visited-style-name="Index_20_Link">6.6.5 <text:s text:c="2"/>BITRSHIFT<text:tab/>58</text:a></text:p>
          <text:p text:style-name="P67"><text:a xlink:type="simple" xlink:href="#__RefHeading__1018070_715980110" text:style-name="Index_20_Link" text:visited-style-name="Index_20_Link">6.6.6 <text:s text:c="2"/>BITXOR<text:tab/>58</text:a></text:p>
          <text:p text:style-name="P69"><text:a xlink:type="simple" xlink:href="#__RefHeading__1018072_715980110" text:style-name="Index_20_Link" text:visited-style-name="Index_20_Link">6.7 <text:s text:c="2"/>Byte-position text functions<text:tab/>58</text:a></text:p>
          <text:p text:style-name="P67"><text:a xlink:type="simple" xlink:href="#__RefHeading__1018074_715980110" text:style-name="Index_20_Link" text:visited-style-name="Index_20_Link">6.7.1 <text:s text:c="2"/>General<text:tab/>58</text:a></text:p>
          <text:p text:style-name="P67"><text:a xlink:type="simple" xlink:href="#__RefHeading__1018076_715980110" text:style-name="Index_20_Link" text:visited-style-name="Index_20_Link">6.7.2 <text:s text:c="2"/>FINDB<text:tab/>58</text:a></text:p>
          <text:p text:style-name="P67"><text:a xlink:type="simple" xlink:href="#__RefHeading__1018078_715980110" text:style-name="Index_20_Link" text:visited-style-name="Index_20_Link">6.7.3 <text:s text:c="2"/>LEFTB<text:tab/>59</text:a></text:p>
          <text:p text:style-name="P67"><text:a xlink:type="simple" xlink:href="#__RefHeading__1018080_715980110" text:style-name="Index_20_Link" text:visited-style-name="Index_20_Link">6.7.4 <text:s text:c="2"/>LENB<text:tab/>59</text:a></text:p>
          <text:p text:style-name="P67"><text:a xlink:type="simple" xlink:href="#__RefHeading__1018082_715980110" text:style-name="Index_20_Link" text:visited-style-name="Index_20_Link">6.7.5 <text:s text:c="2"/>MIDB<text:tab/>59</text:a></text:p>
          <text:p text:style-name="P67"><text:a xlink:type="simple" xlink:href="#__RefHeading__1018084_715980110" text:style-name="Index_20_Link" text:visited-style-name="Index_20_Link">6.7.6 <text:s text:c="2"/>REPLACEB<text:tab/>59</text:a></text:p>
          <text:p text:style-name="P67"><text:a xlink:type="simple" xlink:href="#__RefHeading__1018086_715980110" text:style-name="Index_20_Link" text:visited-style-name="Index_20_Link">6.7.7 <text:s text:c="2"/>RIGHTB<text:tab/>59</text:a></text:p>
          <text:p text:style-name="P67"><text:a xlink:type="simple" xlink:href="#__RefHeading__1018088_715980110" text:style-name="Index_20_Link" text:visited-style-name="Index_20_Link">6.7.8 <text:s text:c="2"/>SEARCHB<text:tab/>60</text:a></text:p>
          <text:p text:style-name="P69"><text:a xlink:type="simple" xlink:href="#__RefHeading__1018090_715980110" text:style-name="Index_20_Link" text:visited-style-name="Index_20_Link">6.8 <text:s text:c="2"/>Complex Number Functions<text:tab/>60</text:a></text:p>
          <text:p text:style-name="P67"><text:a xlink:type="simple" xlink:href="#__RefHeading__1018092_715980110" text:style-name="Index_20_Link" text:visited-style-name="Index_20_Link">6.8.1 <text:s text:c="2"/>General<text:tab/>60</text:a></text:p>
          <text:p text:style-name="P67"><text:a xlink:type="simple" xlink:href="#__RefHeading__1018094_715980110" text:style-name="Index_20_Link" text:visited-style-name="Index_20_Link">6.8.2 <text:s text:c="2"/>COMPLEX<text:tab/>60</text:a></text:p>
          <text:p text:style-name="P67"><text:a xlink:type="simple" xlink:href="#__RefHeading__1018096_715980110" text:style-name="Index_20_Link" text:visited-style-name="Index_20_Link">6.8.3 <text:s text:c="2"/>IMABS<text:tab/>60</text:a></text:p>
          <text:p text:style-name="P67"><text:a xlink:type="simple" xlink:href="#__RefHeading__1018098_715980110" text:style-name="Index_20_Link" text:visited-style-name="Index_20_Link">6.8.4 <text:s text:c="2"/>IMAGINARY<text:tab/>60</text:a></text:p>
          <text:p text:style-name="P67"><text:a xlink:type="simple" xlink:href="#__RefHeading__1018100_715980110" text:style-name="Index_20_Link" text:visited-style-name="Index_20_Link">6.8.5 <text:s text:c="2"/>IMARGUMENT<text:tab/>60</text:a></text:p>
          <text:p text:style-name="P67"><text:a xlink:type="simple" xlink:href="#__RefHeading__1018102_715980110" text:style-name="Index_20_Link" text:visited-style-name="Index_20_Link">6.8.6 <text:s text:c="2"/>IMCONJUGATE<text:tab/>61</text:a></text:p>
          <text:p text:style-name="P67"><text:a xlink:type="simple" xlink:href="#__RefHeading__1018104_715980110" text:style-name="Index_20_Link" text:visited-style-name="Index_20_Link">6.8.7 <text:s text:c="2"/>IMCOS<text:tab/>61</text:a></text:p>
          <text:p text:style-name="P67"><text:a xlink:type="simple" xlink:href="#__RefHeading__1784199_1219268628" text:style-name="Index_20_Link" text:visited-style-name="Index_20_Link">6.8.8 <text:s text:c="2"/>IMCOSH<text:tab/>61</text:a></text:p>
          <text:p text:style-name="P67"><text:a xlink:type="simple" xlink:href="#__RefHeading__1018106_715980110" text:style-name="Index_20_Link" text:visited-style-name="Index_20_Link">6.8.9 <text:s text:c="2"/>IMCOT<text:tab/>61</text:a></text:p>
          <text:p text:style-name="P67"><text:a xlink:type="simple" xlink:href="#__RefHeading__1018108_715980110" text:style-name="Index_20_Link" text:visited-style-name="Index_20_Link">6.8.10 <text:s text:c="2"/>IMCSC<text:tab/>61</text:a></text:p>
          <text:p text:style-name="P67"><text:soft-page-break/><text:a xlink:type="simple" xlink:href="#__RefHeading__1018110_715980110" text:style-name="Index_20_Link" text:visited-style-name="Index_20_Link">6.8.11 <text:s text:c="2"/>IMCSCH<text:tab/>62</text:a></text:p>
          <text:p text:style-name="P67"><text:a xlink:type="simple" xlink:href="#__RefHeading__1018112_715980110" text:style-name="Index_20_Link" text:visited-style-name="Index_20_Link">6.8.12 <text:s text:c="2"/>IMDIV<text:tab/>62</text:a></text:p>
          <text:p text:style-name="P67"><text:a xlink:type="simple" xlink:href="#__RefHeading__1018114_715980110" text:style-name="Index_20_Link" text:visited-style-name="Index_20_Link">6.8.13 <text:s text:c="2"/>IMEXP<text:tab/>62</text:a></text:p>
          <text:p text:style-name="P67"><text:a xlink:type="simple" xlink:href="#__RefHeading__1018116_715980110" text:style-name="Index_20_Link" text:visited-style-name="Index_20_Link">6.8.14 <text:s text:c="2"/>IMLN<text:tab/>62</text:a></text:p>
          <text:p text:style-name="P67"><text:a xlink:type="simple" xlink:href="#__RefHeading__1018118_715980110" text:style-name="Index_20_Link" text:visited-style-name="Index_20_Link">6.8.15 <text:s text:c="2"/>IMLOG10<text:tab/>63</text:a></text:p>
          <text:p text:style-name="P67"><text:a xlink:type="simple" xlink:href="#__RefHeading__1018120_715980110" text:style-name="Index_20_Link" text:visited-style-name="Index_20_Link">6.8.16 <text:s text:c="2"/>IMLOG2<text:tab/>63</text:a></text:p>
          <text:p text:style-name="P67"><text:a xlink:type="simple" xlink:href="#__RefHeading__1018122_71598011011111111111111111" text:style-name="Index_20_Link" text:visited-style-name="Index_20_Link">6.8.17 <text:s text:c="2"/>IMPOWER<text:tab/>63</text:a></text:p>
          <text:p text:style-name="P67"><text:a xlink:type="simple" xlink:href="#__RefHeading__1018124_715980110" text:style-name="Index_20_Link" text:visited-style-name="Index_20_Link">6.8.18 <text:s text:c="2"/>IMPRODUCT<text:tab/>63</text:a></text:p>
          <text:p text:style-name="P67"><text:a xlink:type="simple" xlink:href="#__RefHeading__1018126_715980110" text:style-name="Index_20_Link" text:visited-style-name="Index_20_Link">6.8.19 <text:s text:c="2"/>IMREAL<text:tab/>63</text:a></text:p>
          <text:p text:style-name="P67"><text:a xlink:type="simple" xlink:href="#__RefHeading__1018128_715980110" text:style-name="Index_20_Link" text:visited-style-name="Index_20_Link">6.8.20 <text:s text:c="2"/>IMSIN<text:tab/>64</text:a></text:p>
          <text:p text:style-name="P67"><text:a xlink:type="simple" xlink:href="#__RefHeading__1784201_1219268628" text:style-name="Index_20_Link" text:visited-style-name="Index_20_Link">6.8.21 <text:s text:c="2"/>IMSINH<text:tab/>64</text:a></text:p>
          <text:p text:style-name="P67"><text:a xlink:type="simple" xlink:href="#__RefHeading___Toc380380_36500466" text:style-name="Index_20_Link" text:visited-style-name="Index_20_Link">6.8.22 <text:s text:c="2"/>IMSEC<text:tab/>64</text:a></text:p>
          <text:p text:style-name="P67"><text:a xlink:type="simple" xlink:href="#__RefHeading__1018132_715980110" text:style-name="Index_20_Link" text:visited-style-name="Index_20_Link">6.8.23 <text:s text:c="2"/>IMSECH<text:tab/>64</text:a></text:p>
          <text:p text:style-name="P67"><text:a xlink:type="simple" xlink:href="#__RefHeading__1018134_71598011011111111111111111" text:style-name="Index_20_Link" text:visited-style-name="Index_20_Link">6.8.24 <text:s text:c="2"/>IMSQRT<text:tab/>64</text:a></text:p>
          <text:p text:style-name="P67"><text:a xlink:type="simple" xlink:href="#__RefHeading__1018136_715980110" text:style-name="Index_20_Link" text:visited-style-name="Index_20_Link">6.8.25 <text:s text:c="2"/>IMSUB<text:tab/>65</text:a></text:p>
          <text:p text:style-name="P67"><text:a xlink:type="simple" xlink:href="#__RefHeading__1018138_715980110" text:style-name="Index_20_Link" text:visited-style-name="Index_20_Link">6.8.26 <text:s text:c="2"/>IMSUM<text:tab/>65</text:a></text:p>
          <text:p text:style-name="P67"><text:a xlink:type="simple" xlink:href="#__RefHeading__1018140_715980110" text:style-name="Index_20_Link" text:visited-style-name="Index_20_Link">6.8.27 <text:s text:c="2"/>IMTAN<text:tab/>65</text:a></text:p>
          <text:p text:style-name="P69"><text:a xlink:type="simple" xlink:href="#__RefHeading__1018142_715980110" text:style-name="Index_20_Link" text:visited-style-name="Index_20_Link">6.9 <text:s text:c="2"/>Database Functions<text:tab/>65</text:a></text:p>
          <text:p text:style-name="P67"><text:a xlink:type="simple" xlink:href="#__RefHeading__1018144_715980110" text:style-name="Index_20_Link" text:visited-style-name="Index_20_Link">6.9.1 <text:s text:c="2"/>General<text:tab/>65</text:a></text:p>
          <text:p text:style-name="P67"><text:a xlink:type="simple" xlink:href="#__RefHeading__1018146_715980110" text:style-name="Index_20_Link" text:visited-style-name="Index_20_Link">6.9.2 <text:s text:c="2"/>DAVERAGE<text:tab/>65</text:a></text:p>
          <text:p text:style-name="P67"><text:a xlink:type="simple" xlink:href="#__RefHeading__1018148_715980110" text:style-name="Index_20_Link" text:visited-style-name="Index_20_Link">6.9.3 <text:s text:c="2"/>DCOUNT<text:tab/>66</text:a></text:p>
          <text:p text:style-name="P67"><text:a xlink:type="simple" xlink:href="#__RefHeading__1018150_715980110" text:style-name="Index_20_Link" text:visited-style-name="Index_20_Link">6.9.4 <text:s text:c="2"/>DCOUNTA<text:tab/>66</text:a></text:p>
          <text:p text:style-name="P67"><text:a xlink:type="simple" xlink:href="#__RefHeading__1018152_715980110" text:style-name="Index_20_Link" text:visited-style-name="Index_20_Link">6.9.5 <text:s text:c="2"/>DGET<text:tab/>66</text:a></text:p>
          <text:p text:style-name="P67"><text:a xlink:type="simple" xlink:href="#__RefHeading__1018154_715980110" text:style-name="Index_20_Link" text:visited-style-name="Index_20_Link">6.9.6 <text:s text:c="2"/>DMAX<text:tab/>66</text:a></text:p>
          <text:p text:style-name="P67"><text:a xlink:type="simple" xlink:href="#__RefHeading__1018156_715980110" text:style-name="Index_20_Link" text:visited-style-name="Index_20_Link">6.9.7 <text:s text:c="2"/>DMIN<text:tab/>66</text:a></text:p>
          <text:p text:style-name="P67"><text:a xlink:type="simple" xlink:href="#__RefHeading__1018158_715980110" text:style-name="Index_20_Link" text:visited-style-name="Index_20_Link">6.9.8 <text:s text:c="2"/>DPRODUCT<text:tab/>67</text:a></text:p>
          <text:p text:style-name="P67"><text:a xlink:type="simple" xlink:href="#__RefHeading__1018160_715980110" text:style-name="Index_20_Link" text:visited-style-name="Index_20_Link">6.9.9 <text:s text:c="2"/>DSTDEV<text:tab/>67</text:a></text:p>
          <text:p text:style-name="P67"><text:a xlink:type="simple" xlink:href="#__RefHeading__1018162_715980110" text:style-name="Index_20_Link" text:visited-style-name="Index_20_Link">6.9.10 <text:s text:c="2"/>DSTDEVP<text:tab/>67</text:a></text:p>
          <text:p text:style-name="P67"><text:a xlink:type="simple" xlink:href="#__RefHeading__1018164_715980110" text:style-name="Index_20_Link" text:visited-style-name="Index_20_Link">6.9.11 <text:s text:c="2"/>DSUM<text:tab/>67</text:a></text:p>
          <text:p text:style-name="P67"><text:a xlink:type="simple" xlink:href="#__RefHeading__1018166_715980110" text:style-name="Index_20_Link" text:visited-style-name="Index_20_Link">6.9.12 <text:s text:c="2"/>DVAR<text:tab/>68</text:a></text:p>
          <text:p text:style-name="P67"><text:a xlink:type="simple" xlink:href="#__RefHeading__1018168_715980110" text:style-name="Index_20_Link" text:visited-style-name="Index_20_Link">6.9.13 <text:s text:c="2"/>DVARP<text:tab/>68</text:a></text:p>
          <text:p text:style-name="P69"><text:a xlink:type="simple" xlink:href="#__RefHeading__1018170_715980110" text:style-name="Index_20_Link" text:visited-style-name="Index_20_Link">6.10 <text:s text:c="2"/>Date and Time Functions<text:tab/>68</text:a></text:p>
          <text:p text:style-name="P67"><text:a xlink:type="simple" xlink:href="#__RefHeading__1018172_715980110" text:style-name="Index_20_Link" text:visited-style-name="Index_20_Link">6.10.1 <text:s text:c="2"/>General<text:tab/>68</text:a></text:p>
          <text:p text:style-name="P67"><text:a xlink:type="simple" xlink:href="#__RefHeading__1018174_715980110" text:style-name="Index_20_Link" text:visited-style-name="Index_20_Link">6.10.2 <text:s text:c="2"/>DATE<text:tab/>68</text:a></text:p>
          <text:p text:style-name="P67"><text:a xlink:type="simple" xlink:href="#__RefHeading__1018176_715980110" text:style-name="Index_20_Link" text:visited-style-name="Index_20_Link">6.10.3 <text:s text:c="2"/>DATEDIF<text:tab/>68</text:a></text:p>
          <text:p text:style-name="P67"><text:a xlink:type="simple" xlink:href="#__RefHeading__1018178_715980110" text:style-name="Index_20_Link" text:visited-style-name="Index_20_Link">6.10.4 <text:s text:c="2"/>DATEVALUE<text:tab/>69</text:a></text:p>
          <text:p text:style-name="P67"><text:a xlink:type="simple" xlink:href="#__RefHeading__1018180_715980110" text:style-name="Index_20_Link" text:visited-style-name="Index_20_Link">6.10.5 <text:s text:c="2"/>DAY<text:tab/>69</text:a></text:p>
          <text:p text:style-name="P67"><text:a xlink:type="simple" xlink:href="#__RefHeading__1018182_715980110" text:style-name="Index_20_Link" text:visited-style-name="Index_20_Link">6.10.6 <text:s text:c="2"/>DAYS<text:tab/>69</text:a></text:p>
          <text:p text:style-name="P67"><text:soft-page-break/><text:a xlink:type="simple" xlink:href="#__RefHeading__1018184_715980110" text:style-name="Index_20_Link" text:visited-style-name="Index_20_Link">6.10.7 <text:s text:c="2"/>DAYS360<text:tab/>70</text:a></text:p>
          <text:p text:style-name="P67"><text:a xlink:type="simple" xlink:href="#__RefHeading__1018186_715980110" text:style-name="Index_20_Link" text:visited-style-name="Index_20_Link">6.10.8 <text:s text:c="2"/>EDATE<text:tab/>70</text:a></text:p>
          <text:p text:style-name="P67"><text:a xlink:type="simple" xlink:href="#__RefHeading__1018188_715980110" text:style-name="Index_20_Link" text:visited-style-name="Index_20_Link">6.10.9 <text:s text:c="2"/>EOMONTH<text:tab/>71</text:a></text:p>
          <text:p text:style-name="P67"><text:a xlink:type="simple" xlink:href="#__RefHeading__1018190_715980110" text:style-name="Index_20_Link" text:visited-style-name="Index_20_Link">6.10.10 <text:s text:c="2"/>HOUR<text:tab/>71</text:a></text:p>
          <text:p text:style-name="P67"><text:a xlink:type="simple" xlink:href="#__RefHeading__1018192_715980110" text:style-name="Index_20_Link" text:visited-style-name="Index_20_Link">6.10.11 <text:s text:c="2"/>ISOWEEKNUM<text:tab/>71</text:a></text:p>
          <text:p text:style-name="P67"><text:a xlink:type="simple" xlink:href="#__RefHeading__1018194_715980110" text:style-name="Index_20_Link" text:visited-style-name="Index_20_Link">6.10.12 <text:s text:c="2"/>MINUTE<text:tab/>71</text:a></text:p>
          <text:p text:style-name="P67"><text:a xlink:type="simple" xlink:href="#__RefHeading___Toc1134091_2705524876" text:style-name="Index_20_Link" text:visited-style-name="Index_20_Link">6.10.13 <text:s text:c="2"/>MONTH<text:tab/>72</text:a></text:p>
          <text:p text:style-name="P67"><text:a xlink:type="simple" xlink:href="#__RefHeading__1018198_715980110" text:style-name="Index_20_Link" text:visited-style-name="Index_20_Link">6.10.14 <text:s text:c="2"/>NETWORKDAYS<text:tab/>72</text:a></text:p>
          <text:p text:style-name="P67"><text:a xlink:type="simple" xlink:href="#__RefHeading__1018200_715980110" text:style-name="Index_20_Link" text:visited-style-name="Index_20_Link">6.10.15 <text:s text:c="2"/>NOW<text:tab/>72</text:a></text:p>
          <text:p text:style-name="P67"><text:a xlink:type="simple" xlink:href="#__RefHeading__1018202_715980110" text:style-name="Index_20_Link" text:visited-style-name="Index_20_Link">6.10.16 <text:s text:c="2"/>SECOND<text:tab/>72</text:a></text:p>
          <text:p text:style-name="P67"><text:a xlink:type="simple" xlink:href="#__RefHeading__1018204_7159801101111111111111111111" text:style-name="Index_20_Link" text:visited-style-name="Index_20_Link">6.10.17 <text:s text:c="2"/>TIME<text:tab/>73</text:a></text:p>
          <text:p text:style-name="P67"><text:a xlink:type="simple" xlink:href="#__RefHeading__1018206_7159801101111111111111111111" text:style-name="Index_20_Link" text:visited-style-name="Index_20_Link">6.10.18 <text:s text:c="2"/>TIMEVALUE<text:tab/>73</text:a></text:p>
          <text:p text:style-name="P67"><text:a xlink:type="simple" xlink:href="#__RefHeading__1018208_715980110" text:style-name="Index_20_Link" text:visited-style-name="Index_20_Link">6.10.19 <text:s text:c="2"/>TODAY<text:tab/>73</text:a></text:p>
          <text:p text:style-name="P67"><text:a xlink:type="simple" xlink:href="#__RefHeading__1018210_715980110" text:style-name="Index_20_Link" text:visited-style-name="Index_20_Link">6.10.20 <text:s text:c="2"/>WEEKDAY<text:tab/>73</text:a></text:p>
          <text:p text:style-name="P67"><text:a xlink:type="simple" xlink:href="#__RefHeading__1018212_715980110" text:style-name="Index_20_Link" text:visited-style-name="Index_20_Link">6.10.21 <text:s text:c="2"/>WEEKNUM<text:tab/>74</text:a></text:p>
          <text:p text:style-name="P67"><text:a xlink:type="simple" xlink:href="#__RefHeading__1018214_715980110" text:style-name="Index_20_Link" text:visited-style-name="Index_20_Link">6.10.22 <text:s text:c="2"/>WORKDAY<text:tab/>75</text:a></text:p>
          <text:p text:style-name="P67"><text:a xlink:type="simple" xlink:href="#__RefHeading__1018216_715980110" text:style-name="Index_20_Link" text:visited-style-name="Index_20_Link">6.10.23 <text:s text:c="2"/>YEAR<text:tab/>75</text:a></text:p>
          <text:p text:style-name="P67"><text:a xlink:type="simple" xlink:href="#__RefHeading__1018218_715980110" text:style-name="Index_20_Link" text:visited-style-name="Index_20_Link">6.10.24 <text:s text:c="2"/>YEARFRAC<text:tab/>75</text:a></text:p>
          <text:p text:style-name="P69"><text:a xlink:type="simple" xlink:href="#__RefHeading__1018220_715980110" text:style-name="Index_20_Link" text:visited-style-name="Index_20_Link">6.11 <text:s text:c="2"/>External Access Functions<text:tab/>76</text:a></text:p>
          <text:p text:style-name="P67"><text:a xlink:type="simple" xlink:href="#__RefHeading__1018222_715980110" text:style-name="Index_20_Link" text:visited-style-name="Index_20_Link">6.11.1 <text:s text:c="2"/>General<text:tab/>76</text:a></text:p>
          <text:p text:style-name="P67"><text:a xlink:type="simple" xlink:href="#__RefHeading__1018224_715980110" text:style-name="Index_20_Link" text:visited-style-name="Index_20_Link">6.11.2 <text:s text:c="2"/>DDE<text:tab/>76</text:a></text:p>
          <text:p text:style-name="P67"><text:a xlink:type="simple" xlink:href="#__RefHeading__1018226_715980110" text:style-name="Index_20_Link" text:visited-style-name="Index_20_Link">6.11.3 <text:s text:c="2"/>HYPERLINK<text:tab/>76</text:a></text:p>
          <text:p text:style-name="P69"><text:a xlink:type="simple" xlink:href="#__RefHeading__1018228_715980110" text:style-name="Index_20_Link" text:visited-style-name="Index_20_Link">6.12 <text:s text:c="2"/>Financial Functions<text:tab/>77</text:a></text:p>
          <text:p text:style-name="P67"><text:a xlink:type="simple" xlink:href="#__RefHeading__1018230_715980110" text:style-name="Index_20_Link" text:visited-style-name="Index_20_Link">6.12.1 <text:s text:c="2"/>General<text:tab/>77</text:a></text:p>
          <text:p text:style-name="P67"><text:a xlink:type="simple" xlink:href="#__RefHeading__1018232_715980110" text:style-name="Index_20_Link" text:visited-style-name="Index_20_Link">6.12.2 <text:s text:c="2"/>ACCRINT<text:tab/>77</text:a></text:p>
          <text:p text:style-name="P67"><text:a xlink:type="simple" xlink:href="#__RefHeading__1018234_715980110" text:style-name="Index_20_Link" text:visited-style-name="Index_20_Link">6.12.3 <text:s text:c="2"/>ACCRINTM<text:tab/>78</text:a></text:p>
          <text:p text:style-name="P67"><text:a xlink:type="simple" xlink:href="#__RefHeading__1018238_715980110" text:style-name="Index_20_Link" text:visited-style-name="Index_20_Link">6.12.4 <text:s text:c="2"/>AMORLINC<text:tab/>78</text:a></text:p>
          <text:p text:style-name="P67"><text:a xlink:type="simple" xlink:href="#__RefHeading__1018240_715980110" text:style-name="Index_20_Link" text:visited-style-name="Index_20_Link">6.12.5 <text:s text:c="2"/>COUPDAYBS<text:tab/>79</text:a></text:p>
          <text:p text:style-name="P67"><text:a xlink:type="simple" xlink:href="#__RefHeading__1018242_715980110" text:style-name="Index_20_Link" text:visited-style-name="Index_20_Link">6.12.6 <text:s text:c="2"/>COUPDAYS<text:tab/>79</text:a></text:p>
          <text:p text:style-name="P67"><text:a xlink:type="simple" xlink:href="#__RefHeading__1018244_715980110" text:style-name="Index_20_Link" text:visited-style-name="Index_20_Link">6.12.7 <text:s text:c="2"/>COUPDAYSNC<text:tab/>80</text:a></text:p>
          <text:p text:style-name="P67"><text:a xlink:type="simple" xlink:href="#__RefHeading__1018246_715980110" text:style-name="Index_20_Link" text:visited-style-name="Index_20_Link">6.12.8 <text:s text:c="2"/>COUPNCD<text:tab/>80</text:a></text:p>
          <text:p text:style-name="P67"><text:a xlink:type="simple" xlink:href="#__RefHeading__1018248_715980110" text:style-name="Index_20_Link" text:visited-style-name="Index_20_Link">6.12.9 <text:s text:c="2"/>COUPNUM<text:tab/>81</text:a></text:p>
          <text:p text:style-name="P67"><text:a xlink:type="simple" xlink:href="#__RefHeading__1018250_715980110" text:style-name="Index_20_Link" text:visited-style-name="Index_20_Link">6.12.10 <text:s text:c="2"/>COUPPCD<text:tab/>81</text:a></text:p>
          <text:p text:style-name="P67"><text:a xlink:type="simple" xlink:href="#__RefHeading__1018252_715980110" text:style-name="Index_20_Link" text:visited-style-name="Index_20_Link">6.12.11 <text:s text:c="2"/>CUMIPMT<text:tab/>82</text:a></text:p>
          <text:p text:style-name="P67"><text:a xlink:type="simple" xlink:href="#__RefHeading__1018254_715980110" text:style-name="Index_20_Link" text:visited-style-name="Index_20_Link">6.12.12 <text:s text:c="2"/>CUMPRINC<text:tab/>82</text:a></text:p>
          <text:p text:style-name="P67"><text:a xlink:type="simple" xlink:href="#__RefHeading__1018256_715980110" text:style-name="Index_20_Link" text:visited-style-name="Index_20_Link">6.12.13 <text:s text:c="2"/>DB<text:tab/>83</text:a></text:p>
          <text:p text:style-name="P67"><text:a xlink:type="simple" xlink:href="#__RefHeading__1018258_715980110" text:style-name="Index_20_Link" text:visited-style-name="Index_20_Link">6.12.14 <text:s text:c="2"/>DDB<text:tab/>84</text:a></text:p>
          <text:p text:style-name="P67"><text:a xlink:type="simple" xlink:href="#__RefHeading__1018260_715980110" text:style-name="Index_20_Link" text:visited-style-name="Index_20_Link">6.12.15 <text:s text:c="2"/>DISC<text:tab/>85</text:a></text:p>
          <text:p text:style-name="P67"><text:soft-page-break/><text:a xlink:type="simple" xlink:href="#__RefHeading__1018262_715980110" text:style-name="Index_20_Link" text:visited-style-name="Index_20_Link">6.12.16 <text:s text:c="2"/>DOLLARDE<text:tab/>86</text:a></text:p>
          <text:p text:style-name="P67"><text:a xlink:type="simple" xlink:href="#__RefHeading__1018264_715980110" text:style-name="Index_20_Link" text:visited-style-name="Index_20_Link">6.12.17 <text:s text:c="2"/>DOLLARFR<text:tab/>86</text:a></text:p>
          <text:p text:style-name="P67"><text:a xlink:type="simple" xlink:href="#__RefHeading__1018266_715980110" text:style-name="Index_20_Link" text:visited-style-name="Index_20_Link">6.12.18 <text:s text:c="2"/>DURATION<text:tab/>86</text:a></text:p>
          <text:p text:style-name="P67"><text:a xlink:type="simple" xlink:href="#__RefHeading__1018268_715980110" text:style-name="Index_20_Link" text:visited-style-name="Index_20_Link">6.12.19 <text:s text:c="2"/>EFFECT<text:tab/>87</text:a></text:p>
          <text:p text:style-name="P67"><text:a xlink:type="simple" xlink:href="#__RefHeading__1018270_715980110" text:style-name="Index_20_Link" text:visited-style-name="Index_20_Link">6.12.20 <text:s text:c="2"/>FV<text:tab/>87</text:a></text:p>
          <text:p text:style-name="P67"><text:a xlink:type="simple" xlink:href="#__RefHeading__1018272_715980110" text:style-name="Index_20_Link" text:visited-style-name="Index_20_Link">6.12.21 <text:s text:c="2"/>FVSCHEDULE<text:tab/>87</text:a></text:p>
          <text:p text:style-name="P67"><text:a xlink:type="simple" xlink:href="#__RefHeading__1018274_715980110" text:style-name="Index_20_Link" text:visited-style-name="Index_20_Link">6.12.22 <text:s text:c="2"/>INTRATE<text:tab/>88</text:a></text:p>
          <text:p text:style-name="P67"><text:a xlink:type="simple" xlink:href="#__RefHeading__1018276_715980110" text:style-name="Index_20_Link" text:visited-style-name="Index_20_Link">6.12.23 <text:s text:c="2"/>IPMT<text:tab/>88</text:a></text:p>
          <text:p text:style-name="P67"><text:a xlink:type="simple" xlink:href="#__RefHeading__1018278_715980110" text:style-name="Index_20_Link" text:visited-style-name="Index_20_Link">6.12.24 <text:s text:c="2"/>IRR<text:tab/>88</text:a></text:p>
          <text:p text:style-name="P67"><text:a xlink:type="simple" xlink:href="#__RefHeading__1018280_715980110" text:style-name="Index_20_Link" text:visited-style-name="Index_20_Link">6.12.25 <text:s text:c="2"/>ISPMT<text:tab/>89</text:a></text:p>
          <text:p text:style-name="P67"><text:a xlink:type="simple" xlink:href="#__RefHeading__1018282_715980110" text:style-name="Index_20_Link" text:visited-style-name="Index_20_Link">6.12.26 <text:s text:c="2"/>MDURATION<text:tab/>89</text:a></text:p>
          <text:p text:style-name="P67"><text:a xlink:type="simple" xlink:href="#__RefHeading__1018284_715980110" text:style-name="Index_20_Link" text:visited-style-name="Index_20_Link">6.12.27 <text:s text:c="2"/>MIRR<text:tab/>90</text:a></text:p>
          <text:p text:style-name="P67"><text:a xlink:type="simple" xlink:href="#__RefHeading__1018286_715980110" text:style-name="Index_20_Link" text:visited-style-name="Index_20_Link">6.12.28 <text:s text:c="2"/>NOMINAL<text:tab/>90</text:a></text:p>
          <text:p text:style-name="P67"><text:a xlink:type="simple" xlink:href="#__RefHeading__1018288_715980110" text:style-name="Index_20_Link" text:visited-style-name="Index_20_Link">6.12.29 <text:s text:c="2"/>NPER<text:tab/>90</text:a></text:p>
          <text:p text:style-name="P67"><text:a xlink:type="simple" xlink:href="#__RefHeading__1018290_715980110" text:style-name="Index_20_Link" text:visited-style-name="Index_20_Link">6.12.30 <text:s text:c="2"/>NPV<text:tab/>91</text:a></text:p>
          <text:p text:style-name="P67"><text:a xlink:type="simple" xlink:href="#__RefHeading__1018292_715980110" text:style-name="Index_20_Link" text:visited-style-name="Index_20_Link">6.12.31 <text:s text:c="2"/>ODDFPRICE<text:tab/>91</text:a></text:p>
          <text:p text:style-name="P67"><text:a xlink:type="simple" xlink:href="#__RefHeading__1018294_715980110" text:style-name="Index_20_Link" text:visited-style-name="Index_20_Link">6.12.32 <text:s text:c="2"/>ODDFYIELD<text:tab/>92</text:a></text:p>
          <text:p text:style-name="P67"><text:a xlink:type="simple" xlink:href="#__RefHeading__1018296_715980110" text:style-name="Index_20_Link" text:visited-style-name="Index_20_Link">6.12.33 <text:s text:c="2"/>ODDLPRICE<text:tab/>92</text:a></text:p>
          <text:p text:style-name="P67"><text:a xlink:type="simple" xlink:href="#__RefHeading__1018298_715980110" text:style-name="Index_20_Link" text:visited-style-name="Index_20_Link">6.12.34 <text:s text:c="2"/>ODDLYIELD<text:tab/>93</text:a></text:p>
          <text:p text:style-name="P67"><text:a xlink:type="simple" xlink:href="#__RefHeading__1018300_715980110" text:style-name="Index_20_Link" text:visited-style-name="Index_20_Link">6.12.35 <text:s text:c="2"/>PDURATION<text:tab/>93</text:a></text:p>
          <text:p text:style-name="P67"><text:a xlink:type="simple" xlink:href="#__RefHeading__1018302_715980110" text:style-name="Index_20_Link" text:visited-style-name="Index_20_Link">6.12.36 <text:s text:c="2"/>PMT<text:tab/>93</text:a></text:p>
          <text:p text:style-name="P67"><text:a xlink:type="simple" xlink:href="#__RefHeading__1018304_715980110" text:style-name="Index_20_Link" text:visited-style-name="Index_20_Link">6.12.37 <text:s text:c="2"/>PPMT<text:tab/>94</text:a></text:p>
          <text:p text:style-name="P67"><text:a xlink:type="simple" xlink:href="#__RefHeading__1018306_715980110" text:style-name="Index_20_Link" text:visited-style-name="Index_20_Link">6.12.38 <text:s text:c="2"/>PRICE<text:tab/>94</text:a></text:p>
          <text:p text:style-name="P67"><text:a xlink:type="simple" xlink:href="#__RefHeading__1018308_715980110" text:style-name="Index_20_Link" text:visited-style-name="Index_20_Link">6.12.39 <text:s text:c="2"/>PRICEDISC<text:tab/>95</text:a></text:p>
          <text:p text:style-name="P67"><text:a xlink:type="simple" xlink:href="#__RefHeading__1018310_715980110" text:style-name="Index_20_Link" text:visited-style-name="Index_20_Link">6.12.40 <text:s text:c="2"/>PRICEMAT<text:tab/>95</text:a></text:p>
          <text:p text:style-name="P67"><text:a xlink:type="simple" xlink:href="#__RefHeading__1018312_715980110" text:style-name="Index_20_Link" text:visited-style-name="Index_20_Link">6.12.41 <text:s text:c="2"/>PV<text:tab/>96</text:a></text:p>
          <text:p text:style-name="P67"><text:a xlink:type="simple" xlink:href="#__RefHeading__1018314_715980110" text:style-name="Index_20_Link" text:visited-style-name="Index_20_Link">6.12.42 <text:s text:c="2"/>RATE<text:tab/>96</text:a></text:p>
          <text:p text:style-name="P67"><text:a xlink:type="simple" xlink:href="#__RefHeading__1018316_715980110" text:style-name="Index_20_Link" text:visited-style-name="Index_20_Link">6.12.43 <text:s text:c="2"/>RECEIVED<text:tab/>97</text:a></text:p>
          <text:p text:style-name="P67"><text:a xlink:type="simple" xlink:href="#__RefHeading__1018318_715980110" text:style-name="Index_20_Link" text:visited-style-name="Index_20_Link">6.12.44 <text:s text:c="2"/>RRI<text:tab/>97</text:a></text:p>
          <text:p text:style-name="P67"><text:a xlink:type="simple" xlink:href="#__RefHeading__1018320_715980110" text:style-name="Index_20_Link" text:visited-style-name="Index_20_Link">6.12.45 <text:s text:c="2"/>SLN<text:tab/>97</text:a></text:p>
          <text:p text:style-name="P67"><text:a xlink:type="simple" xlink:href="#__RefHeading___Toc1134093_2705524876" text:style-name="Index_20_Link" text:visited-style-name="Index_20_Link">6.12.46 <text:s text:c="2"/>SYD<text:tab/>98</text:a></text:p>
          <text:p text:style-name="P67"><text:a xlink:type="simple" xlink:href="#__RefHeading__1018324_715980110" text:style-name="Index_20_Link" text:visited-style-name="Index_20_Link">6.12.47 <text:s text:c="2"/>TBILLEQ<text:tab/>98</text:a></text:p>
          <text:p text:style-name="P67"><text:a xlink:type="simple" xlink:href="#__RefHeading__1018326_715980110" text:style-name="Index_20_Link" text:visited-style-name="Index_20_Link">6.12.48 <text:s text:c="2"/>TBILLPRICE<text:tab/>98</text:a></text:p>
          <text:p text:style-name="P67"><text:a xlink:type="simple" xlink:href="#__RefHeading__1018328_715980110" text:style-name="Index_20_Link" text:visited-style-name="Index_20_Link">6.12.49 <text:s text:c="2"/>TBILLYIELD<text:tab/>99</text:a></text:p>
          <text:p text:style-name="P67"><text:a xlink:type="simple" xlink:href="#__RefHeading__1018330_715980110" text:style-name="Index_20_Link" text:visited-style-name="Index_20_Link">6.12.50 <text:s text:c="2"/>VDB<text:tab/>99</text:a></text:p>
          <text:p text:style-name="P67"><text:a xlink:type="simple" xlink:href="#__RefHeading__1018332_715980110" text:style-name="Index_20_Link" text:visited-style-name="Index_20_Link">6.12.51 <text:s text:c="2"/>XIRR<text:tab/>100</text:a></text:p>
          <text:p text:style-name="P67"><text:a xlink:type="simple" xlink:href="#__RefHeading__1018334_715980110" text:style-name="Index_20_Link" text:visited-style-name="Index_20_Link">6.12.52 <text:s text:c="2"/>XNPV<text:tab/>100</text:a></text:p>
          <text:p text:style-name="P67"><text:a xlink:type="simple" xlink:href="#__RefHeading__1018336_715980110" text:style-name="Index_20_Link" text:visited-style-name="Index_20_Link">6.12.53 <text:s text:c="2"/>YIELD<text:tab/>101</text:a></text:p>
          <text:p text:style-name="P67"><text:soft-page-break/><text:a xlink:type="simple" xlink:href="#__RefHeading__1018338_715980110" text:style-name="Index_20_Link" text:visited-style-name="Index_20_Link">6.12.54 <text:s text:c="2"/>YIELDDISC<text:tab/>101</text:a></text:p>
          <text:p text:style-name="P67"><text:a xlink:type="simple" xlink:href="#__RefHeading__1018340_715980110" text:style-name="Index_20_Link" text:visited-style-name="Index_20_Link">6.12.55 <text:s text:c="2"/>YIELDMAT<text:tab/>102</text:a></text:p>
          <text:p text:style-name="P69"><text:a xlink:type="simple" xlink:href="#__RefHeading__1018342_715980110" text:style-name="Index_20_Link" text:visited-style-name="Index_20_Link">6.13 <text:s text:c="2"/>Information Functions<text:tab/>102</text:a></text:p>
          <text:p text:style-name="P67"><text:a xlink:type="simple" xlink:href="#__RefHeading__1018344_715980110" text:style-name="Index_20_Link" text:visited-style-name="Index_20_Link">6.13.1 <text:s text:c="2"/>General<text:tab/>102</text:a></text:p>
          <text:p text:style-name="P67"><text:a xlink:type="simple" xlink:href="#__RefHeading__1018346_715980110" text:style-name="Index_20_Link" text:visited-style-name="Index_20_Link">6.13.2 <text:s text:c="2"/>AREAS<text:tab/>102</text:a></text:p>
          <text:p text:style-name="P67"><text:a xlink:type="simple" xlink:href="#__RefHeading__1018348_715980110" text:style-name="Index_20_Link" text:visited-style-name="Index_20_Link">6.13.3 <text:s text:c="2"/>CELL<text:tab/>102</text:a></text:p>
          <text:p text:style-name="P67"><text:a xlink:type="simple" xlink:href="#__RefHeading___Toc1134095_2705524876" text:style-name="Index_20_Link" text:visited-style-name="Index_20_Link">6.13.4 <text:s text:c="2"/>COLUMN<text:tab/>104</text:a></text:p>
          <text:p text:style-name="P67"><text:a xlink:type="simple" xlink:href="#__RefHeading__1018352_715980110" text:style-name="Index_20_Link" text:visited-style-name="Index_20_Link">6.13.5 <text:s text:c="2"/>COLUMNS<text:tab/>104</text:a></text:p>
          <text:p text:style-name="P67"><text:a xlink:type="simple" xlink:href="#__RefHeading__1018354_715980110" text:style-name="Index_20_Link" text:visited-style-name="Index_20_Link">6.13.6 <text:s text:c="2"/>COUNT<text:tab/>104</text:a></text:p>
          <text:p text:style-name="P67"><text:a xlink:type="simple" xlink:href="#__RefHeading__1018356_715980110" text:style-name="Index_20_Link" text:visited-style-name="Index_20_Link">6.13.7 <text:s text:c="2"/>COUNTA<text:tab/>105</text:a></text:p>
          <text:p text:style-name="P67"><text:a xlink:type="simple" xlink:href="#__RefHeading__1018358_715980110" text:style-name="Index_20_Link" text:visited-style-name="Index_20_Link">6.13.8 <text:s text:c="2"/>COUNTBLANK<text:tab/>105</text:a></text:p>
          <text:p text:style-name="P67"><text:a xlink:type="simple" xlink:href="#__RefHeading__1018360_715980110" text:style-name="Index_20_Link" text:visited-style-name="Index_20_Link">6.13.9 <text:s text:c="2"/>COUNTIF<text:tab/>105</text:a></text:p>
          <text:p text:style-name="P67"><text:a xlink:type="simple" xlink:href="#__RefHeading__1018362_715980110" text:style-name="Index_20_Link" text:visited-style-name="Index_20_Link">6.13.10 <text:s text:c="2"/>COUNTIFS<text:tab/>106</text:a></text:p>
          <text:p text:style-name="P67"><text:a xlink:type="simple" xlink:href="#__RefHeading__1018364_715980110" text:style-name="Index_20_Link" text:visited-style-name="Index_20_Link">6.13.11 <text:s text:c="2"/>ERROR.TYPE<text:tab/>106</text:a></text:p>
          <text:p text:style-name="P67"><text:a xlink:type="simple" xlink:href="#__RefHeading__1018366_715980110" text:style-name="Index_20_Link" text:visited-style-name="Index_20_Link">6.13.12 <text:s text:c="2"/>FORMULA<text:tab/>106</text:a></text:p>
          <text:p text:style-name="P67"><text:a xlink:type="simple" xlink:href="#__RefHeading__1018368_715980110" text:style-name="Index_20_Link" text:visited-style-name="Index_20_Link">6.13.13 <text:s text:c="2"/>INFO<text:tab/>106</text:a></text:p>
          <text:p text:style-name="P67"><text:a xlink:type="simple" xlink:href="#__RefHeading__1018370_715980110" text:style-name="Index_20_Link" text:visited-style-name="Index_20_Link">6.13.14 <text:s text:c="2"/>ISBLANK<text:tab/>107</text:a></text:p>
          <text:p text:style-name="P67"><text:a xlink:type="simple" xlink:href="#__RefHeading__1018372_715980110" text:style-name="Index_20_Link" text:visited-style-name="Index_20_Link">6.13.15 <text:s text:c="2"/>ISERR<text:tab/>107</text:a></text:p>
          <text:p text:style-name="P67"><text:a xlink:type="simple" xlink:href="#__RefHeading__1018374_715980110" text:style-name="Index_20_Link" text:visited-style-name="Index_20_Link">6.13.16 <text:s text:c="2"/>ISERROR<text:tab/>108</text:a></text:p>
          <text:p text:style-name="P67"><text:a xlink:type="simple" xlink:href="#__RefHeading__1018376_715980110" text:style-name="Index_20_Link" text:visited-style-name="Index_20_Link">6.13.17 <text:s text:c="2"/>ISEVEN<text:tab/>108</text:a></text:p>
          <text:p text:style-name="P67"><text:a xlink:type="simple" xlink:href="#__RefHeading__1018378_715980110" text:style-name="Index_20_Link" text:visited-style-name="Index_20_Link">6.13.18 <text:s text:c="2"/>ISFORMULA<text:tab/>108</text:a></text:p>
          <text:p text:style-name="P67"><text:a xlink:type="simple" xlink:href="#__RefHeading__1018380_715980110" text:style-name="Index_20_Link" text:visited-style-name="Index_20_Link">6.13.19 <text:s text:c="2"/>ISLOGICAL<text:tab/>108</text:a></text:p>
          <text:p text:style-name="P67"><text:a xlink:type="simple" xlink:href="#__RefHeading__1018382_715980110" text:style-name="Index_20_Link" text:visited-style-name="Index_20_Link">6.13.20 <text:s text:c="2"/>ISNA<text:tab/>109</text:a></text:p>
          <text:p text:style-name="P67"><text:a xlink:type="simple" xlink:href="#__RefHeading__1018384_715980110" text:style-name="Index_20_Link" text:visited-style-name="Index_20_Link">6.13.21 <text:s text:c="2"/>ISNONTEXT<text:tab/>109</text:a></text:p>
          <text:p text:style-name="P67"><text:a xlink:type="simple" xlink:href="#__RefHeading__1018386_715980110" text:style-name="Index_20_Link" text:visited-style-name="Index_20_Link">6.13.22 <text:s text:c="2"/>ISNUMBER<text:tab/>109</text:a></text:p>
          <text:p text:style-name="P67"><text:a xlink:type="simple" xlink:href="#__RefHeading__1018388_715980110" text:style-name="Index_20_Link" text:visited-style-name="Index_20_Link">6.13.23 <text:s text:c="2"/>ISODD<text:tab/>109</text:a></text:p>
          <text:p text:style-name="P67"><text:a xlink:type="simple" xlink:href="#__RefHeading__1018390_715980110" text:style-name="Index_20_Link" text:visited-style-name="Index_20_Link">6.13.24 <text:s text:c="2"/>ISREF<text:tab/>110</text:a></text:p>
          <text:p text:style-name="P67"><text:a xlink:type="simple" xlink:href="#__RefHeading__1018392_715980110" text:style-name="Index_20_Link" text:visited-style-name="Index_20_Link">6.13.25 <text:s text:c="2"/>ISTEXT<text:tab/>110</text:a></text:p>
          <text:p text:style-name="P67"><text:a xlink:type="simple" xlink:href="#__RefHeading__1018394_715980110" text:style-name="Index_20_Link" text:visited-style-name="Index_20_Link">6.13.26 <text:s text:c="2"/>N<text:tab/>110</text:a></text:p>
          <text:p text:style-name="P67"><text:a xlink:type="simple" xlink:href="#__RefHeading__1018396_715980110" text:style-name="Index_20_Link" text:visited-style-name="Index_20_Link">6.13.27 <text:s text:c="2"/>NA<text:tab/>110</text:a></text:p>
          <text:p text:style-name="P67"><text:a xlink:type="simple" xlink:href="#__RefHeading__1018398_715980110" text:style-name="Index_20_Link" text:visited-style-name="Index_20_Link">6.13.28 <text:s text:c="2"/>NUMBERVALUE<text:tab/>111</text:a></text:p>
          <text:p text:style-name="P67"><text:a xlink:type="simple" xlink:href="#__RefHeading__1018400_715980110" text:style-name="Index_20_Link" text:visited-style-name="Index_20_Link">6.13.29 <text:s text:c="2"/>ROW<text:tab/>111</text:a></text:p>
          <text:p text:style-name="P67"><text:a xlink:type="simple" xlink:href="#__RefHeading__1018402_715980110" text:style-name="Index_20_Link" text:visited-style-name="Index_20_Link">6.13.30 <text:s text:c="2"/>ROWS<text:tab/>111</text:a></text:p>
          <text:p text:style-name="P67"><text:a xlink:type="simple" xlink:href="#__RefHeading__1018404_715980110" text:style-name="Index_20_Link" text:visited-style-name="Index_20_Link">6.13.31 <text:s text:c="2"/>SHEET<text:tab/>111</text:a></text:p>
          <text:p text:style-name="P67"><text:a xlink:type="simple" xlink:href="#__RefHeading__1018406_715980110" text:style-name="Index_20_Link" text:visited-style-name="Index_20_Link">6.13.32 <text:s text:c="2"/>SHEETS<text:tab/>112</text:a></text:p>
          <text:p text:style-name="P67"><text:a xlink:type="simple" xlink:href="#__RefHeading__1018408_715980110" text:style-name="Index_20_Link" text:visited-style-name="Index_20_Link">6.13.33 <text:s text:c="2"/>TYPE<text:tab/>112</text:a></text:p>
          <text:p text:style-name="P67"><text:a xlink:type="simple" xlink:href="#__RefHeading__1018410_715980110" text:style-name="Index_20_Link" text:visited-style-name="Index_20_Link">6.13.34 <text:s text:c="2"/>VALUE<text:tab/>113</text:a></text:p>
          <text:p text:style-name="P69"><text:a xlink:type="simple" xlink:href="#__RefHeading__1018412_715980110" text:style-name="Index_20_Link" text:visited-style-name="Index_20_Link">6.14 <text:s text:c="2"/>Lookup Functions<text:tab/>114</text:a></text:p>
          <text:p text:style-name="P67"><text:soft-page-break/><text:a xlink:type="simple" xlink:href="#__RefHeading__1018414_715980110" text:style-name="Index_20_Link" text:visited-style-name="Index_20_Link">6.14.1 <text:s text:c="2"/>General<text:tab/>114</text:a></text:p>
          <text:p text:style-name="P67"><text:a xlink:type="simple" xlink:href="#__RefHeading__1018416_715980110" text:style-name="Index_20_Link" text:visited-style-name="Index_20_Link">6.14.2 <text:s text:c="2"/>ADDRESS<text:tab/>114</text:a></text:p>
          <text:p text:style-name="P67"><text:a xlink:type="simple" xlink:href="#__RefHeading__1018418_715980110" text:style-name="Index_20_Link" text:visited-style-name="Index_20_Link">6.14.3 <text:s text:c="2"/>CHOOSE<text:tab/>115</text:a></text:p>
          <text:p text:style-name="P67"><text:a xlink:type="simple" xlink:href="#__RefHeading__1018420_715980110" text:style-name="Index_20_Link" text:visited-style-name="Index_20_Link">6.14.4 <text:s text:c="2"/>GETPIVOTDATA<text:tab/>115</text:a></text:p>
          <text:p text:style-name="P67"><text:a xlink:type="simple" xlink:href="#__RefHeading__1018422_715980110111111111111111111111111111" text:style-name="Index_20_Link" text:visited-style-name="Index_20_Link">6.14.5 <text:s text:c="2"/>HLOOKUP<text:tab/>116</text:a></text:p>
          <text:p text:style-name="P67"><text:a xlink:type="simple" xlink:href="#__RefHeading__1018424_715980110" text:style-name="Index_20_Link" text:visited-style-name="Index_20_Link">6.14.6 <text:s text:c="2"/>INDEX<text:tab/>117</text:a></text:p>
          <text:p text:style-name="P67"><text:a xlink:type="simple" xlink:href="#__RefHeading__1018426_715980110" text:style-name="Index_20_Link" text:visited-style-name="Index_20_Link">6.14.7 <text:s text:c="2"/>INDIRECT<text:tab/>117</text:a></text:p>
          <text:p text:style-name="P67"><text:a xlink:type="simple" xlink:href="#__RefHeading__1018428_715980110" text:style-name="Index_20_Link" text:visited-style-name="Index_20_Link">6.14.8 <text:s text:c="2"/>LOOKUP<text:tab/>117</text:a></text:p>
          <text:p text:style-name="P67"><text:a xlink:type="simple" xlink:href="#__RefHeading__1018430_715980110" text:style-name="Index_20_Link" text:visited-style-name="Index_20_Link">6.14.9 <text:s text:c="2"/>MATCH<text:tab/>118</text:a></text:p>
          <text:p text:style-name="P67"><text:a xlink:type="simple" xlink:href="#__RefHeading__1018432_715980110" text:style-name="Index_20_Link" text:visited-style-name="Index_20_Link">6.14.10 <text:s text:c="2"/>MULTIPLE.OPERATIONS<text:tab/>119</text:a></text:p>
          <text:p text:style-name="P67"><text:a xlink:type="simple" xlink:href="#__RefHeading__1018434_715980110" text:style-name="Index_20_Link" text:visited-style-name="Index_20_Link">6.14.11 <text:s text:c="2"/>OFFSET<text:tab/>120</text:a></text:p>
          <text:p text:style-name="P67"><text:a xlink:type="simple" xlink:href="#__RefHeading__1018436_715980110" text:style-name="Index_20_Link" text:visited-style-name="Index_20_Link">6.14.12 <text:s text:c="2"/>VLOOKUP<text:tab/>121</text:a></text:p>
          <text:p text:style-name="P69"><text:a xlink:type="simple" xlink:href="#__RefHeading__1018438_715980110" text:style-name="Index_20_Link" text:visited-style-name="Index_20_Link">6.15 <text:s text:c="2"/>Logical Functions<text:tab/>121</text:a></text:p>
          <text:p text:style-name="P67"><text:a xlink:type="simple" xlink:href="#__RefHeading__1018440_715980110" text:style-name="Index_20_Link" text:visited-style-name="Index_20_Link">6.15.1 <text:s text:c="2"/>General<text:tab/>121</text:a></text:p>
          <text:p text:style-name="P67"><text:a xlink:type="simple" xlink:href="#__RefHeading__1018442_715980110" text:style-name="Index_20_Link" text:visited-style-name="Index_20_Link">6.15.2 <text:s text:c="2"/>AND<text:tab/>121</text:a></text:p>
          <text:p text:style-name="P67"><text:a xlink:type="simple" xlink:href="#__RefHeading__1018444_715980110" text:style-name="Index_20_Link" text:visited-style-name="Index_20_Link">6.15.3 <text:s text:c="2"/>FALSE<text:tab/>122</text:a></text:p>
          <text:p text:style-name="P67"><text:a xlink:type="simple" xlink:href="#__RefHeading__1018446_715980110" text:style-name="Index_20_Link" text:visited-style-name="Index_20_Link">6.15.4 <text:s text:c="2"/>IF<text:tab/>122</text:a></text:p>
          <text:p text:style-name="P67"><text:a xlink:type="simple" xlink:href="#__RefHeading__1018448_715980110" text:style-name="Index_20_Link" text:visited-style-name="Index_20_Link">6.15.5 <text:s text:c="2"/>IFERROR<text:tab/>123</text:a></text:p>
          <text:p text:style-name="P67"><text:a xlink:type="simple" xlink:href="#__RefHeading__1018450_715980110" text:style-name="Index_20_Link" text:visited-style-name="Index_20_Link">6.15.6 <text:s text:c="2"/>IFNA<text:tab/>123</text:a></text:p>
          <text:p text:style-name="P67"><text:a xlink:type="simple" xlink:href="#__RefHeading__1018452_715980110" text:style-name="Index_20_Link" text:visited-style-name="Index_20_Link">6.15.7 <text:s text:c="2"/>NOT<text:tab/>123</text:a></text:p>
          <text:p text:style-name="P67"><text:a xlink:type="simple" xlink:href="#__RefHeading__1018454_715980110" text:style-name="Index_20_Link" text:visited-style-name="Index_20_Link">6.15.8 <text:s text:c="2"/>OR<text:tab/>123</text:a></text:p>
          <text:p text:style-name="P67"><text:a xlink:type="simple" xlink:href="#__RefHeading__1018456_715980110" text:style-name="Index_20_Link" text:visited-style-name="Index_20_Link">6.15.9 <text:s text:c="2"/>TRUE<text:tab/>124</text:a></text:p>
          <text:p text:style-name="P67"><text:a xlink:type="simple" xlink:href="#__RefHeading__1018458_715980110" text:style-name="Index_20_Link" text:visited-style-name="Index_20_Link">6.15.10 <text:s text:c="2"/>XOR<text:tab/>124</text:a></text:p>
          <text:p text:style-name="P69"><text:a xlink:type="simple" xlink:href="#__RefHeading__1018460_715980110" text:style-name="Index_20_Link" text:visited-style-name="Index_20_Link">6.16 <text:s text:c="2"/>Mathematical Functions<text:tab/>124</text:a></text:p>
          <text:p text:style-name="P67"><text:a xlink:type="simple" xlink:href="#__RefHeading__1018462_715980110" text:style-name="Index_20_Link" text:visited-style-name="Index_20_Link">6.16.1 <text:s text:c="2"/>General<text:tab/>124</text:a></text:p>
          <text:p text:style-name="P67"><text:a xlink:type="simple" xlink:href="#__RefHeading__1018464_715980110" text:style-name="Index_20_Link" text:visited-style-name="Index_20_Link">6.16.2 <text:s text:c="2"/>ABS<text:tab/>124</text:a></text:p>
          <text:p text:style-name="P67"><text:a xlink:type="simple" xlink:href="#__RefHeading__1018466_715980110" text:style-name="Index_20_Link" text:visited-style-name="Index_20_Link">6.16.3 <text:s text:c="2"/>ACOS<text:tab/>124</text:a></text:p>
          <text:p text:style-name="P67"><text:a xlink:type="simple" xlink:href="#__RefHeading__1018468_715980110" text:style-name="Index_20_Link" text:visited-style-name="Index_20_Link">6.16.4 <text:s text:c="2"/>ACOSH<text:tab/>125</text:a></text:p>
          <text:p text:style-name="P67"><text:a xlink:type="simple" xlink:href="#__RefHeading__1018470_715980110" text:style-name="Index_20_Link" text:visited-style-name="Index_20_Link">6.16.5 <text:s text:c="2"/>ACOT<text:tab/>125</text:a></text:p>
          <text:p text:style-name="P67"><text:a xlink:type="simple" xlink:href="#__RefHeading__1018472_715980110" text:style-name="Index_20_Link" text:visited-style-name="Index_20_Link">6.16.6 <text:s text:c="2"/>ACOTH<text:tab/>125</text:a></text:p>
          <text:p text:style-name="P67"><text:a xlink:type="simple" xlink:href="#__RefHeading__1018474_715980110" text:style-name="Index_20_Link" text:visited-style-name="Index_20_Link">6.16.7 <text:s text:c="2"/>ASIN<text:tab/>125</text:a></text:p>
          <text:p text:style-name="P67"><text:a xlink:type="simple" xlink:href="#__RefHeading__1018476_715980110" text:style-name="Index_20_Link" text:visited-style-name="Index_20_Link">6.16.8 <text:s text:c="2"/>ASINH<text:tab/>126</text:a></text:p>
          <text:p text:style-name="P67"><text:a xlink:type="simple" xlink:href="#__RefHeading__1018478_715980110" text:style-name="Index_20_Link" text:visited-style-name="Index_20_Link">6.16.9 <text:s text:c="2"/>ATAN<text:tab/>126</text:a></text:p>
          <text:p text:style-name="P67"><text:a xlink:type="simple" xlink:href="#__RefHeading__1018480_715980110" text:style-name="Index_20_Link" text:visited-style-name="Index_20_Link">6.16.10 <text:s text:c="2"/>ATAN2<text:tab/>126</text:a></text:p>
          <text:p text:style-name="P67"><text:a xlink:type="simple" xlink:href="#__RefHeading__1018482_715980110" text:style-name="Index_20_Link" text:visited-style-name="Index_20_Link">6.16.11 <text:s text:c="2"/>ATANH<text:tab/>126</text:a></text:p>
          <text:p text:style-name="P67"><text:a xlink:type="simple" xlink:href="#__RefHeading__1018484_715980110" text:style-name="Index_20_Link" text:visited-style-name="Index_20_Link">6.16.12 <text:s text:c="2"/>BESSELI<text:tab/>127</text:a></text:p>
          <text:p text:style-name="P67"><text:a xlink:type="simple" xlink:href="#__RefHeading__1018486_715980110" text:style-name="Index_20_Link" text:visited-style-name="Index_20_Link">6.16.13 <text:s text:c="2"/>BESSELJ<text:tab/>127</text:a></text:p>
          <text:p text:style-name="P67"><text:a xlink:type="simple" xlink:href="#__RefHeading__1018488_7159801101111111111111111111111111111" text:style-name="Index_20_Link" text:visited-style-name="Index_20_Link">6.16.14 <text:s text:c="2"/>BESSELK<text:tab/>127</text:a></text:p>
          <text:p text:style-name="P67"><text:soft-page-break/><text:a xlink:type="simple" xlink:href="#__RefHeading__1018490_7159801101111111111111111111111111111" text:style-name="Index_20_Link" text:visited-style-name="Index_20_Link">6.16.15 <text:s text:c="2"/>BESSELY<text:tab/>127</text:a></text:p>
          <text:p text:style-name="P67"><text:a xlink:type="simple" xlink:href="#__RefHeading__1018492_715980110111111111111111111111111111111" text:style-name="Index_20_Link" text:visited-style-name="Index_20_Link">6.16.16 <text:s text:c="2"/>COMBIN<text:tab/>128</text:a></text:p>
          <text:p text:style-name="P67"><text:a xlink:type="simple" xlink:href="#__RefHeading__1018494_715980110111111111111111111111111111111" text:style-name="Index_20_Link" text:visited-style-name="Index_20_Link">6.16.17 <text:s text:c="2"/>COMBINA<text:tab/>128</text:a></text:p>
          <text:p text:style-name="P67"><text:a xlink:type="simple" xlink:href="#__RefHeading__1018496_715980110" text:style-name="Index_20_Link" text:visited-style-name="Index_20_Link">6.16.18 <text:s text:c="2"/>CONVERT<text:tab/>128</text:a></text:p>
          <text:p text:style-name="P67"><text:a xlink:type="simple" xlink:href="#__RefHeading__1018498_715980110" text:style-name="Index_20_Link" text:visited-style-name="Index_20_Link">6.16.19 <text:s text:c="2"/>COS<text:tab/>135</text:a></text:p>
          <text:p text:style-name="P67"><text:a xlink:type="simple" xlink:href="#__RefHeading__1018500_715980110" text:style-name="Index_20_Link" text:visited-style-name="Index_20_Link">6.16.20 <text:s text:c="2"/>COSH<text:tab/>136</text:a></text:p>
          <text:p text:style-name="P67"><text:a xlink:type="simple" xlink:href="#__RefHeading__1018502_715980110" text:style-name="Index_20_Link" text:visited-style-name="Index_20_Link">6.16.21 <text:s text:c="2"/>COT<text:tab/>136</text:a></text:p>
          <text:p text:style-name="P67"><text:a xlink:type="simple" xlink:href="#__RefHeading__1018504_715980110" text:style-name="Index_20_Link" text:visited-style-name="Index_20_Link">6.16.22 <text:s text:c="2"/>COTH<text:tab/>136</text:a></text:p>
          <text:p text:style-name="P67"><text:a xlink:type="simple" xlink:href="#__RefHeading__1018506_715980110" text:style-name="Index_20_Link" text:visited-style-name="Index_20_Link">6.16.23 <text:s text:c="2"/>CSC<text:tab/>136</text:a></text:p>
          <text:p text:style-name="P67"><text:a xlink:type="simple" xlink:href="#__RefHeading__1018508_715980110" text:style-name="Index_20_Link" text:visited-style-name="Index_20_Link">6.16.24 <text:s text:c="2"/>CSCH<text:tab/>137</text:a></text:p>
          <text:p text:style-name="P67"><text:a xlink:type="simple" xlink:href="#__RefHeading__1018510_715980110" text:style-name="Index_20_Link" text:visited-style-name="Index_20_Link">6.16.25 <text:s text:c="2"/>DEGREES<text:tab/>137</text:a></text:p>
          <text:p text:style-name="P67"><text:a xlink:type="simple" xlink:href="#__RefHeading__1018512_715980110" text:style-name="Index_20_Link" text:visited-style-name="Index_20_Link">6.16.26 <text:s text:c="2"/>DELTA<text:tab/>137</text:a></text:p>
          <text:p text:style-name="P67"><text:a xlink:type="simple" xlink:href="#__RefHeading__1018514_715980110" text:style-name="Index_20_Link" text:visited-style-name="Index_20_Link">6.16.27 <text:s text:c="2"/>ERF<text:tab/>137</text:a></text:p>
          <text:p text:style-name="P67"><text:a xlink:type="simple" xlink:href="#__RefHeading__1018516_715980110" text:style-name="Index_20_Link" text:visited-style-name="Index_20_Link">6.16.28 <text:s text:c="2"/>ERFC<text:tab/>138</text:a></text:p>
          <text:p text:style-name="P67"><text:a xlink:type="simple" xlink:href="#__RefHeading__1018518_715980110" text:style-name="Index_20_Link" text:visited-style-name="Index_20_Link">6.16.29 <text:s text:c="2"/>EUROCONVERT<text:tab/>138</text:a></text:p>
          <text:p text:style-name="P67"><text:a xlink:type="simple" xlink:href="#__RefHeading__1018520_715980110" text:style-name="Index_20_Link" text:visited-style-name="Index_20_Link">6.16.30 <text:s text:c="2"/>EVEN<text:tab/>139</text:a></text:p>
          <text:p text:style-name="P67"><text:a xlink:type="simple" xlink:href="#__RefHeading__1018522_715980110" text:style-name="Index_20_Link" text:visited-style-name="Index_20_Link">6.16.31 <text:s text:c="2"/>EXP<text:tab/>139</text:a></text:p>
          <text:p text:style-name="P67"><text:a xlink:type="simple" xlink:href="#__RefHeading__1018524_715980110" text:style-name="Index_20_Link" text:visited-style-name="Index_20_Link">6.16.32 <text:s text:c="2"/>FACT<text:tab/>139</text:a></text:p>
          <text:p text:style-name="P67"><text:a xlink:type="simple" xlink:href="#__RefHeading__1018526_715980110" text:style-name="Index_20_Link" text:visited-style-name="Index_20_Link">6.16.33 <text:s text:c="2"/>FACTDOUBLE<text:tab/>140</text:a></text:p>
          <text:p text:style-name="P67"><text:a xlink:type="simple" xlink:href="#__RefHeading__1018528_715980110" text:style-name="Index_20_Link" text:visited-style-name="Index_20_Link">6.16.34 <text:s text:c="2"/>GAMMA<text:tab/>140</text:a></text:p>
          <text:p text:style-name="P67"><text:a xlink:type="simple" xlink:href="#__RefHeading__1018530_715980110" text:style-name="Index_20_Link" text:visited-style-name="Index_20_Link">6.16.35 <text:s text:c="2"/>GAMMALN<text:tab/>140</text:a></text:p>
          <text:p text:style-name="P67"><text:a xlink:type="simple" xlink:href="#__RefHeading__1018532_715980110" text:style-name="Index_20_Link" text:visited-style-name="Index_20_Link">6.16.36 <text:s text:c="2"/>GCD<text:tab/>140</text:a></text:p>
          <text:p text:style-name="P67"><text:a xlink:type="simple" xlink:href="#__RefHeading__1018534_715980110" text:style-name="Index_20_Link" text:visited-style-name="Index_20_Link">6.16.37 <text:s text:c="2"/>GESTEP<text:tab/>141</text:a></text:p>
          <text:p text:style-name="P67"><text:a xlink:type="simple" xlink:href="#__RefHeading__1018536_71598011011111111111111111111111111111111111" text:style-name="Index_20_Link" text:visited-style-name="Index_20_Link">6.16.38 <text:s text:c="2"/>LCM<text:tab/>141</text:a></text:p>
          <text:p text:style-name="P67"><text:a xlink:type="simple" xlink:href="#__RefHeading__1018538_71598011011111111111111111111111111111111111" text:style-name="Index_20_Link" text:visited-style-name="Index_20_Link">6.16.39 <text:s text:c="2"/>LN<text:tab/>141</text:a></text:p>
          <text:p text:style-name="P67"><text:a xlink:type="simple" xlink:href="#__RefHeading__1018540_715980110" text:style-name="Index_20_Link" text:visited-style-name="Index_20_Link">6.16.40 <text:s text:c="2"/>LOG<text:tab/>141</text:a></text:p>
          <text:p text:style-name="P67"><text:a xlink:type="simple" xlink:href="#__RefHeading__1018542_715980110" text:style-name="Index_20_Link" text:visited-style-name="Index_20_Link">6.16.41 <text:s text:c="2"/>LOG10<text:tab/>142</text:a></text:p>
          <text:p text:style-name="P67"><text:a xlink:type="simple" xlink:href="#__RefHeading__1018544_715980110" text:style-name="Index_20_Link" text:visited-style-name="Index_20_Link">6.16.42 <text:s text:c="2"/>MOD<text:tab/>142</text:a></text:p>
          <text:p text:style-name="P67"><text:a xlink:type="simple" xlink:href="#__RefHeading__1018546_715980110" text:style-name="Index_20_Link" text:visited-style-name="Index_20_Link">6.16.43 <text:s text:c="2"/>MULTINOMIAL<text:tab/>142</text:a></text:p>
          <text:p text:style-name="P67"><text:a xlink:type="simple" xlink:href="#__RefHeading__1018548_715980110" text:style-name="Index_20_Link" text:visited-style-name="Index_20_Link">6.16.44 <text:s text:c="2"/>ODD<text:tab/>142</text:a></text:p>
          <text:p text:style-name="P67"><text:a xlink:type="simple" xlink:href="#__RefHeading__1018550_715980110" text:style-name="Index_20_Link" text:visited-style-name="Index_20_Link">6.16.45 <text:s text:c="2"/>PI<text:tab/>142</text:a></text:p>
          <text:p text:style-name="P67"><text:a xlink:type="simple" xlink:href="#__RefHeading__1018552_715980110" text:style-name="Index_20_Link" text:visited-style-name="Index_20_Link">6.16.46 <text:s text:c="2"/>POWER<text:tab/>143</text:a></text:p>
          <text:p text:style-name="P67"><text:a xlink:type="simple" xlink:href="#__RefHeading__1018554_715980110" text:style-name="Index_20_Link" text:visited-style-name="Index_20_Link">6.16.47 <text:s text:c="2"/>PRODUCT<text:tab/>143</text:a></text:p>
          <text:p text:style-name="P67"><text:a xlink:type="simple" xlink:href="#__RefHeading__1018556_715980110" text:style-name="Index_20_Link" text:visited-style-name="Index_20_Link">6.16.48 <text:s text:c="2"/>QUOTIENT<text:tab/>143</text:a></text:p>
          <text:p text:style-name="P67"><text:a xlink:type="simple" xlink:href="#__RefHeading__1018558_715980110" text:style-name="Index_20_Link" text:visited-style-name="Index_20_Link">6.16.49 <text:s text:c="2"/>RADIANS<text:tab/>143</text:a></text:p>
          <text:p text:style-name="P67"><text:a xlink:type="simple" xlink:href="#__RefHeading__1018560_715980110" text:style-name="Index_20_Link" text:visited-style-name="Index_20_Link">6.16.50 <text:s text:c="2"/>RAND<text:tab/>144</text:a></text:p>
          <text:p text:style-name="P67"><text:a xlink:type="simple" xlink:href="#__RefHeading__1018562_715980110" text:style-name="Index_20_Link" text:visited-style-name="Index_20_Link">6.16.51 <text:s text:c="2"/>RANDBETWEEN<text:tab/>144</text:a></text:p>
          <text:p text:style-name="P67"><text:a xlink:type="simple" xlink:href="#__RefHeading__1018564_715980110" text:style-name="Index_20_Link" text:visited-style-name="Index_20_Link">6.16.52 <text:s text:c="2"/>SEC<text:tab/>144</text:a></text:p>
          <text:p text:style-name="P67"><text:soft-page-break/><text:a xlink:type="simple" xlink:href="#__RefHeading__1018566_715980110" text:style-name="Index_20_Link" text:visited-style-name="Index_20_Link">6.16.53 <text:s text:c="2"/>SERIESSUM<text:tab/>144</text:a></text:p>
          <text:p text:style-name="P67"><text:a xlink:type="simple" xlink:href="#__RefHeading__1018568_715980110" text:style-name="Index_20_Link" text:visited-style-name="Index_20_Link">6.16.54 <text:s text:c="2"/>SIGN<text:tab/>145</text:a></text:p>
          <text:p text:style-name="P67"><text:a xlink:type="simple" xlink:href="#__RefHeading__1018570_715980110" text:style-name="Index_20_Link" text:visited-style-name="Index_20_Link">6.16.55 <text:s text:c="2"/>SIN<text:tab/>145</text:a></text:p>
          <text:p text:style-name="P67"><text:a xlink:type="simple" xlink:href="#__RefHeading__1018572_715980110" text:style-name="Index_20_Link" text:visited-style-name="Index_20_Link">6.16.56 <text:s text:c="2"/>SINH<text:tab/>145</text:a></text:p>
          <text:p text:style-name="P67"><text:a xlink:type="simple" xlink:href="#__RefHeading__1018574_715980110" text:style-name="Index_20_Link" text:visited-style-name="Index_20_Link">6.16.57 <text:s text:c="2"/>SECH<text:tab/>145</text:a></text:p>
          <text:p text:style-name="P67"><text:a xlink:type="simple" xlink:href="#__RefHeading__1018576_715980110" text:style-name="Index_20_Link" text:visited-style-name="Index_20_Link">6.16.58 <text:s text:c="2"/>SQRT<text:tab/>146</text:a></text:p>
          <text:p text:style-name="P67"><text:a xlink:type="simple" xlink:href="#__RefHeading__1018578_715980110" text:style-name="Index_20_Link" text:visited-style-name="Index_20_Link">6.16.59 <text:s text:c="2"/>SQRTPI<text:tab/>146</text:a></text:p>
          <text:p text:style-name="P67"><text:a xlink:type="simple" xlink:href="#__RefHeading__1018580_715980110" text:style-name="Index_20_Link" text:visited-style-name="Index_20_Link">6.16.60 <text:s text:c="2"/>SUBTOTAL<text:tab/>146</text:a></text:p>
          <text:p text:style-name="P67"><text:a xlink:type="simple" xlink:href="#__RefHeading__1018582_715980110" text:style-name="Index_20_Link" text:visited-style-name="Index_20_Link">6.16.61 <text:s text:c="2"/>SUM<text:tab/>147</text:a></text:p>
          <text:p text:style-name="P67"><text:a xlink:type="simple" xlink:href="#__RefHeading__1018584_715980110" text:style-name="Index_20_Link" text:visited-style-name="Index_20_Link">6.16.62 <text:s text:c="2"/>SUMIF<text:tab/>147</text:a></text:p>
          <text:p text:style-name="P67"><text:a xlink:type="simple" xlink:href="#__RefHeading__1018586_715980110" text:style-name="Index_20_Link" text:visited-style-name="Index_20_Link">6.16.63 <text:s text:c="2"/>SUMIFS<text:tab/>147</text:a></text:p>
          <text:p text:style-name="P67"><text:a xlink:type="simple" xlink:href="#__RefHeading__1018588_715980110" text:style-name="Index_20_Link" text:visited-style-name="Index_20_Link">6.16.64 <text:s text:c="2"/>SUMPRODUCT<text:tab/>148</text:a></text:p>
          <text:p text:style-name="P67"><text:a xlink:type="simple" xlink:href="#__RefHeading__1018590_715980110" text:style-name="Index_20_Link" text:visited-style-name="Index_20_Link">6.16.65 <text:s text:c="2"/>SUMSQ<text:tab/>148</text:a></text:p>
          <text:p text:style-name="P67"><text:a xlink:type="simple" xlink:href="#__RefHeading__1018592_715980110" text:style-name="Index_20_Link" text:visited-style-name="Index_20_Link">6.16.66 <text:s text:c="2"/>SUMX2MY2<text:tab/>148</text:a></text:p>
          <text:p text:style-name="P67"><text:a xlink:type="simple" xlink:href="#__RefHeading__1018594_715980110" text:style-name="Index_20_Link" text:visited-style-name="Index_20_Link">6.16.67 <text:s text:c="2"/>SUMX2PY2<text:tab/>148</text:a></text:p>
          <text:p text:style-name="P67"><text:a xlink:type="simple" xlink:href="#__RefHeading__1018596_715980110" text:style-name="Index_20_Link" text:visited-style-name="Index_20_Link">6.16.68 <text:s text:c="2"/>SUMXMY2<text:tab/>149</text:a></text:p>
          <text:p text:style-name="P67"><text:a xlink:type="simple" xlink:href="#__RefHeading__1018598_715980110" text:style-name="Index_20_Link" text:visited-style-name="Index_20_Link">6.16.69 <text:s text:c="2"/>TAN<text:tab/>149</text:a></text:p>
          <text:p text:style-name="P67"><text:a xlink:type="simple" xlink:href="#__RefHeading__1018600_715980110" text:style-name="Index_20_Link" text:visited-style-name="Index_20_Link">6.16.70 <text:s text:c="2"/>TANH<text:tab/>149</text:a></text:p>
          <text:p text:style-name="P69"><text:a xlink:type="simple" xlink:href="#__RefHeading__1018602_715980110" text:style-name="Index_20_Link" text:visited-style-name="Index_20_Link">6.17 <text:s text:c="2"/>Rounding Functions<text:tab/>149</text:a></text:p>
          <text:p text:style-name="P67"><text:a xlink:type="simple" xlink:href="#__RefHeading__1018606_715980110" text:style-name="Index_20_Link" text:visited-style-name="Index_20_Link">6.17.1 <text:s text:c="2"/>CEILING<text:tab/>149</text:a></text:p>
          <text:p text:style-name="P67"><text:a xlink:type="simple" xlink:href="#__RefHeading__1018608_715980110" text:style-name="Index_20_Link" text:visited-style-name="Index_20_Link">6.17.2 <text:s text:c="2"/>INT<text:tab/>150</text:a></text:p>
          <text:p text:style-name="P67"><text:a xlink:type="simple" xlink:href="#__RefHeading__1018610_715980110" text:style-name="Index_20_Link" text:visited-style-name="Index_20_Link">6.17.3 <text:s text:c="2"/>FLOOR<text:tab/>150</text:a></text:p>
          <text:p text:style-name="P67"><text:a xlink:type="simple" xlink:href="#__RefHeading__1018612_715980110" text:style-name="Index_20_Link" text:visited-style-name="Index_20_Link">6.17.4 <text:s text:c="2"/>MROUND<text:tab/>150</text:a></text:p>
          <text:p text:style-name="P67"><text:a xlink:type="simple" xlink:href="#__RefHeading__1018614_715980110" text:style-name="Index_20_Link" text:visited-style-name="Index_20_Link">6.17.5 <text:s text:c="2"/>ROUND<text:tab/>151</text:a></text:p>
          <text:p text:style-name="P67"><text:a xlink:type="simple" xlink:href="#__RefHeading__1018616_715980110" text:style-name="Index_20_Link" text:visited-style-name="Index_20_Link">6.17.6 <text:s text:c="2"/>ROUNDDOWN<text:tab/>151</text:a></text:p>
          <text:p text:style-name="P67"><text:a xlink:type="simple" xlink:href="#__RefHeading__1018618_715980110" text:style-name="Index_20_Link" text:visited-style-name="Index_20_Link">6.17.7 <text:s text:c="2"/>ROUNDUP<text:tab/>151</text:a></text:p>
          <text:p text:style-name="P67"><text:a xlink:type="simple" xlink:href="#__RefHeading__1018620_715980110" text:style-name="Index_20_Link" text:visited-style-name="Index_20_Link">6.17.8 <text:s text:c="2"/>TRUNC<text:tab/>151</text:a></text:p>
          <text:p text:style-name="P69"><text:a xlink:type="simple" xlink:href="#__RefHeading__1018622_715980110" text:style-name="Index_20_Link" text:visited-style-name="Index_20_Link">6.18 <text:s text:c="2"/>Statistical Functions<text:tab/>152</text:a></text:p>
          <text:p text:style-name="P67"><text:a xlink:type="simple" xlink:href="#__RefHeading__1018624_715980110" text:style-name="Index_20_Link" text:visited-style-name="Index_20_Link">6.18.1 <text:s text:c="2"/>General<text:tab/>152</text:a></text:p>
          <text:p text:style-name="P67"><text:a xlink:type="simple" xlink:href="#__RefHeading__1018626_715980110" text:style-name="Index_20_Link" text:visited-style-name="Index_20_Link">6.18.2 <text:s text:c="2"/>AVEDEV<text:tab/>152</text:a></text:p>
          <text:p text:style-name="P67"><text:a xlink:type="simple" xlink:href="#__RefHeading__1018628_715980110" text:style-name="Index_20_Link" text:visited-style-name="Index_20_Link">6.18.3 <text:s text:c="2"/>AVERAGE<text:tab/>152</text:a></text:p>
          <text:p text:style-name="P67"><text:a xlink:type="simple" xlink:href="#__RefHeading__1018630_715980110" text:style-name="Index_20_Link" text:visited-style-name="Index_20_Link">6.18.4 <text:s text:c="2"/>AVERAGEA<text:tab/>152</text:a></text:p>
          <text:p text:style-name="P67"><text:a xlink:type="simple" xlink:href="#__RefHeading__1018632_715980110" text:style-name="Index_20_Link" text:visited-style-name="Index_20_Link">6.18.5 <text:s text:c="2"/>AVERAGEIF<text:tab/>152</text:a></text:p>
          <text:p text:style-name="P67"><text:a xlink:type="simple" xlink:href="#__RefHeading__1018634_715980110" text:style-name="Index_20_Link" text:visited-style-name="Index_20_Link">6.18.6 <text:s text:c="2"/>AVERAGEIFS<text:tab/>153</text:a></text:p>
          <text:p text:style-name="P67"><text:a xlink:type="simple" xlink:href="#__RefHeading__1018638_715980110" text:style-name="Index_20_Link" text:visited-style-name="Index_20_Link">6.18.7 <text:s text:c="2"/>BETADIST<text:tab/>153</text:a></text:p>
          <text:p text:style-name="P67"><text:a xlink:type="simple" xlink:href="#__RefHeading__1018640_715980110" text:style-name="Index_20_Link" text:visited-style-name="Index_20_Link">6.18.8 <text:s text:c="2"/>BETAINV<text:tab/>154</text:a></text:p>
          <text:p text:style-name="P67"><text:a xlink:type="simple" xlink:href="#__RefHeading__74719_1363921367" text:style-name="Index_20_Link" text:visited-style-name="Index_20_Link">6.18.9 <text:s text:c="2"/>BINOM.DIST.RANGE<text:tab/>154</text:a></text:p>
          <text:p text:style-name="P67"><text:a xlink:type="simple" xlink:href="#__RefHeading__1018642_715980110" text:style-name="Index_20_Link" text:visited-style-name="Index_20_Link">6.18.10 <text:s text:c="2"/>BINOMDIST<text:tab/>154</text:a></text:p>
          <text:p text:style-name="P67"><text:soft-page-break/><text:a xlink:type="simple" xlink:href="#__RefHeading__1018644_715980110" text:style-name="Index_20_Link" text:visited-style-name="Index_20_Link">6.18.11 <text:s text:c="2"/>LEGACY.CHIDIST<text:tab/>155</text:a></text:p>
          <text:p text:style-name="P67"><text:a xlink:type="simple" xlink:href="#__RefHeading__1018646_715980110" text:style-name="Index_20_Link" text:visited-style-name="Index_20_Link">6.18.12 <text:s text:c="2"/>CHISQDIST<text:tab/>155</text:a></text:p>
          <text:p text:style-name="P67"><text:a xlink:type="simple" xlink:href="#__RefHeading__1018648_715980110" text:style-name="Index_20_Link" text:visited-style-name="Index_20_Link">6.18.13 <text:s text:c="2"/>LEGACY.CHIINV<text:tab/>155</text:a></text:p>
          <text:p text:style-name="P67"><text:a xlink:type="simple" xlink:href="#__RefHeading__1018650_715980110" text:style-name="Index_20_Link" text:visited-style-name="Index_20_Link">6.18.14 <text:s text:c="2"/>CHISQINV<text:tab/>156</text:a></text:p>
          <text:p text:style-name="P67"><text:a xlink:type="simple" xlink:href="#__RefHeading__1018652_715980110" text:style-name="Index_20_Link" text:visited-style-name="Index_20_Link">6.18.15 <text:s text:c="2"/>LEGACY.CHITEST<text:tab/>156</text:a></text:p>
          <text:p text:style-name="P67"><text:a xlink:type="simple" xlink:href="#__RefHeading__1018654_7159801101111111111111111111111111111111111111" text:style-name="Index_20_Link" text:visited-style-name="Index_20_Link">6.18.16 <text:s text:c="2"/>CONFIDENCE<text:tab/>156</text:a></text:p>
          <text:p text:style-name="P67"><text:a xlink:type="simple" xlink:href="#__RefHeading__1018656_715980110" text:style-name="Index_20_Link" text:visited-style-name="Index_20_Link">6.18.17 <text:s text:c="2"/>CORREL<text:tab/>157</text:a></text:p>
          <text:p text:style-name="P67"><text:a xlink:type="simple" xlink:href="#__RefHeading__1018658_7159801101111111111111111111111111111111111111" text:style-name="Index_20_Link" text:visited-style-name="Index_20_Link">6.18.18 <text:s text:c="2"/>COVAR<text:tab/>157</text:a></text:p>
          <text:p text:style-name="P67"><text:a xlink:type="simple" xlink:href="#__RefHeading__1018660_715980110" text:style-name="Index_20_Link" text:visited-style-name="Index_20_Link">6.18.19 <text:s text:c="2"/>CRITBINOM<text:tab/>157</text:a></text:p>
          <text:p text:style-name="P67"><text:a xlink:type="simple" xlink:href="#__RefHeading__1018662_715980110" text:style-name="Index_20_Link" text:visited-style-name="Index_20_Link">6.18.20 <text:s text:c="2"/>DEVSQ<text:tab/>158</text:a></text:p>
          <text:p text:style-name="P67"><text:a xlink:type="simple" xlink:href="#__RefHeading__1018664_715980110" text:style-name="Index_20_Link" text:visited-style-name="Index_20_Link">6.18.21 <text:s text:c="2"/>EXPONDIST<text:tab/>158</text:a></text:p>
          <text:p text:style-name="P67"><text:a xlink:type="simple" xlink:href="#__RefHeading__1018666_715980110" text:style-name="Index_20_Link" text:visited-style-name="Index_20_Link">6.18.22 <text:s text:c="2"/>FDIST<text:tab/>158</text:a></text:p>
          <text:p text:style-name="P67"><text:a xlink:type="simple" xlink:href="#__RefHeading__1018668_715980110" text:style-name="Index_20_Link" text:visited-style-name="Index_20_Link">6.18.23 <text:s text:c="2"/>LEGACY.FDIST<text:tab/>159</text:a></text:p>
          <text:p text:style-name="P67"><text:a xlink:type="simple" xlink:href="#__RefHeading__1018670_715980110" text:style-name="Index_20_Link" text:visited-style-name="Index_20_Link">6.18.24 <text:s text:c="2"/>FINV<text:tab/>159</text:a></text:p>
          <text:p text:style-name="P67"><text:a xlink:type="simple" xlink:href="#__RefHeading__1018672_715980110" text:style-name="Index_20_Link" text:visited-style-name="Index_20_Link">6.18.25 <text:s text:c="2"/>LEGACY.FINV<text:tab/>159</text:a></text:p>
          <text:p text:style-name="P67"><text:a xlink:type="simple" xlink:href="#__RefHeading__1018674_715980110" text:style-name="Index_20_Link" text:visited-style-name="Index_20_Link">6.18.26 <text:s text:c="2"/>FISHER<text:tab/>160</text:a></text:p>
          <text:p text:style-name="P67"><text:a xlink:type="simple" xlink:href="#__RefHeading__1018676_715980110" text:style-name="Index_20_Link" text:visited-style-name="Index_20_Link">6.18.27 <text:s text:c="2"/>FISHERINV<text:tab/>160</text:a></text:p>
          <text:p text:style-name="P67"><text:a xlink:type="simple" xlink:href="#__RefHeading__1018678_715980110" text:style-name="Index_20_Link" text:visited-style-name="Index_20_Link">6.18.28 <text:s text:c="2"/>FORECAST<text:tab/>160</text:a></text:p>
          <text:p text:style-name="P67"><text:a xlink:type="simple" xlink:href="#__RefHeading__1018680_715980110" text:style-name="Index_20_Link" text:visited-style-name="Index_20_Link">6.18.29 <text:s text:c="2"/>FREQUENCY<text:tab/>161</text:a></text:p>
          <text:p text:style-name="P67"><text:a xlink:type="simple" xlink:href="#__RefHeading__1018682_7159801101111111111111111111111111111111111111" text:style-name="Index_20_Link" text:visited-style-name="Index_20_Link">6.18.30 <text:s text:c="2"/>FTEST<text:tab/>161</text:a></text:p>
          <text:p text:style-name="P67"><text:a xlink:type="simple" xlink:href="#__RefHeading__1018684_715980110" text:style-name="Index_20_Link" text:visited-style-name="Index_20_Link">6.18.31 <text:s text:c="2"/>GAMMADIST<text:tab/>161</text:a></text:p>
          <text:p text:style-name="P67"><text:a xlink:type="simple" xlink:href="#__RefHeading__1018686_715980110" text:style-name="Index_20_Link" text:visited-style-name="Index_20_Link">6.18.32 <text:s text:c="2"/>GAMMAINV<text:tab/>162</text:a></text:p>
          <text:p text:style-name="P67"><text:a xlink:type="simple" xlink:href="#__RefHeading__1018688_715980110" text:style-name="Index_20_Link" text:visited-style-name="Index_20_Link">6.18.33 <text:s text:c="2"/>GAUSS<text:tab/>162</text:a></text:p>
          <text:p text:style-name="P67"><text:a xlink:type="simple" xlink:href="#__RefHeading__1018690_715980110" text:style-name="Index_20_Link" text:visited-style-name="Index_20_Link">6.18.34 <text:s text:c="2"/>GEOMEAN<text:tab/>162</text:a></text:p>
          <text:p text:style-name="P67"><text:a xlink:type="simple" xlink:href="#__RefHeading__1018692_715980110" text:style-name="Index_20_Link" text:visited-style-name="Index_20_Link">6.18.35 <text:s text:c="2"/>GROWTH<text:tab/>162</text:a></text:p>
          <text:p text:style-name="P67"><text:a xlink:type="simple" xlink:href="#__RefHeading__1018694_715980110111111111111111111111111111111111111111" text:style-name="Index_20_Link" text:visited-style-name="Index_20_Link">6.18.36 <text:s text:c="2"/>HARMEAN<text:tab/>163</text:a></text:p>
          <text:p text:style-name="P67"><text:a xlink:type="simple" xlink:href="#__RefHeading__1018696_715980110" text:style-name="Index_20_Link" text:visited-style-name="Index_20_Link">6.18.37 <text:s text:c="2"/>HYPGEOMDIST<text:tab/>163</text:a></text:p>
          <text:p text:style-name="P67"><text:a xlink:type="simple" xlink:href="#__RefHeading__1018698_715980110" text:style-name="Index_20_Link" text:visited-style-name="Index_20_Link">6.18.38 <text:s text:c="2"/>INTERCEPT<text:tab/>164</text:a></text:p>
          <text:p text:style-name="P67"><text:a xlink:type="simple" xlink:href="#__RefHeading__1018700_715980110" text:style-name="Index_20_Link" text:visited-style-name="Index_20_Link">6.18.39 <text:s text:c="2"/>KURT<text:tab/>164</text:a></text:p>
          <text:p text:style-name="P67"><text:a xlink:type="simple" xlink:href="#__RefHeading__1018702_715980110" text:style-name="Index_20_Link" text:visited-style-name="Index_20_Link">6.18.40 <text:s text:c="2"/>LARGE<text:tab/>165</text:a></text:p>
          <text:p text:style-name="P67"><text:a xlink:type="simple" xlink:href="#__RefHeading__1018704_715980110" text:style-name="Index_20_Link" text:visited-style-name="Index_20_Link">6.18.41 <text:s text:c="2"/>LINEST<text:tab/>165</text:a></text:p>
          <text:p text:style-name="P67"><text:a xlink:type="simple" xlink:href="#__RefHeading__1018706_715980110" text:style-name="Index_20_Link" text:visited-style-name="Index_20_Link">6.18.42 <text:s text:c="2"/>LOGEST<text:tab/>167</text:a></text:p>
          <text:p text:style-name="P67"><text:a xlink:type="simple" xlink:href="#__RefHeading__1018708_7159801101111111111111111111111111111111111111111" text:style-name="Index_20_Link" text:visited-style-name="Index_20_Link">6.18.43 <text:s text:c="2"/>LOGINV<text:tab/>169</text:a></text:p>
          <text:p text:style-name="P67"><text:a xlink:type="simple" xlink:href="#__RefHeading__1018710_715980110" text:style-name="Index_20_Link" text:visited-style-name="Index_20_Link">6.18.44 <text:s text:c="2"/>LOGNORMDIST<text:tab/>170</text:a></text:p>
          <text:p text:style-name="P67"><text:a xlink:type="simple" xlink:href="#__RefHeading__1018712_715980110" text:style-name="Index_20_Link" text:visited-style-name="Index_20_Link">6.18.45 <text:s text:c="2"/>MAX<text:tab/>170</text:a></text:p>
          <text:p text:style-name="P67"><text:a xlink:type="simple" xlink:href="#__RefHeading__1018714_715980110" text:style-name="Index_20_Link" text:visited-style-name="Index_20_Link">6.18.46 <text:s text:c="2"/>MAXA<text:tab/>170</text:a></text:p>
          <text:p text:style-name="P67"><text:a xlink:type="simple" xlink:href="#__RefHeading__1018716_715980110" text:style-name="Index_20_Link" text:visited-style-name="Index_20_Link">6.18.47 <text:s text:c="2"/>MEDIAN<text:tab/>170</text:a></text:p>
          <text:p text:style-name="P67"><text:a xlink:type="simple" xlink:href="#__RefHeading__1018718_715980110" text:style-name="Index_20_Link" text:visited-style-name="Index_20_Link">6.18.48 <text:s text:c="2"/>MIN<text:tab/>171</text:a></text:p>
          <text:p text:style-name="P67"><text:soft-page-break/><text:a xlink:type="simple" xlink:href="#__RefHeading__1018720_715980110" text:style-name="Index_20_Link" text:visited-style-name="Index_20_Link">6.18.49 <text:s text:c="2"/>MINA<text:tab/>171</text:a></text:p>
          <text:p text:style-name="P67"><text:a xlink:type="simple" xlink:href="#__RefHeading__1018722_715980110" text:style-name="Index_20_Link" text:visited-style-name="Index_20_Link">6.18.50 <text:s text:c="2"/>MODE<text:tab/>171</text:a></text:p>
          <text:p text:style-name="P67"><text:a xlink:type="simple" xlink:href="#__RefHeading__1018724_715980110" text:style-name="Index_20_Link" text:visited-style-name="Index_20_Link">6.18.51 <text:s text:c="2"/>NEGBINOMDIST<text:tab/>172</text:a></text:p>
          <text:p text:style-name="P67"><text:a xlink:type="simple" xlink:href="#__RefHeading__1018726_715980110" text:style-name="Index_20_Link" text:visited-style-name="Index_20_Link">6.18.52 <text:s text:c="2"/>NORMDIST<text:tab/>172</text:a></text:p>
          <text:p text:style-name="P67"><text:a xlink:type="simple" xlink:href="#__RefHeading__1018728_715980110" text:style-name="Index_20_Link" text:visited-style-name="Index_20_Link">6.18.53 <text:s text:c="2"/>NORMINV<text:tab/>172</text:a></text:p>
          <text:p text:style-name="P67"><text:a xlink:type="simple" xlink:href="#__RefHeading__1018730_715980110" text:style-name="Index_20_Link" text:visited-style-name="Index_20_Link">6.18.54 <text:s text:c="2"/>LEGACY.NORMSDIST<text:tab/>173</text:a></text:p>
          <text:p text:style-name="P67"><text:a xlink:type="simple" xlink:href="#__RefHeading__1018732_715980110" text:style-name="Index_20_Link" text:visited-style-name="Index_20_Link">6.18.55 <text:s text:c="2"/>LEGACY.NORMSINV<text:tab/>173</text:a></text:p>
          <text:p text:style-name="P67"><text:a xlink:type="simple" xlink:href="#__RefHeading__1018734_715980110" text:style-name="Index_20_Link" text:visited-style-name="Index_20_Link">6.18.56 <text:s text:c="2"/>PEARSON<text:tab/>173</text:a></text:p>
          <text:p text:style-name="P67"><text:a xlink:type="simple" xlink:href="#__RefHeading__1018736_7159801101111111111111111111111111111111111111111" text:style-name="Index_20_Link" text:visited-style-name="Index_20_Link">6.18.57 <text:s text:c="2"/>PERCENTILE<text:tab/>174</text:a></text:p>
          <text:p text:style-name="P67"><text:a xlink:type="simple" xlink:href="#__RefHeading__1018738_71598011011111111111111111111111111111111111111111" text:style-name="Index_20_Link" text:visited-style-name="Index_20_Link">6.18.58 <text:s text:c="2"/>PERCENTRANK<text:tab/>175</text:a></text:p>
          <text:p text:style-name="P67"><text:a xlink:type="simple" xlink:href="#__RefHeading__1018740_71598011011111111111111111111111111111111111111111" text:style-name="Index_20_Link" text:visited-style-name="Index_20_Link">6.18.59 <text:s text:c="2"/>PERMUT<text:tab/>176</text:a></text:p>
          <text:p text:style-name="P67"><text:a xlink:type="simple" xlink:href="#__RefHeading__1018742_715980110" text:style-name="Index_20_Link" text:visited-style-name="Index_20_Link">6.18.60 <text:s text:c="2"/>PERMUTATIONA<text:tab/>176</text:a></text:p>
          <text:p text:style-name="P67"><text:a xlink:type="simple" xlink:href="#__RefHeading__1018744_715980110" text:style-name="Index_20_Link" text:visited-style-name="Index_20_Link">6.18.61 <text:s text:c="2"/>PHI<text:tab/>176</text:a></text:p>
          <text:p text:style-name="P67"><text:a xlink:type="simple" xlink:href="#__RefHeading__1018746_715980110" text:style-name="Index_20_Link" text:visited-style-name="Index_20_Link">6.18.62 <text:s text:c="2"/>POISSON<text:tab/>176</text:a></text:p>
          <text:p text:style-name="P67"><text:a xlink:type="simple" xlink:href="#__RefHeading__1018748_715980110" text:style-name="Index_20_Link" text:visited-style-name="Index_20_Link">6.18.63 <text:s text:c="2"/>PROB<text:tab/>177</text:a></text:p>
          <text:p text:style-name="P67"><text:a xlink:type="simple" xlink:href="#__RefHeading__1018750_71598011011111111111111111111111111111111111111111" text:style-name="Index_20_Link" text:visited-style-name="Index_20_Link">6.18.64 <text:s text:c="2"/>QUARTILE<text:tab/>177</text:a></text:p>
          <text:p text:style-name="P67"><text:a xlink:type="simple" xlink:href="#__RefHeading__1018752_715980110111111111111111111111111111111111111111111" text:style-name="Index_20_Link" text:visited-style-name="Index_20_Link">6.18.65 <text:s text:c="2"/>RANK<text:tab/>178</text:a></text:p>
          <text:p text:style-name="P67"><text:a xlink:type="simple" xlink:href="#__RefHeading__1018754_715980110" text:style-name="Index_20_Link" text:visited-style-name="Index_20_Link">6.18.66 <text:s text:c="2"/>RSQ<text:tab/>178</text:a></text:p>
          <text:p text:style-name="P67"><text:a xlink:type="simple" xlink:href="#__RefHeading__1018756_715980110111111111111111111111111111111111111111111" text:style-name="Index_20_Link" text:visited-style-name="Index_20_Link">6.18.67 <text:s text:c="2"/>SKEW<text:tab/>179</text:a></text:p>
          <text:p text:style-name="P67"><text:a xlink:type="simple" xlink:href="#__RefHeading__1018758_715980110" text:style-name="Index_20_Link" text:visited-style-name="Index_20_Link">6.18.68 <text:s text:c="2"/>SKEWP<text:tab/>179</text:a></text:p>
          <text:p text:style-name="P67"><text:a xlink:type="simple" xlink:href="#__RefHeading__1018760_715980110" text:style-name="Index_20_Link" text:visited-style-name="Index_20_Link">6.18.69 <text:s text:c="2"/>SLOPE<text:tab/>180</text:a></text:p>
          <text:p text:style-name="P67"><text:a xlink:type="simple" xlink:href="#__RefHeading__1018762_715980110111111111111111111111111111111111111111111" text:style-name="Index_20_Link" text:visited-style-name="Index_20_Link">6.18.70 <text:s text:c="2"/>SMALL<text:tab/>180</text:a></text:p>
          <text:p text:style-name="P67"><text:a xlink:type="simple" xlink:href="#__RefHeading__1018764_715980110111111111111111111111111111111111111111111" text:style-name="Index_20_Link" text:visited-style-name="Index_20_Link">6.18.71 <text:s text:c="2"/>STANDARDIZE<text:tab/>180</text:a></text:p>
          <text:p text:style-name="P67"><text:a xlink:type="simple" xlink:href="#__RefHeading__1018766_715980110" text:style-name="Index_20_Link" text:visited-style-name="Index_20_Link">6.18.72 <text:s text:c="2"/>STDEV<text:tab/>180</text:a></text:p>
          <text:p text:style-name="P67"><text:a xlink:type="simple" xlink:href="#__RefHeading__1018768_715980110" text:style-name="Index_20_Link" text:visited-style-name="Index_20_Link">6.18.73 <text:s text:c="2"/>STDEVA<text:tab/>181</text:a></text:p>
          <text:p text:style-name="P67"><text:a xlink:type="simple" xlink:href="#__RefHeading__1018770_715980110111111111111111111111111111111111111111111" text:style-name="Index_20_Link" text:visited-style-name="Index_20_Link">6.18.74 <text:s text:c="2"/>STDEVP<text:tab/>181</text:a></text:p>
          <text:p text:style-name="P67"><text:a xlink:type="simple" xlink:href="#__RefHeading__1018772_715980110" text:style-name="Index_20_Link" text:visited-style-name="Index_20_Link">6.18.75 <text:s text:c="2"/>STDEVPA<text:tab/>182</text:a></text:p>
          <text:p text:style-name="P67"><text:a xlink:type="simple" xlink:href="#__RefHeading__1018774_715980110" text:style-name="Index_20_Link" text:visited-style-name="Index_20_Link">6.18.76 <text:s text:c="2"/>STEYX<text:tab/>182</text:a></text:p>
          <text:p text:style-name="P67"><text:a xlink:type="simple" xlink:href="#__RefHeading__1018776_715980110111111111111111111111111111111111111111111" text:style-name="Index_20_Link" text:visited-style-name="Index_20_Link">6.18.77 <text:s text:c="2"/>LEGACY.TDIST<text:tab/>182</text:a></text:p>
          <text:p text:style-name="P67"><text:a xlink:type="simple" xlink:href="#__RefHeading__1018778_715980110" text:style-name="Index_20_Link" text:visited-style-name="Index_20_Link">6.18.78 <text:s text:c="2"/>TINV<text:tab/>183</text:a></text:p>
          <text:p text:style-name="P67"><text:a xlink:type="simple" xlink:href="#__RefHeading__1018780_715980110" text:style-name="Index_20_Link" text:visited-style-name="Index_20_Link">6.18.79 <text:s text:c="2"/>TREND<text:tab/>183</text:a></text:p>
          <text:p text:style-name="P67"><text:a xlink:type="simple" xlink:href="#__RefHeading__1018782_715980110111111111111111111111111111111111111111111" text:style-name="Index_20_Link" text:visited-style-name="Index_20_Link">6.18.80 <text:s text:c="2"/>TRIMMEAN<text:tab/>184</text:a></text:p>
          <text:p text:style-name="P67"><text:a xlink:type="simple" xlink:href="#__RefHeading__1018784_715980110" text:style-name="Index_20_Link" text:visited-style-name="Index_20_Link">6.18.81 <text:s text:c="2"/>TTEST<text:tab/>184</text:a></text:p>
          <text:p text:style-name="P67"><text:a xlink:type="simple" xlink:href="#__RefHeading__1018786_715980110111111111111111111111111111111111111111111" text:style-name="Index_20_Link" text:visited-style-name="Index_20_Link">6.18.82 <text:s text:c="2"/>VAR<text:tab/>186</text:a></text:p>
          <text:p text:style-name="P67"><text:a xlink:type="simple" xlink:href="#__RefHeading__1018788_715980110" text:style-name="Index_20_Link" text:visited-style-name="Index_20_Link">6.18.83 <text:s text:c="2"/>VARA<text:tab/>186</text:a></text:p>
          <text:p text:style-name="P67"><text:a xlink:type="simple" xlink:href="#__RefHeading__1018790_715980110" text:style-name="Index_20_Link" text:visited-style-name="Index_20_Link">6.18.84 <text:s text:c="2"/>VARP<text:tab/>187</text:a></text:p>
          <text:p text:style-name="P67"><text:a xlink:type="simple" xlink:href="#__RefHeading__1018792_715980110111111111111111111111111111111111111111111" text:style-name="Index_20_Link" text:visited-style-name="Index_20_Link">6.18.85 <text:s text:c="2"/>VARPA<text:tab/>187</text:a></text:p>
          <text:p text:style-name="P67"><text:a xlink:type="simple" xlink:href="#__RefHeading__1018794_7159801101111111111111111111111111111111111111111111" text:style-name="Index_20_Link" text:visited-style-name="Index_20_Link">6.18.86 <text:s text:c="2"/>WEIBULL<text:tab/>187</text:a></text:p>
          <text:p text:style-name="P67"><text:soft-page-break/><text:a xlink:type="simple" xlink:href="#__RefHeading__1018796_715980110" text:style-name="Index_20_Link" text:visited-style-name="Index_20_Link">6.18.87 <text:s text:c="2"/>ZTEST<text:tab/>188</text:a></text:p>
          <text:p text:style-name="P69"><text:a xlink:type="simple" xlink:href="#__RefHeading__1018798_715980110" text:style-name="Index_20_Link" text:visited-style-name="Index_20_Link">6.19 <text:s text:c="2"/>Number Representation Conversion Functions<text:tab/>188</text:a></text:p>
          <text:p text:style-name="P67"><text:a xlink:type="simple" xlink:href="#__RefHeading__1018800_715980110" text:style-name="Index_20_Link" text:visited-style-name="Index_20_Link">6.19.1 <text:s text:c="2"/>General<text:tab/>188</text:a></text:p>
          <text:p text:style-name="P67"><text:a xlink:type="simple" xlink:href="#__RefHeading__1018802_715980110" text:style-name="Index_20_Link" text:visited-style-name="Index_20_Link">6.19.2 <text:s text:c="2"/>ARABIC<text:tab/>189</text:a></text:p>
          <text:p text:style-name="P67"><text:a xlink:type="simple" xlink:href="#__RefHeading__1018804_715980110" text:style-name="Index_20_Link" text:visited-style-name="Index_20_Link">6.19.3 <text:s text:c="2"/>BASE<text:tab/>189</text:a></text:p>
          <text:p text:style-name="P67"><text:a xlink:type="simple" xlink:href="#__RefHeading__1018806_715980110" text:style-name="Index_20_Link" text:visited-style-name="Index_20_Link">6.19.4 <text:s text:c="2"/>BIN2DEC<text:tab/>189</text:a></text:p>
          <text:p text:style-name="P67"><text:a xlink:type="simple" xlink:href="#__RefHeading__1018808_715980110" text:style-name="Index_20_Link" text:visited-style-name="Index_20_Link">6.19.5 <text:s text:c="2"/>BIN2HEX<text:tab/>190</text:a></text:p>
          <text:p text:style-name="P67"><text:a xlink:type="simple" xlink:href="#__RefHeading__1018810_7159801101111111111111111111111111111111111111111111" text:style-name="Index_20_Link" text:visited-style-name="Index_20_Link">6.19.6 <text:s text:c="2"/>BIN2OCT<text:tab/>190</text:a></text:p>
          <text:p text:style-name="P67"><text:a xlink:type="simple" xlink:href="#__RefHeading__1018812_7159801101111111111111111111111111111111111111111111" text:style-name="Index_20_Link" text:visited-style-name="Index_20_Link">6.19.7 <text:s text:c="2"/>DEC2BIN<text:tab/>190</text:a></text:p>
          <text:p text:style-name="P67"><text:a xlink:type="simple" xlink:href="#__RefHeading__1018814_7159801101111111111111111111111111111111111111111111" text:style-name="Index_20_Link" text:visited-style-name="Index_20_Link">6.19.8 <text:s text:c="2"/>DEC2HEX<text:tab/>191</text:a></text:p>
          <text:p text:style-name="P67"><text:a xlink:type="simple" xlink:href="#__RefHeading__1018816_71598011011111111111111111111111111111111111111111111" text:style-name="Index_20_Link" text:visited-style-name="Index_20_Link">6.19.9 <text:s text:c="2"/>DEC2OCT<text:tab/>191</text:a></text:p>
          <text:p text:style-name="P67"><text:a xlink:type="simple" xlink:href="#__RefHeading__1018818_71598011011111111111111111111111111111111111111111111" text:style-name="Index_20_Link" text:visited-style-name="Index_20_Link">6.19.10 <text:s text:c="2"/>DECIMAL<text:tab/>192</text:a></text:p>
          <text:p text:style-name="P67"><text:a xlink:type="simple" xlink:href="#__RefHeading__1018820_715980110" text:style-name="Index_20_Link" text:visited-style-name="Index_20_Link">6.19.11 <text:s text:c="2"/>HEX2BIN<text:tab/>192</text:a></text:p>
          <text:p text:style-name="P67"><text:a xlink:type="simple" xlink:href="#__RefHeading__1018822_71598011011111111111111111111111111111111111111111111" text:style-name="Index_20_Link" text:visited-style-name="Index_20_Link">6.19.12 <text:s text:c="2"/>HEX2DEC<text:tab/>192</text:a></text:p>
          <text:p text:style-name="P67"><text:a xlink:type="simple" xlink:href="#__RefHeading__1018824_7159801101111111111111111111111111111111111111111111111" text:style-name="Index_20_Link" text:visited-style-name="Index_20_Link">6.19.13 <text:s text:c="2"/>HEX2OCT<text:tab/>193</text:a></text:p>
          <text:p text:style-name="P67"><text:a xlink:type="simple" xlink:href="#__RefHeading__1018826_7159801101111111111111111111111111111111111111111111111" text:style-name="Index_20_Link" text:visited-style-name="Index_20_Link">6.19.14 <text:s text:c="2"/>OCT2BIN<text:tab/>193</text:a></text:p>
          <text:p text:style-name="P67"><text:a xlink:type="simple" xlink:href="#__RefHeading__1018828_7159801101111111111111111111111111111111111111111111111" text:style-name="Index_20_Link" text:visited-style-name="Index_20_Link">6.19.15 <text:s text:c="2"/>OCT2DEC<text:tab/>193</text:a></text:p>
          <text:p text:style-name="P67"><text:a xlink:type="simple" xlink:href="#__RefHeading__1018830_7159801101111111111111111111111111111111111111111111111" text:style-name="Index_20_Link" text:visited-style-name="Index_20_Link">6.19.16 <text:s text:c="2"/>OCT2HEX<text:tab/>194</text:a></text:p>
          <text:p text:style-name="P67"><text:a xlink:type="simple" xlink:href="#__RefHeading__1018832_7159801101111111111111111111111111111111111111111111111" text:style-name="Index_20_Link" text:visited-style-name="Index_20_Link">6.19.17 <text:s text:c="2"/>ROMAN<text:tab/>194</text:a></text:p>
          <text:p text:style-name="P69"><text:a xlink:type="simple" xlink:href="#__RefHeading__1018834_715980110" text:style-name="Index_20_Link" text:visited-style-name="Index_20_Link">6.20 <text:s text:c="2"/>Text Functions<text:tab/>195</text:a></text:p>
          <text:p text:style-name="P67"><text:a xlink:type="simple" xlink:href="#__RefHeading__1018836_715980110" text:style-name="Index_20_Link" text:visited-style-name="Index_20_Link">6.20.1 <text:s text:c="2"/>General<text:tab/>195</text:a></text:p>
          <text:p text:style-name="P67"><text:a xlink:type="simple" xlink:href="#__RefHeading__1018838_715980110" text:style-name="Index_20_Link" text:visited-style-name="Index_20_Link">6.20.2 <text:s text:c="2"/>ASC<text:tab/>195</text:a></text:p>
          <text:p text:style-name="P67"><text:a xlink:type="simple" xlink:href="#__RefHeading__1018840_715980110" text:style-name="Index_20_Link" text:visited-style-name="Index_20_Link">6.20.3 <text:s text:c="2"/>CHAR<text:tab/>197</text:a></text:p>
          <text:p text:style-name="P67"><text:a xlink:type="simple" xlink:href="#__RefHeading__1018842_715980110" text:style-name="Index_20_Link" text:visited-style-name="Index_20_Link">6.20.4 <text:s text:c="2"/>CLEAN<text:tab/>198</text:a></text:p>
          <text:p text:style-name="P67"><text:a xlink:type="simple" xlink:href="#__RefHeading__1018844_715980110" text:style-name="Index_20_Link" text:visited-style-name="Index_20_Link">6.20.5 <text:s text:c="2"/>CODE<text:tab/>198</text:a></text:p>
          <text:p text:style-name="P67"><text:a xlink:type="simple" xlink:href="#__RefHeading__1018846_715980110" text:style-name="Index_20_Link" text:visited-style-name="Index_20_Link">6.20.6 <text:s text:c="2"/>CONCATENATE<text:tab/>198</text:a></text:p>
          <text:p text:style-name="P67"><text:a xlink:type="simple" xlink:href="#__RefHeading__1018848_715980110" text:style-name="Index_20_Link" text:visited-style-name="Index_20_Link">6.20.7 <text:s text:c="2"/>DOLLAR<text:tab/>198</text:a></text:p>
          <text:p text:style-name="P67"><text:a xlink:type="simple" xlink:href="#__RefHeading__1018850_715980110" text:style-name="Index_20_Link" text:visited-style-name="Index_20_Link">6.20.8 <text:s text:c="2"/>EXACT<text:tab/>198</text:a></text:p>
          <text:p text:style-name="P67"><text:a xlink:type="simple" xlink:href="#__RefHeading__1018852_715980110" text:style-name="Index_20_Link" text:visited-style-name="Index_20_Link">6.20.9 <text:s text:c="2"/>FIND<text:tab/>199</text:a></text:p>
          <text:p text:style-name="P67"><text:a xlink:type="simple" xlink:href="#__RefHeading__1018854_715980110" text:style-name="Index_20_Link" text:visited-style-name="Index_20_Link">6.20.10 <text:s text:c="2"/>FIXED<text:tab/>199</text:a></text:p>
          <text:p text:style-name="P67"><text:a xlink:type="simple" xlink:href="#__RefHeading__1018856_715980110" text:style-name="Index_20_Link" text:visited-style-name="Index_20_Link">6.20.11 <text:s text:c="2"/>JIS<text:tab/>199</text:a></text:p>
          <text:p text:style-name="P67"><text:a xlink:type="simple" xlink:href="#__RefHeading__1018858_715980110" text:style-name="Index_20_Link" text:visited-style-name="Index_20_Link">6.20.12 <text:s text:c="2"/>LEFT<text:tab/>201</text:a></text:p>
          <text:p text:style-name="P67"><text:a xlink:type="simple" xlink:href="#__RefHeading__1018860_7159801101111111111111111111111111111111111111111111111" text:style-name="Index_20_Link" text:visited-style-name="Index_20_Link">6.20.13 <text:s text:c="2"/>LEN<text:tab/>201</text:a></text:p>
          <text:p text:style-name="P67"><text:a xlink:type="simple" xlink:href="#__RefHeading__1018862_715980110" text:style-name="Index_20_Link" text:visited-style-name="Index_20_Link">6.20.14 <text:s text:c="2"/>LOWER<text:tab/>202</text:a></text:p>
          <text:p text:style-name="P67"><text:a xlink:type="simple" xlink:href="#__RefHeading__1018864_715980110" text:style-name="Index_20_Link" text:visited-style-name="Index_20_Link">6.20.15 <text:s text:c="2"/>MID<text:tab/>202</text:a></text:p>
          <text:p text:style-name="P67"><text:a xlink:type="simple" xlink:href="#__RefHeading__1018866_715980110111111111111111111111111111111111111111111111111" text:style-name="Index_20_Link" text:visited-style-name="Index_20_Link">6.20.16 <text:s text:c="2"/>PROPER<text:tab/>202</text:a></text:p>
          <text:p text:style-name="P67"><text:a xlink:type="simple" xlink:href="#__RefHeading__1018868_715980110" text:style-name="Index_20_Link" text:visited-style-name="Index_20_Link">6.20.17 <text:s text:c="2"/>REPLACE<text:tab/>203</text:a></text:p>
          <text:p text:style-name="P67"><text:a xlink:type="simple" xlink:href="#__RefHeading__1018870_715980110" text:style-name="Index_20_Link" text:visited-style-name="Index_20_Link">6.20.18 <text:s text:c="2"/>REPT<text:tab/>203</text:a></text:p>
          <text:p text:style-name="P67"><text:soft-page-break/><text:a xlink:type="simple" xlink:href="#__RefHeading__1018872_715980110" text:style-name="Index_20_Link" text:visited-style-name="Index_20_Link">6.20.19 <text:s text:c="2"/>RIGHT<text:tab/>203</text:a></text:p>
          <text:p text:style-name="P67"><text:a xlink:type="simple" xlink:href="#__RefHeading__1018874_715980110111111111111111111111111111111111111111111111111" text:style-name="Index_20_Link" text:visited-style-name="Index_20_Link">6.20.20 <text:s text:c="2"/>SEARCH<text:tab/>204</text:a></text:p>
          <text:p text:style-name="P67"><text:a xlink:type="simple" xlink:href="#__RefHeading__1018876_715980110" text:style-name="Index_20_Link" text:visited-style-name="Index_20_Link">6.20.21 <text:s text:c="2"/>SUBSTITUTE<text:tab/>204</text:a></text:p>
          <text:p text:style-name="P67"><text:a xlink:type="simple" xlink:href="#__RefHeading__1018878_715980110" text:style-name="Index_20_Link" text:visited-style-name="Index_20_Link">6.20.22 <text:s text:c="2"/>T<text:tab/>204</text:a></text:p>
          <text:p text:style-name="P67"><text:a xlink:type="simple" xlink:href="#__RefHeading__1018880_715980110" text:style-name="Index_20_Link" text:visited-style-name="Index_20_Link">6.20.23 <text:s text:c="2"/>TEXT<text:tab/>204</text:a></text:p>
          <text:p text:style-name="P67"><text:a xlink:type="simple" xlink:href="#__RefHeading__1018882_715980110" text:style-name="Index_20_Link" text:visited-style-name="Index_20_Link">6.20.24 <text:s text:c="2"/>TRIM<text:tab/>205</text:a></text:p>
          <text:p text:style-name="P67"><text:a xlink:type="simple" xlink:href="#__RefHeading__1018884_715980110" text:style-name="Index_20_Link" text:visited-style-name="Index_20_Link">6.20.25 <text:s text:c="2"/>UNICHAR<text:tab/>205</text:a></text:p>
          <text:p text:style-name="P67"><text:a xlink:type="simple" xlink:href="#__RefHeading__1018886_715980110" text:style-name="Index_20_Link" text:visited-style-name="Index_20_Link">6.20.26 <text:s text:c="2"/>UNICODE<text:tab/>205</text:a></text:p>
          <text:p text:style-name="P67"><text:a xlink:type="simple" xlink:href="#__RefHeading__1018888_715980110" text:style-name="Index_20_Link" text:visited-style-name="Index_20_Link">6.20.27 <text:s text:c="2"/>UPPER<text:tab/>205</text:a></text:p>
          <text:p text:style-name="P68"><text:a xlink:type="simple" xlink:href="#__RefHeading__1018890_715980110" text:style-name="Index_20_Link" text:visited-style-name="Index_20_Link">7 <text:s text:c="2"/>Other Capabilities<text:tab/>207</text:a></text:p>
          <text:p text:style-name="P69"><text:a xlink:type="simple" xlink:href="#__RefHeading__1018892_715980110" text:style-name="Index_20_Link" text:visited-style-name="Index_20_Link">7.1 <text:s text:c="2"/>General<text:tab/>207</text:a></text:p>
          <text:p text:style-name="P69"><text:a xlink:type="simple" xlink:href="#__RefHeading__1018894_715980110" text:style-name="Index_20_Link" text:visited-style-name="Index_20_Link">7.2 <text:s text:c="2"/>Inline constant arrays<text:tab/>207</text:a></text:p>
          <text:p text:style-name="P69"><text:a xlink:type="simple" xlink:href="#__RefHeading__1018896_715980110" text:style-name="Index_20_Link" text:visited-style-name="Index_20_Link">7.3 <text:s text:c="2"/>Inline non-constant arrays<text:tab/>207</text:a></text:p>
          <text:p text:style-name="P69"><text:a xlink:type="simple" xlink:href="#__RefHeading__1018898_715980110" text:style-name="Index_20_Link" text:visited-style-name="Index_20_Link">7.4 <text:s text:c="2"/>Year 1583<text:tab/>207</text:a></text:p>
          <text:p text:style-name="P68"><text:a xlink:type="simple" xlink:href="#__RefHeading__1018900_715980110" text:style-name="Index_20_Link" text:visited-style-name="Index_20_Link">8 <text:s text:c="2"/>Non-portable Features<text:tab/>208</text:a></text:p>
          <text:p text:style-name="P69"><text:a xlink:type="simple" xlink:href="#__RefHeading__1018902_715980110" text:style-name="Index_20_Link" text:visited-style-name="Index_20_Link">8.1 <text:s text:c="2"/>General<text:tab/>208</text:a></text:p>
          <text:p text:style-name="P69"><text:a xlink:type="simple" xlink:href="#__RefHeading__1018904_715980110" text:style-name="Index_20_Link" text:visited-style-name="Index_20_Link">8.2 <text:s text:c="2"/>Distinct Logical<text:tab/>208</text:a></text:p>
          <text:p text:style-name="P68"><text:a xlink:type="simple" xlink:href="#__RefHeading___Toc1134097_2705524876" text:style-name="Index_20_Link" text:visited-style-name="Index_20_Link">Appendix A. <text:s text:c="2"/>Changes From Previous Specification Versions (Non Normative)<text:tab/>209</text:a></text:p>
          <text:p text:style-name="P69"><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4"><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7">OpenFormula defines:</text:p>
      <text:list xml:id="list1530663197" text:style-name="L1">
        <text:list-item>
          <text:p text:style-name="P91">data types</text:p>
        </text:list-item>
        <text:list-item>
          <text:p text:style-name="P91">syntax</text:p>
        </text:list-item>
        <text:list-item>
          <text:p text:style-name="P91">semantics</text:p>
        </text:list-item>
      </text:list>
      <text:p text:style-name="P7">for recalculated formulas. <text:reference-ref text:reference-format="chapter" text:ref-name="Recalculation">3.5</text:reference-ref></text:p>
      <text:p text:style-name="P7">OpenFormula also defines functions.</text:p>
      <text:p text:style-name="P7">OpenFormula does not define:</text:p>
      <text:list xml:id="list802299748"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568490481"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73205449064321" text:continue-list="list1568490481"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7">It need not evaluate references that contain more than one area.</text:p>
        </text:list-item>
        <text:list-item>
          <text:p text:style-name="P118">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23"><text:span text:style-name="Note_20_Label"><text:span text:style-name="T78">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73205281176116" text:continue-list="list173205449064321"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73205362764534" text:continue-list="list173205281176116" text:style-name="Processor_20_Conformance">
        <text:list-item text:start-value="1">
          <text:p text:style-name="P93">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73205342281453" text:continue-list="list458640231"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870293550"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4288954615"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73207253588353" text:continue-list="list4288954615" text:style-name="Numbering_20_1">
        <text:list-item text:start-value="1">
          <text:p text:style-name="P95"><text:span text:style-name="T27">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761119772"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73206233142754" text:continue-list="list173207253588353" text:style-name="Numbering_20_1">
        <text:list-item text:start-value="1">
          <text:p text:style-name="P11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19">HOST-PRECISION-AS-SHOWN: If true, calculations are performed using rounded values of those displayed; otherwise, calculations are performed using the precision of the underlying numeric representation.</text:p>
          <text:p text:style-name="P119"><text:span text:style-name="Note_20_Label">Note:</text:span> This does not impose a particular numeric model. Since implementations may use binary representations, this rounding may be inexact for decimal values.</text:p>
        </text:list-item>
        <text:list-item>
          <text:p text:style-name="P119">HOST-SEARCH-CRITERIA-MUST-APPLY-TO-WHOLE-CELL If true, the specified search criteria shall apply to the entire cell contents if it is a text match using = or &lt;&gt;; if not, only a subpart of the cell content needs to match the text.</text:p>
        </text:list-item>
        <text:list-item>
          <text:p text:style-name="P119">HOST-AUTOMATIC-FIND-LABELS: if true, row and column labels are automatically found.</text:p>
        </text:list-item>
        <text:list-item>
          <text:p text:style-name="P119">HOST-USE-REGULAR-EXPRESSIONS: If true, regular expressions are used for character string comparisons and when searching.</text:p>
        </text:list-item>
        <text:list-item>
          <text:p text:style-name="P119">HOST-USE-WILDCARDS: If true, wildcards question mark '?' and asterisk '*' are used for character-string comparisons and when searching. Wildcards may be escaped with a tilde '~' character.</text:p>
        </text:list-item>
        <text:list-item>
          <text:p text:style-name="P119">HOST-NULL-YEAR: This defines how to convert a two-digit year into a four-digit year. Each two-digit year value is interpreted as a year that equals or follows this year.</text:p>
        </text:list-item>
        <text:list-item>
          <text:p text:style-name="P119">HOST-NULL-DATE: Defines the beginning of the epoch; a numeric date of 0 equals this date.</text:p>
        </text:list-item>
        <text:list-item>
          <text:p text:style-name="P119">HOST-LOCALE: The locale to be used for locale-dependent operations, such as conversion of text to dates, or text to numbers.</text:p>
        </text:list-item>
        <text:list-item>
          <text:p text:style-name="P119"><text:s/>HOST-ITERATION-STATUS: If enabled, iterative calculations of cyclic references are performed. </text:p>
        </text:list-item>
        <text:list-item>
          <text:p text:style-name="P11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19"><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3">automatic recalculation</text:span>) or on user command (this is termed <text:span text:style-name="T53">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3">always</text:span> recalculate formulas including such functions whenever a recalculation occurs. Functions that are <text:span text:style-name="T53">always</text:span> recalculated whenever a recalculation occurs are termed <text:span text:style-name="T53">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4">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483938096"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3">real part</text:span> and an <text:span text:style-name="T53">imaginary part.</text:span> In mathematics, complex numbers are often written as <text:span text:style-name="T53">x</text:span> + <text:span text:style-name="T53">iy</text:span>, where <text:span text:style-name="T53">x</text:span> (the real part) and <text:span text:style-name="T53">y</text:span> (the imaginary part) are real numbers and <text:span text:style-name="T53">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3">re</text:span><text:span text:style-name="T88">i</text:span><text:span text:style-name="T87">θ</text:span> = <text:span text:style-name="T53">r</text:span>cos(θ) + <text:span text:style-name="T53">ir</text:span>sin(θ), where <text:span text:style-name="T53">r</text:span> is the <text:span text:style-name="T53">modulus</text:span> of the complex number (a real number) and θ is the <text:span text:style-name="T53">argument</text:span> or <text:span text:style-name="T53">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0">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49">Note 1:</text:span></text:span><text:span text:style-name="T50"> For example, SUM([.A1:.B2]) is identical to SUM([.A1]~[.B2]~[.A2]~[.B1]), but COLUMNS([.A1:.B2]), resulting in 2 columns, is not identical to COLUMNS([.A1]~[.B2]~[.A2]~[.B1]), where iterating over the reference list would result in 4 columns.</text:span></text:p>
      <text:p text:style-name="P5">A reference list cannot be converted to an array.</text:p>
      <text:p text:style-name="Note"><text:span text:style-name="Note_20_Label"><text:span text:style-name="T49">Note 2:</text:span></text:span><text:span text:style-name="T50"> For example, in array context {ABS([.A1]~[.B2]~[.A2]~[.B1])} is an invalid expression, whereas {ABS([.A1:.B2])} is not.</text:span></text:p>
      <text:p text:style-name="P5">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3">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3">Scalar</text:span> value is a value that has a <text:span text:style-name="T53">single</text:span> value. A reference to more than one cell is <text:span text:style-name="T53">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453461484"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483450959"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79">th</text:span>.<text:span text:style-name="T33"> </text:span>This is not an error.<text:span text:style-name="T33"> <text:s/></text:span>The above functions work on such dates as well, e.g., day(February 30<text:span text:style-name="T79">th</text:span>) == 30.</text:p>
      <text:h text:style-name="Heading_20_4" text:outline-level="4"><text:reference-mark text:name="Basis-ProcedureA"/>Procedure A</text:h>
      <text:list xml:id="list3075295441"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4291194064"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1182425771"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3778459045" text:style-name="Example_20_Numbering">
        <text:list-item>
          <text:p text:style-name="P100">Return 360</text:p>
        </text:list-item>
      </text:list>
      <text:h text:style-name="Heading_20_4" text:outline-level="4"><text:reference-mark text:name="Basis-ProcedureE"/>Procedure E</text:h>
      <text:list xml:id="list173206944820640" text:continue-list="list3778459045"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2091075169"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4">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3">database</text:span> is a rectangular organized set of data.<text:span text:style-name="T33"> </text:span>Any database has a set of one or more <text:span text:style-name="T53">fields</text:span> that determine the structure of the database. A database has a set of zero or more <text:span text:style-name="T53">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3">field</text:span> is a value that selects a field in a database; it is also called a <text:span text:style-name="T53">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4">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73206653524041"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8">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8">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58"><text:tab/>String |</text:p>
      <text:p text:style-name="P58"><text:tab/>Array |</text:p>
      <text:p text:style-name="P58"><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58"><text:tab/>Reference |</text:p>
      <text:p text:style-name="P58"><text:tab/>QuotedLabel |</text:p>
      <text:p text:style-name="P58"><text:tab/>AutomaticIntersection |</text:p>
      <text:p text:style-name="P58"><text:tab/>NamedExpression |</text:p>
      <text:p text:style-name="SyntaxBNF"><text:tab/> <text:span text:style-name="T19">Error</text:span></text:p>
      <text:p text:style-name="P58"><text:tab/>) Whitespace*</text:p>
      <text:p text:style-name="P58">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8">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8">RangeOp ::= ':'</text:p>
      <text:p text:style-name="P8"><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ang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intersection ([.A1:.C4]![.B1:.B5] is [.B1:.B4]). Displayed as the space character in some implementation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table-cell table:style-name="Table1.A2" office:value-type="string">
            <text:p text:style-name="Table_20_Contents">right</text:p>
          </table:table-cell>
          <table:table-cell table:style-name="Table1.A2" office:value-type="string">
            <text:p text:style-name="P43">+,-</text:p>
          </table:table-cell>
          <table:table-cell table:style-name="Table1.C2" office:value-type="string">
            <text:p text:style-name="Table_20_Contents">Prefix unary operators, e.g., -5 or -[.A1]. Note that these have a different precedence than add and subtract.</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Postfix unary operator % (divide by 100). Note that this is legal with expressions (e.g., [.B1]%).</text:p>
          </table:table-cell>
        </table:table-row>
        <table:table-row>
          <table:table-cell table:style-name="Table1.A2" office:value-type="string">
            <text:p text:style-name="Table_20_Contents">left</text:p>
          </table:table-cell>
          <table:table-cell table:style-name="Table1.A2" office:value-type="string">
            <text:p text:style-name="P43"><text:span text:style-name="Teletype">^</text:span></text:p>
          </table:table-cell>
          <table:table-cell table:style-name="Table1.C2" office:value-type="string">
            <text:p text:style-name="Table_20_Contents">Power (2 <text:span text:style-name="Teletype">^</text:span> 3 is 8).</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Multiply, divid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Binary operations add, subtract. Note that unary (prefix) + and - have a different precedence.</text:p>
          </table:table-cell>
        </table:table-row>
        <table:table-row>
          <table:table-cell table:style-name="Table1.A2" office:value-type="string">
            <text:p text:style-name="Table_20_Contents">left</text:p>
          </table:table-cell>
          <table:table-cell table:style-name="Table1.A2" office:value-type="string">
            <text:p text:style-name="P43">&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table-cell table:style-name="Table1.A2" office:value-type="string">
            <text:p text:style-name="Table_20_Contents">left</text:p>
          </table:table-cell>
          <table:table-cell table:style-name="Table1.A2" office:value-type="string">
            <text:p text:style-name="P43">=,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8"><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2">A ReferenceError provides information that a formula evaluates to an Error because of a particular reference having been invalidated by actions that occurred after the formula was validly created. </text:p>
      <text:p text:style-name="P12">Columns are named by a sequence of one or more uppercase letters A-Z (U+0041 through U+005A). <text:s/>Columns are named A, B, C, ... X, Y, Z, AA, AB, AC, ... AY, AZ, BA, BB, BC, ... ZX, ZY, ZZ, AAA, AAB, AAC, AAZ, ABA, ABB, and so on.</text:p>
      <text:p text:style-name="P12">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2">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2">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2">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 operator, when saving files, and, where there is a choice of cells to join, evaluators </text:span><text:span text:style-name="ISO_20_Keyword"><text:span text:style-name="T19">should</text:span></text:span><text:span text:style-name="T20"> choose the leftmost pair.</text:span></text:p>
      <text:p text:style-name="P8">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31">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8">For a <text:span text:style-name="SyntaxRule">QuotedLabel</text:span> where no defined label is found, an automatic lookup is performed on the sheet where the formula cell resides, if that document setting is enabled (HOST-AUTOMATIC-FIND-LABELS value true ).</text:p>
      <text:p text:style-name="P8">Matches to the upper left of the formula cell are preferred over other matches, followed by matches with a smaller distance. The following algorithm is used:</text:p>
      <text:p text:style-name="Text_20_body"><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text:span><text:soft-page-break/><text:span text:style-name="T19">(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70855682" text:style-name="L10">
        <text:list-item>
          <text:p text:style-name="P102">If Match1 has the smallest distance, that match is taken.</text:p>
        </text:list-item>
        <text:list-item>
          <text:p text:style-name="P121">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30">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4">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table-cell table:number-columns-spanned="2">
            <table:table table:is-sub-table="true">
              <table:table-column table:style-name="Table2.A"/>
              <table:table-column table:style-name="Table2.B"/>
              <table:table-row table:style-name="Table2.1">
                <table:table-cell table:style-name="Table2.A2.1.1" office:value-type="string">
                  <text:p text:style-name="Table_20_Heading">1</text:p>
                </table:table-cell>
                <table:table-cell table:style-name="Table2.A2.1.1" office:value-type="string">
                  <text:p text:style-name="Table_20_Contents">Label</text:p>
                </table:table-cell>
              </table:table-row>
              <table:table-row table:style-name="Table2.1">
                <table:table-cell table:style-name="Table2.A2.1.1" office:value-type="string">
                  <text:p text:style-name="Table_20_Heading">2</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3</text:p>
                </table:table-cell>
                <table:table-cell table:style-name="Table2.A2.1.1" office:value-type="string">
                  <text:p text:style-name="P44">1</text:p>
                </table:table-cell>
              </table:table-row>
              <table:table-row table:style-name="Table2.1">
                <table:table-cell table:style-name="Table2.A2.1.1" office:value-type="string">
                  <text:p text:style-name="Table_20_Heading">4</text:p>
                </table:table-cell>
                <table:table-cell table:style-name="Table2.A2.1.1" office:value-type="string">
                  <text:p text:style-name="P44">2</text:p>
                </table:table-cell>
              </table:table-row>
              <table:table-row table:style-name="Table2.1">
                <table:table-cell table:style-name="Table2.A2.1.1" office:value-type="string">
                  <text:p text:style-name="Table_20_Heading">5</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6</text:p>
                </table:table-cell>
                <table:table-cell table:style-name="Table2.A2.1.1" office:value-type="string">
                  <text:p text:style-name="P44">8</text:p>
                </table:table-cell>
              </table:table-row>
              <table:table-row>
                <table:table-cell table:style-name="Table2.A2.1.1" office:value-type="string">
                  <text:p text:style-name="Table_20_Heading">7</text:p>
                </table:table-cell>
                <table:table-cell table:style-name="Table2.A2.1.1" office:value-type="string">
                  <text:p text:style-name="Table_20_Contents"/>
                </table:table-cell>
              </table:table-row>
              <table:table-row>
                <table:table-cell table:style-name="Table2.A2.1.1" office:value-type="string">
                  <text:p text:style-name="Table_20_Heading">8</text:p>
                </table:table-cell>
                <table:table-cell table:style-name="Table2.A2.1.1" office:value-type="string">
                  <text:p text:style-name="P44">32</text:p>
                </table:table-cell>
              </table:table-row>
            </table:table>
          </table:table-cell>
          <table:covered-table-cell/>
          <table:table-cell table:style-name="Table2.A2.1.1" office:value-type="string">
            <text:p text:style-name="Table_20_Contents">=SUM('Label')</text:p>
          </table:table-cell>
          <table:table-cell table:style-name="Table2.A2.1.1" office:value-type="string">
            <text:p text:style-name="Table_20_Contents">3</text:p>
          </table:table-cell>
          <table:table-cell table:style-name="Table2.E2" office:value-type="string">
            <text:p text:style-name="Table_20_Contents">Empty cell in row 2 is skipped (two empty cells in row 2 and 3 would not be skipped and would stop the automatic range), empty cell in row 5 stops the automatic range.</text:p>
          </table: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number-columns-spanned="2">
            <table:table table:is-sub-table="true">
              <table:table-column table:style-name="Table217.A"/>
              <table:table-column table:style-name="Table217.B"/>
              <table:table-row table:style-name="Table217.1">
                <table:table-cell table:style-name="Table217.A2.1.1" office:value-type="string">
                  <text:p text:style-name="Table_20_Heading">1</text:p>
                </table:table-cell>
                <table:table-cell table:style-name="Table217.A2.1.1" office:value-type="string">
                  <text:p text:style-name="Table_20_Contents">Label</text:p>
                </table:table-cell>
              </table:table-row>
              <table:table-row table:style-name="Table217.1">
                <table:table-cell table:style-name="Table217.A2.1.1" office:value-type="string">
                  <text:p text:style-name="Table_20_Heading">2</text:p>
                </table:table-cell>
                <table:table-cell table:style-name="Table217.A2.1.1" office:value-type="string">
                  <text:p text:style-name="Table_20_Contents"/>
                </table:table-cell>
              </table:table-row>
              <table:table-row table:style-name="Table217.1">
                <table:table-cell table:style-name="Table217.A2.1.1" office:value-type="string">
                  <text:p text:style-name="Table_20_Heading">3</text:p>
                </table:table-cell>
                <table:table-cell table:style-name="Table217.A2.1.1" office:value-type="string">
                  <text:p text:style-name="P44">1</text:p>
                </table:table-cell>
              </table:table-row>
              <table:table-row table:style-name="Table217.1">
                <table:table-cell table:style-name="Table217.A2.1.1" office:value-type="string">
                  <text:p text:style-name="Table_20_Heading">4</text:p>
                </table:table-cell>
                <table:table-cell table:style-name="Table217.A2.1.1" office:value-type="string">
                  <text:p text:style-name="P44">2</text:p>
                </table:table-cell>
              </table:table-row>
              <table:table-row table:style-name="Table217.1">
                <table:table-cell table:style-name="Table217.A2.1.1" office:value-type="string">
                  <text:p text:style-name="Table_20_Heading">5</text:p>
                </table:table-cell>
                <table:table-cell table:style-name="Table217.A2.1.1" office:value-type="string">
                  <text:p text:style-name="P44">4</text:p>
                </table:table-cell>
              </table:table-row>
              <table:table-row table:style-name="Table217.1">
                <table:table-cell table:style-name="Table217.A2.1.1" office:value-type="string">
                  <text:p text:style-name="Table_20_Heading">6</text:p>
                </table:table-cell>
                <table:table-cell table:style-name="Table217.A2.1.1" office:value-type="string">
                  <text:p text:style-name="P44">8</text:p>
                </table:table-cell>
              </table:table-row>
              <table:table-row>
                <table:table-cell table:style-name="Table217.A2.1.1" office:value-type="string">
                  <text:p text:style-name="Table_20_Heading">7</text:p>
                </table:table-cell>
                <table:table-cell table:style-name="Table217.A2.1.1" office:value-type="string">
                  <text:p text:style-name="Table_20_Contents"/>
                </table:table-cell>
              </table:table-row>
              <table:table-row>
                <table:table-cell table:style-name="Table217.A2.1.1" office:value-type="string">
                  <text:p text:style-name="Table_20_Heading">8</text:p>
                </table:table-cell>
                <table:table-cell table:style-name="Table217.A2.1.1" office:value-type="string">
                  <text:p text:style-name="P44">32</text:p>
                </table:table-cell>
              </table:table-row>
            </table:table>
          </table:table-cell>
          <table:covered-table-cell/>
          <table:table-cell table:style-name="Table217.A2.1.1" office:value-type="string">
            <text:p text:style-name="Table_20_Contents">=SUM('Label')</text:p>
          </table:table-cell>
          <table:table-cell table:style-name="Table217.A2.1.1" office:value-type="string">
            <text:p text:style-name="Table_20_Contents">15</text:p>
          </table:table-cell>
          <table:table-cell table:style-name="Table217.E2" office:value-type="string">
            <text:p text:style-name="Table_20_Contents">Empty cell in row 2 is skipped, empty cell in row 7 stops the automatic range.</text:p>
          </table: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8">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8">A NamedExpression references another expression, possibly in a completely different spreadsheet or any other type of document that can be imported into a spreadsheet.</text:p>
      <text:p text:style-name="P58">NamedExpression ::= SimpleNamedExpression |<text:line-break/><text:tab/>SheetLocalNamedExpression | ExternalNamedExpression</text:p>
      <text:p text:style-name="P58"><text:soft-page-break/>SimpleNamedExpression ::= Identifier |<text:line-break/><text:tab/>'$$' (Identifier | SingleQuoted)</text:p>
      <text:p text:style-name="P58">SheetLocalNamedExpression ::=<text:line-break/><text:tab/>QuotedSheetName '.' SimpleNamedExpression</text:p>
      <text:p text:style-name="P58">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8"><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26">Identifier ::= ( LetterXML</text:p>
      <text:list xml:id="list966591013"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8">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Comments</text:p>
          </table:table-cell>
        </table:table-row>
        <table:table-row>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8">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9">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7320581214541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78">Note: </text:span></text:span><text:span text:style-name="T27">Functions and operators are defined by mathematical formulas or by an OpenFormula formula. Formulas define the </text:span><text:span text:style-name="T56">correct result, </text:span><text:span text:style-name="T27">and </text:span><text:span text:style-name="T56">not</text:span><text:span text:style-name="T50"> the algorithm for calculation. Since computing systems have limited precision and range of numbers, some functions </text:span><text:span text:style-name="T56">cannot</text:span><text:span text:style-name="T50"> or </text:span><text:span text:style-name="T56">should not</text:span><text:span text:style-name="T50"> be naively </text:span><text:soft-page-break/><text:span text:style-name="T50">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3">expected type</text:span>. The expected type can be one of the base types, identified above. It can also be of some <text:span text:style-name="T53">conversion type</text:span> that controls conversion, e.g., <text:span text:style-name="T53">Any</text:span> means that no conversion is done (it can be of any type); <text:span text:style-name="T53">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73207314302349" text:continue-list="list17320581214541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73206410075581" text:continue-list="list173207314302349"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9">A <text:span text:style-name="T54">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73206924815642" text:continue-list="list173206410075581"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23">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23">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23">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73206455588706"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53">only</text:span> includes the values of type Number or Error. Thus, Empty cells and Text that <text:span text:style-name="T53">could</text:span> be converted into a value are <text:span text:style-name="T53">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73207069884371" text:continue-list="list173206455588706"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73206934404503" text:continue-list="list173207069884371"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73206843637365"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73206618130709" text:continue-list="list17320684363736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73205426689160"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73207016730711" text:continue-list="list173205426689160"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73207330129757" text:continue-list="list173207016730711"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73207412578079" text:continue-list="list173207330129757"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9"><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3">cannot</text:span> be compared to a constant Error value to determine if that is the same Error value.</text:p>
      <text:p text:style-name="P29"><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4">op</text:span> <text:span text:style-name="Value_20_Type">Scalar</text:span> <text:span text:style-name="Parameter_20_Name">Right</text:span></text:p>
      <text:p text:style-name="Text_20_body"><text:tab/>where <text:span text:style-name="T54">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9"><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0">If </text:span><text:span text:style-name="Parameter_20_Name">Left</text:span><text:span text:style-name="T50"> or </text:span><text:span text:style-name="Parameter_20_Name">Right</text:span><text:span text:style-name="T50"> are not of type Reference or ReferenceList, an Error </text:span><text:span text:style-name="ISO_20_Keyword">shall</text:span><text:span text:style-name="T50">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Union"/><text:reference-mark-start text:name="DDE_LINK3"/><text:reference-mark-start text:name="Infix_Operator_Reference_Concatenation"/>Infix Operator Reference Concatenation ("~") (aka Union)<text:bookmark-end text:name="__RefHeading__1018036_715980110"/><text:reference-mark-end text:name="Infix_Operator_Reference_Concatenation"/><text:reference-mark-end text:name="DDE_LINK3"/><text:reference-mark-end text:name="Infix_Operator_Reference_Un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3">not</text:span> the same as a union in set theory; duplicate references to cells are <text:span text:style-name="T53">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0">If </text:span><text:span text:style-name="Parameter_20_Name"><text:span text:style-name="T78">Left</text:span></text:span><text:span text:style-name="T50"> or </text:span><text:span text:style-name="Parameter_20_Name"><text:span text:style-name="T78">Right</text:span></text:span><text:span text:style-name="T50"> are not of type Reference or ReferenceList, an Error </text:span><text:span text:style-name="ISO_20_Keyword">shall</text:span><text:span text:style-name="T50">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3">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4">M</text:span> rows and <text:span text:style-name="T54">N</text:span> columns is defined by</text:p>
      <text:p text:style-name="Formula"><text:soft-page-break/><draw:frame draw:style-name="fr10" draw:name="Object78" text:anchor-type="as-char" svg:width="5.47cm" svg:height="2.625cm" draw:z-index="67"><draw:object xlink:href="./Object 74" xlink:type="simple" xlink:show="embed" xlink:actuate="onLoad"/><draw:image xlink:href="./ObjectReplacements/Object 74" xlink:type="simple" xlink:show="embed" xlink:actuate="onLoad"/>
     <svg:desc>formula</svg:desc>
    </draw:frame></text:p>
      <text:p text:style-name="P13">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3">where <text:span text:style-name="T54">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2"><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4"><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4"><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2">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73206389538245" text:continue-list="list173207412578079"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73206570209051" text:continue-list="list173206389538245"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59">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6">X</text:span></text:span><text:span text:style-name="T4"> = 0, then IMARGUMENT(</text:span><text:span text:style-name="Parameter_20_Name"><text:span text:style-name="T46">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 </text:span>None </text:p>
      <text:p text:style-name="Text_20_body"><text:soft-page-break/><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41"><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6">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8">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8"><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6">See also</text:span></text:span><text:span text:style-name="Label"> </text:span><text:span text:style-name="T46">IMCOSH </text:span><text:span text:style-name="T46"><text:reference-ref text:reference-format="chapter" text:ref-name="IMCOSH">6.8.8</text:reference-ref></text:span><text:span text:style-name="T46">, IMDIV </text:span><text:span text:style-name="T46"><text:reference-ref text:reference-format="chapter" text:ref-name="IMDIV">6.8.12</text:reference-ref></text:span><text:span text:style-name="T46">, SECH </text:span><text:span text:style-name="T46"><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59"> </text:span><text:span text:style-name="Parameter_20_Name"><text:span text:style-name="T46">N</text:span></text:span> }<text:span text:style-name="T7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23"><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3">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046774070"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4276251683"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his is equal to:</text:p>
      <text:p text:style-name="Text_20_body">DayFraction = (T - INT(<text:span text:style-name="Parameter_20_Name">T</text:span>))</text:p>
      <text:p text:style-name="Text_20_body"><text:soft-page-break/>Hour = INT(DayFraction * 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his is equal to:</text:p>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Value_20_Type">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akes <text:span text:style-name="Parameter_20_Name">Date</text:span>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ext:soft-page-break/>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Note that this returns an <text:span text:style-name="T53">integer</text:span>, without a fractional part. Note also that this <text:span text:style-name="T53">rounds</text:span> to the nearest second, instead of returning the integer part of the seconds. This is equal to:</text:p>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oft-page-break/><text:span text:style-name="Parameter_20_Name"><text:span text:style-name="T78">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708860637" text:style-name="L14">
        <text:list-item>
          <text:p text:style-name="P120">When <text:span text:style-name="Parameter_20_Name">Type</text:span> is 1, Sunday is the first day of the week, with value 1; Saturday has value 7.</text:p>
        </text:list-item>
        <text:list-item>
          <text:p text:style-name="P120">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text:soft-page-break/>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6">Weekday Type</text:p>
          </table:table-cell>
          <table:table-cell table:style-name="Table5.A1" office:value-type="string">
            <text:p text:style-name="P56">1</text:p>
          </table:table-cell>
          <table:table-cell table:style-name="Table5.A1" office:value-type="string">
            <text:p text:style-name="P56">2</text:p>
          </table:table-cell>
          <table:table-cell table:style-name="Table5.A1" office:value-type="string">
            <text:p text:style-name="P56">3</text:p>
          </table:table-cell>
          <table:table-cell table:style-name="Table5.A1" office:value-type="string">
            <text:p text:style-name="P56">11</text:p>
          </table:table-cell>
          <table:table-cell table:style-name="Table5.A1" office:value-type="string">
            <text:p text:style-name="P56">12</text:p>
          </table:table-cell>
          <table:table-cell table:style-name="Table5.A1" office:value-type="string">
            <text:p text:style-name="P56">13</text:p>
          </table:table-cell>
          <table:table-cell table:style-name="Table5.A1" office:value-type="string">
            <text:p text:style-name="P56">14</text:p>
          </table:table-cell>
          <table:table-cell table:style-name="Table5.A1" office:value-type="string">
            <text:p text:style-name="P56">15</text:p>
          </table:table-cell>
          <table:table-cell table:style-name="Table5.A1" office:value-type="string">
            <text:p text:style-name="P56">16</text:p>
          </table:table-cell>
          <table:table-cell table:style-name="Table5.K1" office:value-type="string">
            <text:p text:style-name="P56">17</text:p>
          </table:table-cell>
        </table:table-row>
        <table:table-row>
          <table:table-cell table:style-name="Table5.A2" office:value-type="string">
            <text:p text:style-name="P51">Sunday</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K2" office:value-type="string">
            <text:p text:style-name="P43">1</text:p>
          </table:table-cell>
        </table:table-row>
        <table:table-row>
          <table:table-cell table:style-name="Table5.A2" office:value-type="string">
            <text:p text:style-name="P51">Monday</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0</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K2" office:value-type="string">
            <text:p text:style-name="P43">2</text:p>
          </table:table-cell>
        </table:table-row>
        <table:table-row>
          <table:table-cell table:style-name="Table5.A2" office:value-type="string">
            <text:p text:style-name="P51">Tuesday</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K2" office:value-type="string">
            <text:p text:style-name="P43">3</text:p>
          </table:table-cell>
        </table:table-row>
        <table:table-row table:style-name="Table5.5">
          <table:table-cell table:style-name="Table5.A2" office:value-type="string">
            <text:p text:style-name="P51">Wednesday</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K2" office:value-type="string">
            <text:p text:style-name="P43">4</text:p>
          </table:table-cell>
        </table:table-row>
        <table:table-row>
          <table:table-cell table:style-name="Table5.A2" office:value-type="string">
            <text:p text:style-name="P51">Thursday</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K2" office:value-type="string">
            <text:p text:style-name="P43">5</text:p>
          </table:table-cell>
        </table:table-row>
        <table:table-row table:style-name="Table5.7">
          <table:table-cell table:style-name="Table5.A2" office:value-type="string">
            <text:p text:style-name="P51">Friday</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K2" office:value-type="string">
            <text:p text:style-name="P43">6</text:p>
          </table:table-cell>
        </table:table-row>
        <table:table-row table:style-name="Table5.8">
          <table:table-cell table:style-name="Table5.A2" office:value-type="string">
            <text:p text:style-name="P62">Saturday</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K2" office:value-type="string">
            <text:p text:style-name="P43">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4">For <text:span text:style-name="Parameter_20_Name">Mode </text:span>= {1, 2, 11, 12, ..., 17} the week containing January 1 is the first week of the year, and is numbered week 1. The week starts on {Sunday, Monday, Monday, Tuesday, ..., Sunday}.</text:p>
      <text:p text:style-name="P4"><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3">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4">Offset</text:span> parameter. If <text:span text:style-name="T54">Offset</text:span> is negative, the offset will return a date prior to <text:span text:style-name="Parameter_20_Name">Date</text:span>. If <text:span text:style-name="T54">Offset</text:span> is positive, a date later <text:span text:style-name="Parameter_20_Name">Date</text:span> is returned. If <text:span text:style-name="T54">Offset</text:span> is zero, then <text:span text:style-name="Parameter_20_Name">Date</text:span> is returned.</text:p>
      <text:p text:style-name="Text_20_body"><text:soft-page-break/>Work days are defined as non-weekend, non-holiday days. By default, weekends are Saturdays and Sundays and there are no holidays.</text:p>
      <text:p text:style-name="Text_20_body">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78">B</text:span></text:span><text:span text:style-name="T50">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soft-page-break/><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9"><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text:soft-page-break/>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Parameter_20_Name">Frequency</text:span></text:p>
            </table:table-cell>
            <table:table-cell table:style-name="Table7.B1" office:value-type="string">
              <text:p text:style-name="P55">Frequency of coupon payments</text:p>
            </table:table-cell>
          </table:table-row>
        </table:table-header-rows>
        <table:table-row>
          <table:table-cell table:style-name="Table7.A2" office:value-type="float" office:value="1">
            <text:p text:style-name="P43">1</text:p>
          </table:table-cell>
          <table:table-cell table:style-name="Table7.B5" office:value-type="string">
            <text:p text:style-name="Table_20_Contents">Annual</text:p>
          </table:table-cell>
        </table:table-row>
        <table:table-row>
          <table:table-cell table:style-name="Table7.A2" office:value-type="float" office:value="2">
            <text:p text:style-name="P43">2</text:p>
          </table:table-cell>
          <table:table-cell table:style-name="Table7.B5" office:value-type="string">
            <text:p text:style-name="Table_20_Contents">Semiannual</text:p>
          </table:table-cell>
        </table:table-row>
        <table:table-row>
          <table:table-cell table:style-name="Table7.A2" office:value-type="float" office:value="4">
            <text:p text:style-name="P43">4</text:p>
          </table:table-cell>
          <table:table-cell table:style-name="Table7.B5" office:value-type="string">
            <text:p text:style-name="Table_20_Contents">Quarterly</text:p>
          </table:table-cell>
        </table:table-row>
        <table:table-row>
          <table:table-cell table:style-name="Table7.A2" office:value-type="float" office:value="12">
            <text:p text:style-name="P43">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73207156616800" text:continue-list="list173205342281453"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4">: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73207248626688" text:continue-numbering="true" text:style-name="BulletedList">
        <text:list-item>
          <text:p text:style-name="Bullet_20_List"><text:span text:style-name="Parameter_20_Name">Issue</text:span>: The security's issue or dated date.</text:p>
        </text:list-item>
        <text:list-item>
          <text:p text:style-name="Bullet_20_List"><text:soft-page-break/><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1">≤</text:span> <text:span text:style-name="Parameter_20_Name"><text:span text:style-name="T54">F</text:span></text:span><text:span text:style-name="Parameter_20_Name">irstPeriodEndDate</text:span>; <text:span text:style-name="Parameter_20_Name">Salvage</text:span> <text:span text:style-name="T61">≥</text:span> 0; <text:span text:style-name="Parameter_20_Name">Period</text:span> <text:span text:style-name="T61">≥</text:span> 0; <text:span text:style-name="Parameter_20_Name">Rate</text:span> &gt; 0</text:p>
      <text:p text:style-name="P11"><text:span text:style-name="Label">Semantics:</text:span> Calculates the amortization value for the French accounting system using linear depreciation.</text:p>
      <text:list xml:id="list173206545231589"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9">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9">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3">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3"><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3">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oft-page-break/><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Parameter_20_Name">Frequency</text:span></text:p>
            </table:table-cell>
            <table:table-cell table:style-name="Table8.B1" office:value-type="string">
              <text:p text:style-name="P55">Frequency of coupon payments</text:p>
            </table:table-cell>
          </table:table-row>
        </table:table-header-rows>
        <table:table-row>
          <table:table-cell table:style-name="Table8.A2" office:value-type="float" office:value="1">
            <text:p text:style-name="P43">1</text:p>
          </table:table-cell>
          <table:table-cell table:style-name="Table8.B4" office:value-type="string">
            <text:p text:style-name="Table_20_Contents">Annual</text:p>
          </table:table-cell>
        </table:table-row>
        <table:table-row>
          <table:table-cell table:style-name="Table8.A2" office:value-type="float" office:value="2">
            <text:p text:style-name="P43">2</text:p>
          </table:table-cell>
          <table:table-cell table:style-name="Table8.B4" office:value-type="string">
            <text:p text:style-name="Table_20_Contents">Semiannual</text:p>
          </table:table-cell>
        </table:table-row>
        <table:table-row>
          <table:table-cell table:style-name="Table8.A2" office:value-type="float" office:value="4">
            <text:p text:style-name="P43">4</text:p>
          </table:table-cell>
          <table:table-cell table:style-name="Table8.B4" office:value-type="string">
            <text:p text:style-name="Table_20_Contents">Quarterly</text:p>
          </table:table-cell>
        </table:table-row>
      </table:table>
      <text:p text:style-name="Text_20_body"><text:span text:style-name="T54"><text:line-break/></text:span><text:span text:style-name="Label">Semantics:</text:span> Calculate the number of days from the beginning of the coupon period to the settlement date.</text:p>
      <text:list xml:id="list17320674803786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Parameter_20_Name">Frequency</text:span></text:p>
            </table:table-cell>
            <table:table-cell table:style-name="Table9.B1" office:value-type="string">
              <text:p text:style-name="P55">Frequency of coupon payments</text:p>
            </table:table-cell>
          </table:table-row>
        </table:table-header-rows>
        <table:table-row>
          <table:table-cell table:style-name="Table9.A2" office:value-type="float" office:value="1">
            <text:p text:style-name="P43">1</text:p>
          </table:table-cell>
          <table:table-cell table:style-name="Table9.B4" office:value-type="string">
            <text:p text:style-name="Table_20_Contents">Annual</text:p>
          </table:table-cell>
        </table:table-row>
        <table:table-row>
          <table:table-cell table:style-name="Table9.A2" office:value-type="float" office:value="2">
            <text:p text:style-name="P43">2</text:p>
          </table:table-cell>
          <table:table-cell table:style-name="Table9.B4" office:value-type="string">
            <text:p text:style-name="Table_20_Contents">Semiannual</text:p>
          </table:table-cell>
        </table:table-row>
        <table:table-row>
          <table:table-cell table:style-name="Table9.A2" office:value-type="float" office:value="4">
            <text:p text:style-name="P43">4</text:p>
          </table:table-cell>
          <table:table-cell table:style-name="Table9.B4" office:value-type="string">
            <text:p text:style-name="Table_20_Contents">Quarterly</text:p>
          </table:table-cell>
        </table:table-row>
      </table:table>
      <text:p text:style-name="Text_20_body"><text:span text:style-name="T54"><text:line-break/></text:span><text:span text:style-name="Label">Semantics:</text:span> Calculates the number of days in the coupon period containing the settlement date.</text:p>
      <text:list xml:id="list17320719140772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oft-page-break/><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Parameter_20_Name">Frequency</text:span></text:p>
            </table:table-cell>
            <table:table-cell table:style-name="Table10.B1" office:value-type="string">
              <text:p text:style-name="P55">Frequency of coupon payments</text:p>
            </table:table-cell>
          </table:table-row>
        </table:table-header-rows>
        <table:table-row>
          <table:table-cell table:style-name="Table10.A2" office:value-type="float" office:value="1">
            <text:p text:style-name="P43">1</text:p>
          </table:table-cell>
          <table:table-cell table:style-name="Table10.B4" office:value-type="string">
            <text:p text:style-name="Table_20_Contents">Annual</text:p>
          </table:table-cell>
        </table:table-row>
        <table:table-row>
          <table:table-cell table:style-name="Table10.A2" office:value-type="float" office:value="2">
            <text:p text:style-name="P43">2</text:p>
          </table:table-cell>
          <table:table-cell table:style-name="Table10.B4" office:value-type="string">
            <text:p text:style-name="Table_20_Contents">Semiannual</text:p>
          </table:table-cell>
        </table:table-row>
        <table:table-row>
          <table:table-cell table:style-name="Table10.A2" office:value-type="float" office:value="4">
            <text:p text:style-name="P43">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7320603688515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pan text:style-name="Label"><text:span text:style-name="T47">See also </text:span></text:span><text:span text:style-name="T47">COUPDAYBS </text:span><text:span text:style-name="T47"><text:reference-ref text:reference-format="chapter" text:ref-name="COUPDAYBS">6.12.5</text:reference-ref></text:span><text:span text:style-name="T47"><text:s/>, COUPDAYS </text:span><text:span text:style-name="T47"><text:reference-ref text:reference-format="chapter" text:ref-name="COUPDAYS">6.12.6</text:reference-ref></text:span><text:span text:style-name="T47"><text:s/>, COUPNCD </text:span><text:span text:style-name="T47"><text:reference-ref text:reference-format="chapter" text:ref-name="COUPNCD">6.12.7</text:reference-ref></text:span><text:span text:style-name="T47"><text:s/>, </text:span><text:span text:style-name="T23">COUPNUM</text:span><text:span text:style-name="T47"> </text:span><text:span text:style-name="T47"><text:reference-ref text:reference-format="chapter" text:ref-name="COUPNUM">6.12.9</text:reference-ref></text:span><text:span text:style-name="T47"><text:s/>, COUPPCD </text:span><text:span text:style-name="T47"><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Parameter_20_Name">Frequency</text:span></text:p>
            </table:table-cell>
            <table:table-cell table:style-name="Table11.B1" office:value-type="string">
              <text:p text:style-name="P55">Frequency of coupon payments</text:p>
            </table:table-cell>
          </table:table-row>
        </table:table-header-rows>
        <table:table-row>
          <table:table-cell table:style-name="Table11.A2" office:value-type="float" office:value="1">
            <text:p text:style-name="P43">1</text:p>
          </table:table-cell>
          <table:table-cell table:style-name="Table11.B4" office:value-type="string">
            <text:p text:style-name="Table_20_Contents">Annual</text:p>
          </table:table-cell>
        </table:table-row>
        <table:table-row>
          <table:table-cell table:style-name="Table11.A2" office:value-type="float" office:value="2">
            <text:p text:style-name="P43">2</text:p>
          </table:table-cell>
          <table:table-cell table:style-name="Table11.B4" office:value-type="string">
            <text:p text:style-name="Table_20_Contents">Semiannual</text:p>
          </table:table-cell>
        </table:table-row>
        <table:table-row>
          <table:table-cell table:style-name="Table11.A2" office:value-type="float" office:value="4">
            <text:p text:style-name="P43">4</text:p>
          </table:table-cell>
          <table:table-cell table:style-name="Table11.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Parameter_20_Name">Frequency</text:span></text:p>
            </table:table-cell>
            <table:table-cell table:style-name="Table12.B1" office:value-type="string">
              <text:p text:style-name="P55">Frequency of coupon payments</text:p>
            </table:table-cell>
          </table:table-row>
        </table:table-header-rows>
        <table:table-row>
          <table:table-cell table:style-name="Table12.A2" office:value-type="float" office:value="1">
            <text:p text:style-name="P43">1</text:p>
          </table:table-cell>
          <table:table-cell table:style-name="Table12.B4" office:value-type="string">
            <text:p text:style-name="Table_20_Contents">Annual</text:p>
          </table:table-cell>
        </table:table-row>
        <table:table-row>
          <table:table-cell table:style-name="Table12.A2" office:value-type="float" office:value="2">
            <text:p text:style-name="P43">2</text:p>
          </table:table-cell>
          <table:table-cell table:style-name="Table12.B4" office:value-type="string">
            <text:p text:style-name="Table_20_Contents">Semiannual</text:p>
          </table:table-cell>
        </table:table-row>
        <table:table-row>
          <table:table-cell table:style-name="Table12.A2" office:value-type="float" office:value="4">
            <text:p text:style-name="P43">4</text:p>
          </table:table-cell>
          <table:table-cell table:style-name="Table12.B4" office:value-type="string">
            <text:p text:style-name="Table_20_Contents">Quarterly</text:p>
          </table:table-cell>
        </table:table-row>
      </table:table>
      <text:p text:style-name="Text_20_body"><text:span text:style-name="T54"><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Parameter_20_Name">Frequency</text:span></text:p>
            </table:table-cell>
            <table:table-cell table:style-name="Table13.B1" office:value-type="string">
              <text:p text:style-name="P55">Frequency of coupon payments</text:p>
            </table:table-cell>
          </table:table-row>
        </table:table-header-rows>
        <table:table-row>
          <table:table-cell table:style-name="Table13.A2" office:value-type="float" office:value="1">
            <text:p text:style-name="P43">1</text:p>
          </table:table-cell>
          <table:table-cell table:style-name="Table13.B4" office:value-type="string">
            <text:p text:style-name="Table_20_Contents">Annual</text:p>
          </table:table-cell>
        </table:table-row>
        <table:table-row>
          <table:table-cell table:style-name="Table13.A2" office:value-type="float" office:value="2">
            <text:p text:style-name="P43">2</text:p>
          </table:table-cell>
          <table:table-cell table:style-name="Table13.B4" office:value-type="string">
            <text:p text:style-name="Table_20_Contents">Semiannual</text:p>
          </table:table-cell>
        </table:table-row>
        <table:table-row>
          <table:table-cell table:style-name="Table13.A2" office:value-type="float" office:value="4">
            <text:p text:style-name="P43">4</text:p>
          </table:table-cell>
          <table:table-cell table:style-name="Table13.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Parameter_20_Name">Type</text:span></text:p>
            </table:table-cell>
            <table:table-cell table:style-name="Table14.B1" office:value-type="string">
              <text:p text:style-name="P55">Maturity date</text:p>
            </table:table-cell>
          </table:table-row>
        </table:table-header-rows>
        <table:table-row>
          <table:table-cell table:style-name="Table14.A2" office:value-type="string">
            <text:p text:style-name="P43">0</text:p>
          </table:table-cell>
          <table:table-cell table:style-name="Table14.B3" office:value-type="string">
            <text:p text:style-name="Table_20_Contents">due at the end</text:p>
          </table:table-cell>
        </table:table-row>
        <table:table-row>
          <table:table-cell table:style-name="Table14.A2" office:value-type="string">
            <text:p text:style-name="P43">1</text:p>
          </table:table-cell>
          <table:table-cell table:style-name="Table14.B3" office:value-type="string">
            <text:p text:style-name="Table_20_Contents">due at the beginning</text:p>
          </table:table-cell>
        </table:table-row>
      </table:table>
      <text:p text:style-name="P11"><text:span text:style-name="Label"><text:span text:style-name="T47">Semantics:</text:span></text:span><text:span text:style-name="T47"> Calculates the cumulative interest payment.</text:span></text:p>
      <text:list xml:id="list1732076568851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2"><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table-cell table:style-name="Table366.A1" office:value-type="string">
              <text:p text:style-name="P54"><text:span text:style-name="Parameter_20_Name">Type</text:span></text:p>
            </table:table-cell>
            <table:table-cell table:style-name="Table366.B1" office:value-type="string">
              <text:p text:style-name="P55">Maturity date</text:p>
            </table:table-cell>
          </table:table-row>
        </table:table-header-rows>
        <table:table-row>
          <table:table-cell table:style-name="Table366.A2" office:value-type="string">
            <text:p text:style-name="P43">0</text:p>
          </table:table-cell>
          <table:table-cell table:style-name="Table366.B3" office:value-type="string">
            <text:p text:style-name="P50">due at the end</text:p>
          </table:table-cell>
        </table:table-row>
        <table:table-row>
          <table:table-cell table:style-name="Table366.A2" office:value-type="string">
            <text:p text:style-name="P43">1</text:p>
          </table:table-cell>
          <table:table-cell table:style-name="Table366.B3" office:value-type="string">
            <text:p text:style-name="P50">due at the beginning</text:p>
          </table:table-cell>
        </table:table-row>
      </table:table>
      <table:table table:name="Table15" table:style-name="Table15">
        <table:table-column table:style-name="Table15.A"/>
        <table:table-column table:style-name="Table15.B"/>
        <table:table-header-rows>
          <text:soft-page-break/>
          <table:table-row>
            <table:table-cell table:style-name="Table15.A1" office:value-type="string">
              <text:p text:style-name="Table_20_Heading"><text:span text:style-name="Parameter_20_Name">Type</text:span></text:p>
            </table:table-cell>
            <table:table-cell table:style-name="Table15.B1" office:value-type="string">
              <text:p text:style-name="P55">Maturity date</text:p>
            </table:table-cell>
          </table:table-row>
        </table:table-header-rows>
        <table:table-row>
          <table:table-cell table:style-name="Table15.A2" office:value-type="string">
            <text:p text:style-name="P43">0</text:p>
          </table:table-cell>
          <table:table-cell table:style-name="Table15.B3" office:value-type="string">
            <text:p text:style-name="Table_20_Contents">due at the end</text:p>
          </table:table-cell>
        </table:table-row>
        <table:table-row>
          <table:table-cell table:style-name="Table15.A2" office:value-type="string">
            <text:p text:style-name="P43">1</text:p>
          </table:table-cell>
          <table:table-cell table:style-name="Table15.B3" office:value-type="string">
            <text:p text:style-name="Table_20_Contents">due at the beginning</text:p>
          </table:table-cell>
        </table:table-row>
      </table:table>
      <text:p text:style-name="P11"><text:span text:style-name="Label"><text:span text:style-name="T47">Semantics:</text:span></text:span><text:span text:style-name="T47"> Calculates the cumulative principal payment.</text:span></text:p>
      <text:list xml:id="list1732078210523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3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36"><text:span text:style-name="Label">Returns:</text:span><text:span text:style-name="Value_20_Type"> Currency</text:span></text:p>
      <text:p text:style-name="P37"><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73206193009417" text:continue-list="list173206570209051"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0">t</text:span><text:span text:style-name="T6">he time period for which you want to find the depreciation allowance, in the same units as </text:span><text:span text:style-name="Parameter_20_Name">LifeTime</text:span><text:span text:style-name="T6">.</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3">and is rounded to 3 decimals.</text:p>
      <text:p text:style-name="P13">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3">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3"><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3">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3">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3">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73206243990239" text:continue-list="list17320619300941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7">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8">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73206379201585" text:continue-list="list173207821052376"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2"><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73206109348987"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73207030091101"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73206986728360" text:continue-numbering="true" text:style-name="BulletedList">
        <text:list-item>
          <text:p text:style-name="P72"><text:span text:style-name="Parameter_20_Name">Settlement</text:span><text:span text:style-name="T54">: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73207005613861"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0">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73207802778626" text:continue-list="list17320624399023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73207247966473" text:continue-list="list173207005613861"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23">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73207515182086"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73207225138645" text:continue-list="list173207802778626"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73206171846524" text:continue-list="list173207225138645" text:style-name="BulletedList">
        <text:list-item text:start-value="1">
          <text:p text:style-name="P72"><text:span text:style-name="Parameter_20_Name">Settlement</text:span><text:span text:style-name="T54">: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6">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73207343675862" text:continue-list="list173206171846524"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6">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6">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73206470264778" text:continue-list="list173207343675862"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79">+</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73207244650090" text:continue-list="list17320647026477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73207246323763" text:continue-list="list173207244650090"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73206709206179" text:continue-list="list17320724632376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3207331023459" text:continue-list="list17320670920617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23"><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1"><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73207759099670" text:continue-list="list173207331023459"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10"><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73206733019887" text:continue-list="list17320775909967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9">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73206835361222" text:continue-list="list173206733019887"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2"><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8">The parameters are:</text:p>
      <text:list xml:id="list173206044236717" text:continue-list="list173206835361222"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73207554353343" text:continue-list="list17320604423671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73207987124282" text:continue-list="list17320755435334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73206483916749" text:continue-list="list17320798712428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73206210751501" text:continue-list="list173206483916749"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9"><text:span text:style-name="Label">Summary:</text:span> Calculates the amount received at maturity for a zero coupon bond.</text:p>
      <text:p text:style-name="P29"><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73207344978975"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73206713446905" text:continue-list="list17320734497897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73207249952311" text:continue-list="list17320671344690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73207915979313" text:continue-list="list173207249952311"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4">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73207018502065" text:continue-list="list173207915979313"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73207798509498" text:continue-list="list173207018502065"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73207116860145" text:continue-list="list173207515182086"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0">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73207894204254" text:continue-list="list173207798509498"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0">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73207838700528" text:continue-list="list173207894204254"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4">With N being the number of elements <text:span text:style-name="T34">in </text:span><text:span text:style-name="Parameter_20_Name"><text:span text:style-name="T46">Values</text:span></text:span><text:span text:style-name="T34"> and </text:span><text:span text:style-name="Parameter_20_Name"><text:span text:style-name="T46">Dates</text:span></text:span><text:span text:style-name="T34"> each, the formula is:</text:span></text:p>
      <text:p text:style-name="P75"><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73206000032211" text:continue-list="list173207838700528"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73206998540205" text:continue-list="list173206000032211"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73207137184200" text:continue-list="list17320699854020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73206638184048" text:continue-list="list173207137184200"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table-cell table:style-name="Table16.A1" office:value-type="string">
            <text:p text:style-name="P57"><text:span text:style-name="Parameter_20_Name">Info_Type</text:span></text:p>
          </table:table-cell>
          <table:table-cell table:style-name="Table16.B1" office:value-type="string">
            <text:p text:style-name="Table_20_Heading">Comment</text:p>
          </table:table-cell>
        </table:table-row>
        <table:table-row>
          <table:table-cell table:style-name="Table16.A2" office:value-type="string">
            <text:p text:style-name="P52">COL</text:p>
          </table:table-cell>
          <table:table-cell table:style-name="Table16.B2" office:value-type="string">
            <text:p text:style-name="P52">Returns the column number of the cell.</text:p>
          </table:table-cell>
        </table:table-row>
        <table:table-row>
          <table:table-cell table:style-name="Table16.A2" office:value-type="string">
            <text:p text:style-name="P52">ROW</text:p>
          </table:table-cell>
          <table:table-cell table:style-name="Table16.B2" office:value-type="string">
            <text:p text:style-name="P52">Returns the row number of the cell.</text:p>
          </table:table-cell>
        </table:table-row>
        <table:table-row>
          <table:table-cell table:style-name="Table16.A2" office:value-type="string">
            <text:p text:style-name="P52">SHEET</text:p>
          </table:table-cell>
          <table:table-cell table:style-name="Table16.B2" office:value-type="string">
            <text:p text:style-name="P52">Returns the sheet number of the cell.</text:p>
          </table:table-cell>
        </table:table-row>
        <table:table-row>
          <table:table-cell table:style-name="Table16.A2" office:value-type="string">
            <text:p text:style-name="P52">ADDRESS</text:p>
          </table:table-cell>
          <table:table-cell table:style-name="Table16.B2" office:value-type="string">
            <text:p text:style-name="P52">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table-cell table:style-name="Table16.A2" office:value-type="string">
            <text:p text:style-name="P52">FILENAME</text:p>
          </table:table-cell>
          <table:table-cell table:style-name="Table16.B2" office:value-type="string">
            <text:p text:style-name="P35">Returns the file name of the file that contains the cell as an IRI. If the file is newly created and has not yet been saved, the file name is empty text “”.</text:p>
          </table:table-cell>
        </table:table-row>
        <table:table-row>
          <table:table-cell table:style-name="Table16.A2" office:value-type="string">
            <text:p text:style-name="P52">CONTENTS</text:p>
          </table:table-cell>
          <table:table-cell table:style-name="Table16.B2" office:value-type="string">
            <text:p text:style-name="P52">Returns the contents of the cell, without formatting properties.</text:p>
          </table:table-cell>
        </table:table-row>
        <text:soft-page-break/>
        <table:table-row>
          <table:table-cell table:style-name="Table16.A2" office:value-type="string">
            <text:p text:style-name="P52">COLOR</text:p>
          </table:table-cell>
          <table:table-cell table:style-name="Table16.B2" office:value-type="string">
            <text:p text:style-name="P52">Returns 1 if color formatting is set for negative value in this cell; otherwise returns 0</text:p>
          </table:table-cell>
        </table:table-row>
        <table:table-row>
          <table:table-cell table:style-name="Table16.A2" office:value-type="string">
            <text:p text:style-name="P52">FORMAT</text:p>
          </table:table-cell>
          <table:table-cell table:style-name="Table16.B2" office:value-type="string">
            <text:p text:style-name="Table_20_Contents">Returns a <text:span text:style-name="T46">text</text:span> string <text:span text:style-name="T46">which</text:span> <text:span text:style-name="T46">shows</text:span> the number format <text:span text:style-name="T46">of the cell</text:span>.</text:p>
            <text:p text:style-name="Table_20_Contents">,<text:span text:style-name="T46">(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6">To indicate t</text:span>he number of decimal places after the decimal separator<text:span text:style-name="T46">, </text:span>a number <text:span text:style-name="T46">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6">in the cell have </text:span>color <text:span text:style-name="T46">setting</text:span></text:p>
            <text:p text:style-name="Table_20_Contents">() (brackets) at the end = <text:span text:style-name="T46">this cell has the format settings with parentheses for positive or all values</text:span></text:p>
          </table:table-cell>
        </table:table-row>
        <table:table-row>
          <table:table-cell table:style-name="Table16.A2" office:value-type="string">
            <text:p text:style-name="P52">TYPE</text:p>
          </table:table-cell>
          <table:table-cell table:style-name="Table16.B2" office:value-type="string">
            <text:p text:style-name="P52">Returns the text value corresponding to the type of content in the cell:</text:p>
            <text:p text:style-name="P52">“b” : blank or empty cell content</text:p>
            <text:p text:style-name="P52">“l” : label or text cell content</text:p>
            <text:p text:style-name="P52">“v” : number value cell content</text:p>
          </table:table-cell>
        </table:table-row>
        <table:table-row>
          <table:table-cell table:style-name="Table16.A2" office:value-type="string">
            <text:p text:style-name="P52">WIDTH</text:p>
          </table:table-cell>
          <table:table-cell table:style-name="Table16.B2" office:value-type="string">
            <text:p text:style-name="P52">Returns the column width of the cell.</text:p>
            <text:p text:style-name="P52">The unit is the width of one zero (0) character in default font size.</text:p>
          </table:table-cell>
        </table:table-row>
        <table:table-row>
          <table:table-cell table:style-name="Table16.A2" office:value-type="string">
            <text:p text:style-name="P52">PROTECT</text:p>
          </table:table-cell>
          <table:table-cell table:style-name="Table16.B2" office:value-type="string">
            <text:p text:style-name="P52">Returns the protection status of the cell:</text:p>
            <text:p text:style-name="P52">1 = cell is protected</text:p>
            <text:p text:style-name="P52">0 = cell is unprotected</text:p>
          </table:table-cell>
        </table:table-row>
        <table:table-row>
          <table:table-cell table:style-name="Table16.A2" office:value-type="string">
            <text:p text:style-name="Text_20_body">PARENTHESES</text:p>
          </table:table-cell>
          <table:table-cell table:style-name="Table16.B2" office:value-type="string">
            <text:p text:style-name="P52">Returns 1 if the cell has the format settings with parentheses for positive or all values, otherwise returns 0</text:p>
          </table:table-cell>
        </table:table-row>
        <table:table-row>
          <table:table-cell table:style-name="Table16.A2" office:value-type="string">
            <text:p text:style-name="Text_20_body">PREFIX</text:p>
          </table:table-cell>
          <table:table-cell table:style-name="Table16.B2" office:value-type="string">
            <text:p text:style-name="Table_20_Contents">Returns <text:span text:style-name="T46">single character text strings corresponding to </text:span>the alignment of the cell.</text:p>
            <text:p text:style-name="Table_20_Contents"><text:span text:style-name="T20">“'” (APOSTROPHE, U+0027)</text:span> = left align<text:span text:style-name="T46">ment</text:span></text:p>
            <text:p text:style-name="Table_20_Contents">'"' (QUOTATION MARK, U+0022) = right align<text:span text:style-name="T46">ment</text:span></text:p>
            <text:p text:style-name="Table_20_Contents">“^” (CIRCUMFLEX ACCENT, U+005E) = centered <text:span text:style-name="T46">alignment</text:span></text:p>
            <text:p text:style-name="Table_20_Contents"><text:soft-page-break/>“\” (REVERSE SOLIDUS, U+005C) = <text:span text:style-name="T46">filled alignment</text:span></text:p>
            <text:p text:style-name="Table_20_Contents">otherwise, returns empty string "".</text:p>
          </table:table-cell>
        </table:table-row>
      </table:table>
      <text:list xml:id="list173206383741914" text:continue-list="list173207116860145" text:style-name="BulletedList">
        <text:list-item text:start-value="1">
          <text:p text:style-name="P72"/>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Counts the number of non-blank values. A value is non-blank if it contains any content of any type, including an Error. In a reference, every cell that is not empty is included in the count. An empty string value ("") is <text:span text:style-name="T53">not</text:span> considered blank. Errors contained in a range are considered a non-blank value for purposes of the count; errors do <text:span text:style-name="T53">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Returns a number representing what kind of Error has occurred. Note that unlike most functions, this function does <text:span text:style-name="T53">not</text:span> propagate Error values. Receiving a <text:span text:style-name="T53">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9"><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3">not</text:span> considered blank. This function does <text:span text:style-name="T53">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3">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3">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3">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3">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3">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3">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9"><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4">not</text:span> then examine the value being referenced. Some functions and operators return references, and thus ISREF will return TRUE when given their results.<text:span text:style-name="T50"> </text:span><text:span text:style-name="Parameter_20_Name">X</text:span><text:span text:style-name="T50"> may be a </text:span>ReferenceList<text:span text:style-name="T50">, in which case ISREF returns TRUE. This function does </text:span><text:span text:style-name="T58">not</text:span><text:span text:style-name="T50">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3">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73206580145006" text:continue-list="list173206233142754"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4">If a Reference is provided, the reference is first dereferenced, and any formulas are evaluated. This function does <text:span text:style-name="T53">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53">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0">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4">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4">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4">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0">The value of </text:span><text:span text:style-name="Parameter_20_Name"><text:span text:style-name="T78">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5"><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79">+</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79">*</text:span> )</text:p>
      <text:p text:style-name="Text_20_body"><text:span text:style-name="Note_20_Label">Note:</text:span> This version of the syntax is distinguished by the parameter <text:span text:style-name="Parameter_20_Name">Table</text:span> being the <text:span text:style-name="T54">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3">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4">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4">FieldName</text:span>[<text:span text:style-name="T54">Member</text:span>] (with literal characters “[“ (LEFT SQUARE BRACKET, U+005B) and “]” (RIGHT SQUARE BRACKET U+005D)), or only Member if the member name is unique within all fields that are used in the data pilot table. A function name can be added in the form <text:span text:style-name="T54">FieldName</text:span>[<text:span text:style-name="T54">Member</text:span>;<text:span text:style-name="T54">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3"><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4">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73207942318463"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9">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73207642783216" text:continue-list="list173207942318463"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5">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73206968778193" text:continue-list="list173206383741914"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9">MULTIPLE.OPERATIONS executes the formula expression pointed to by <text:span text:style-name="Parameter_20_Name">FormulaCell</text:span> and <text:span text:style-name="T67">all</text:span> formula expressions it depends on while replacing <text:span text:style-name="T67">all</text:span> references to <text:span text:style-name="Parameter_20_Name">RowCell</text:span> with references to <text:span text:style-name="Parameter_20_Name">RowReplacement</text:span> respectively <text:span text:style-name="T55">all</text:span> references to <text:span text:style-name="Parameter_20_Name">ColumnCell</text:span> with references to <text:span text:style-name="Parameter_20_Name">ColumnReplacement</text:span>.</text:p>
      <text:p text:style-name="P29"><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4">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4">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23"><text:span text:style-name="Label">Summary:</text:span> Modifies a reference's position and dimension.</text:p>
      <text:p text:style-name="P25"><text:span text:style-name="Label">Syntax:</text:span> OFFSET( <text:span text:style-name="Value_20_Type">Reference</text:span> <text:span text:style-name="Parameter_20_Name">R</text:span><text:span text:style-name="T54"> </text:span>; <text:span text:style-name="Value_20_Type">Integer</text:span> <text:span text:style-name="Parameter_20_Name">RowOffset</text:span><text:span text:style-name="T54">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23"><text:span text:style-name="Label">Returns:</text:span><text:span text:style-name="Value_20_Type"> Reference</text:span></text:p>
      <text:p text:style-name="P23"><text:soft-page-break/><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24"><text:span text:style-name="Label">Semantics:</text:span> Shifts <text:span text:style-name="T47">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23"><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0">hen given one parameter, this has the effect of converting that one parameter into a Logical value. When given zero parameters, evaluators may return a Logical value or an Error.</text:span></text:p>
      <text:p text:style-name="P5">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2">only</text:span> evaluates <text:span text:style-name="Parameter_20_Name">IfTrue</text:span>, or <text:span text:style-name="Parameter_20_Name">IfFalse</text:span>, and never both; that is to say, it short-circuits.</text:p>
      <text:p text:style-name="P4">Seven versions are possible:</text:p>
      <text:p text:style-name="P4">One parameter:</text:p>
      <text:list xml:id="list2357889904" text:style-name="L15">
        <text:list-item>
          <text:p text:style-name="P107">IF(<text:span text:style-name="Parameter_20_Name">Condition</text:span>)</text:p>
        </text:list-item>
      </text:list>
      <text:p text:style-name="P4">Two parameters:</text:p>
      <text:list xml:id="list4251566762"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4">Three parameters:</text:p>
      <text:list xml:id="list2978050071"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0">hen given one parameter, this has the effect of converting that one parameter into a Logical value. When given zero parameters, evaluators </text:span><text:span text:style-name="ISO_20_Keyword">may</text:span><text:span text:style-name="T50"> return a Logical value or an Error.</text:span></text:p>
      <text:p text:style-name="P5">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0">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1">≤</text:span><text:span text:style-name="T5"> result </text:span><text:span text:style-name="T61">≤</text:span><text:span text:style-name="T5"> </text:span><text:span text:style-name="T62">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2">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8">Returns a principal value -<text:span text:style-name="T62">π</text:span>/2 <text:span text:style-name="T61">≤</text:span><text:span text:style-name="T5"> result </text:span><text:span text:style-name="T61">≤</text:span><text:span text:style-name="T5"> </text:span><text:span text:style-name="T62">π</text:span><text:span text:style-name="T5">/2.</text:span></text:p>
      <text:p text:style-name="P38"><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2">π</text:span>/2 &lt; result &lt; <text:span text:style-name="T62">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1">≠</text:span><text:span text:style-name="T5"> </text:span>0 or y <text:span text:style-name="T61">≠</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2">π</text:span> to +<text:span text:style-name="T62">π</text:span>. ATAN2(0;0) is implementation-defined, evaluators may return 0 or an Error.</text:p>
      <text:p text:style-name="Text_20_body"><text:soft-page-break/>Returns a principal value -<text:span text:style-name="T62">π</text:span> &lt; result ≤ <text:span text:style-name="T62">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9"><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4">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23"><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40"><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4">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23"><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40"><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23"><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4">unit symbol</text:span> , optionally preceded by a <text:span text:style-name="T54">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0">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Heading">Area</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uk_acre"</text:span></text:p>
                </table:table-cell>
                <table:table-cell table:style-name="Table18.B2.2.1" office:value-type="string">
                  <text:p text:style-name="Table_20_Contents">International acre (using international feet), exactly 4046.8564224 m<text:span text:style-name="T79">2</text:span><text:span text:style-name="T69">; normally </text:span><text:span text:style-name="T71">not</text:span><text:span text:style-name="T70"> used for U.S. land areas</text:span></text:p>
                </table:table-cell>
              </table:table-row>
              <table:table-row table:style-name="Table18.1">
                <table:table-cell table:style-name="Table18.A2" office:value-type="string">
                  <text:p text:style-name="Table_20_Contents"><text:span text:style-name="code">"us_acre"</text:span></text:p>
                </table:table-cell>
                <table:table-cell table:style-name="Table18.B2.2.1" office:value-type="string">
                  <text:p text:style-name="Table_20_Contents"><text:span text:style-name="T47">U.S. survey/statute acre (using U.S. survey/statute feet), exactly 4046+13525426/15499969 m</text:span> <text:span text:style-name="T83">2</text:span></text:p>
                </table:table-cell>
              </table:table-row>
              <table:table-row table:style-name="Table18.1">
                <table:table-cell table:style-name="Table18.A2" office:value-type="string">
                  <text:p text:style-name="Table_20_Contents"><text:span text:style-name="code">"ang2"</text:span> or <text:span text:style-name="code">"ang^2"</text:span> <text:span text:style-name="T72">*</text:span></text:p>
                </table:table-cell>
                <table:table-cell table:style-name="Table18.B2.2.1" office:value-type="string">
                  <text:p text:style-name="Table_20_Contents">Square angstrom (an Angstrom is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ar"</text:span> *</text:p>
                </table:table-cell>
                <table:table-cell table:style-name="Table18.B2.2.1" office:value-type="string">
                  <text:p text:style-name="Table_20_Contents">are, 100 m<text:span text:style-name="T79">2</text:span><text:span text:style-name="T69"> (not abbreviated as “a”)</text:span></text:p>
                </table:table-cell>
              </table:table-row>
              <table:table-row table:style-name="Table18.1">
                <table:table-cell table:style-name="Table18.A2" office:value-type="string">
                  <text:p text:style-name="Table_20_Contents"><text:span text:style-name="code">"ft2"</text:span> or <text:span text:style-name="code">"ft^2"</text:span></text:p>
                </table:table-cell>
                <table:table-cell table:style-name="Table18.B2.2.1" office:value-type="string">
                  <text:p text:style-name="Table_20_Contents">Square international feet (1 foot is exactly 0.3048 m)</text:p>
                </table:table-cell>
              </table:table-row>
              <table:table-row table:style-name="Table18.1">
                <table:table-cell table:style-name="Table18.A2" office:value-type="string">
                  <text:p text:style-name="Table_20_Contents"><text:span text:style-name="code">"ha"</text:span></text:p>
                </table:table-cell>
                <table:table-cell table:style-name="Table18.B2.2.1" office:value-type="string">
                  <text:p text:style-name="Table_20_Contents">hectare, 10000 m<text:span text:style-name="T79">2</text:span></text:p>
                </table:table-cell>
              </table:table-row>
              <table:table-row table:style-name="Table18.1">
                <table:table-cell table:style-name="Table18.A2" office:value-type="string">
                  <text:p text:style-name="Table_20_Contents"><text:span text:style-name="code">"in2"</text:span> or <text:span text:style-name="code">"in^2"</text:span></text:p>
                </table:table-cell>
                <table:table-cell table:style-name="Table18.B2.2.1" office:value-type="string">
                  <text:p text:style-name="P42">Square international inches (1 inch is exactly 2.54 cm)</text:p>
                </table:table-cell>
              </table:table-row>
              <table:table-row table:style-name="Table18.1">
                <table:table-cell table:style-name="Table18.A2" office:value-type="string">
                  <text:p text:style-name="Table_20_Contents"><text:span text:style-name="code">"ly2"</text:span> or <text:span text:style-name="code">"ly^2"</text:span></text:p>
                </table:table-cell>
                <table:table-cell table:style-name="Table18.B2.2.1" office:value-type="string">
                  <text:p text:style-name="P42">Square light-year (where year=365.25 days)</text:p>
                </table:table-cell>
              </table:table-row>
              <table:table-row table:style-name="Table18.1">
                <table:table-cell table:style-name="Table18.A2" office:value-type="string">
                  <text:p text:style-name="Table_20_Contents"><text:span text:style-name="code">"m2"</text:span> or <text:span text:style-name="code">"m^2"</text:span> *</text:p>
                </table:table-cell>
                <table:table-cell table:style-name="Table18.B2.2.1" office:value-type="string">
                  <text:p text:style-name="P42">Square meters</text:p>
                </table:table-cell>
              </table:table-row>
              <table:table-row table:style-name="Table18.1">
                <table:table-cell table:style-name="Table18.A2" office:value-type="string">
                  <text:p text:style-name="Table_20_Contents"><text:span text:style-name="code">"Morgen"</text:span></text:p>
                </table:table-cell>
                <table:table-cell table:style-name="Table18.B2.2.1" office:value-type="string">
                  <text:p text:style-name="P42">Morgen, 2500 m<text:span text:style-name="T79">2</text:span></text:p>
                </table:table-cell>
              </table:table-row>
              <table:table-row table:style-name="Table18.1">
                <table:table-cell table:style-name="Table18.A2" office:value-type="string">
                  <text:p text:style-name="Table_20_Contents"><text:span text:style-name="code">"mi2"</text:span> or <text:span text:style-name="code">"mi^2"</text:span></text:p>
                </table:table-cell>
                <table:table-cell table:style-name="Table18.B2.2.1" office:value-type="string">
                  <text:p text:style-name="P42">Square international miles</text:p>
                </table:table-cell>
              </table:table-row>
              <table:table-row table:style-name="Table18.1">
                <table:table-cell table:style-name="Table18.A2" office:value-type="string">
                  <text:p text:style-name="Table_20_Contents"><text:span text:style-name="code">"Nmi2"</text:span> or <text:span text:style-name="code">"Nmi^2"</text:span></text:p>
                </table:table-cell>
                <table:table-cell table:style-name="Table18.B2.2.1" office:value-type="string">
                  <text:p text:style-name="P42">Square nautical miles (1 nautical mile is 1852 m)</text:p>
                </table:table-cell>
              </table:table-row>
              <table:table-row table:style-name="Table18.1">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B2.2.1" office:value-type="string">
                  <text:p text:style-name="P42">Square Pica Point (one Pica point is 1/72 inch)</text:p>
                </table:table-cell>
              </table:table-row>
              <table:table-row table:style-name="Table18.1">
                <table:table-cell table:style-name="Table18.A2" office:value-type="string">
                  <text:p text:style-name="Table_20_Contents"><text:span text:style-name="code">"pica2"</text:span> or</text:p>
                  <text:p text:style-name="Table_20_Contents"><text:span text:style-name="code">"pica^2"</text:span></text:p>
                </table:table-cell>
                <table:table-cell table:style-name="Table18.B2.2.1" office:value-type="string">
                  <text:p text:style-name="P42">Square Pica (one Pica is 1/6 inch)</text:p>
                </table:table-cell>
              </table:table-row>
              <table:table-row table:style-name="Table18.1">
                <table:table-cell table:style-name="Table18.A2" office:value-type="string">
                  <text:p text:style-name="Table_20_Contents"><text:span text:style-name="code">"yd2"</text:span> or <text:span text:style-name="code">"yd^2"</text:span></text:p>
                </table:table-cell>
                <table:table-cell table:style-name="Table18.B2.2.1" office:value-type="string">
                  <text:p text:style-name="P42">Square international yards (1 yard is 0.9144 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Distance (Length)</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text:span> *</text:p>
                </table:table-cell>
                <table:table-cell table:style-name="Table18.B2.2.1" office:value-type="string">
                  <text:p text:style-name="Table_20_Contents">Angstrom,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ell"</text:span></text:p>
                </table:table-cell>
                <table:table-cell table:style-name="Table18.B2.2.1" office:value-type="string">
                  <text:p text:style-name="Table_20_Contents">Ell, exactly 45 international inches</text:p>
                </table:table-cell>
              </table:table-row>
              <table:table-row table:style-name="Table18.1">
                <table:table-cell table:style-name="Table18.A2" office:value-type="string">
                  <text:p text:style-name="Table_20_Contents"><text:span text:style-name="code">"ft"</text:span></text:p>
                </table:table-cell>
                <table:table-cell table:style-name="Table18.B2.2.1" office:value-type="string">
                  <text:p text:style-name="Table_20_Contents">International Foot, exactly 0.3048 m and also exactly 12 international inches.</text:p>
                </table:table-cell>
              </table:table-row>
              <table:table-row table:style-name="Table18.1">
                <table:table-cell table:style-name="Table18.A2" office:value-type="string">
                  <text:p text:style-name="Table_20_Contents"><text:span text:style-name="code">"in"</text:span></text:p>
                </table:table-cell>
                <table:table-cell table:style-name="Table18.B2.2.1" office:value-type="string">
                  <text:p text:style-name="Table_20_Contents">International Inch, exactly 2.54 cm.</text:p>
                </table:table-cell>
              </table:table-row>
              <table:table-row table:style-name="Table18.1">
                <table:table-cell table:style-name="Table18.A2" office:value-type="string">
                  <text:p text:style-name="Table_20_Contents"><text:soft-page-break/><text:span text:style-name="code">"ly"</text:span> *</text:p>
                </table:table-cell>
                <table:table-cell table:style-name="Table18.B2.2.1" office:value-type="string">
                  <text:p text:style-name="Table_20_Contents">Light-year, (299792458 m/s) (3600 s/hr) (24 hr/day) (365.25 day)</text:p>
                </table:table-cell>
              </table:table-row>
              <table:table-row table:style-name="Table18.1">
                <table:table-cell table:style-name="Table18.A2" office:value-type="string">
                  <text:p text:style-name="Table_20_Contents"><text:span text:style-name="code">"m"</text:span> *</text:p>
                </table:table-cell>
                <table:table-cell table:style-name="Table18.B2.2.1" office:value-type="string">
                  <text:p text:style-name="Table_20_Contents">Meter</text:p>
                </table:table-cell>
              </table:table-row>
              <table:table-row table:style-name="Table18.1">
                <table:table-cell table:style-name="Table18.A2" office:value-type="string">
                  <text:p text:style-name="Table_20_Contents"><text:span text:style-name="code">"mi"</text:span></text:p>
                </table:table-cell>
                <table:table-cell table:style-name="Table18.B2.2.1" office:value-type="string">
                  <text:p text:style-name="Table_20_Contents">International Mile, exactly 1609.344 m and exactly 5280 international feet. This is <text:span text:style-name="T54">not</text:span><text:span text:style-name="T47"> a U.S. survey/statute mile (see “survey_mi”) nor a nautical mile (see “Nmi”), but this </text:span><text:span text:style-name="T54">is</text:span><text:span text:style-name="T47"> the mile normally used in the U.S. customary system</text:span></text:p>
                </table:table-cell>
              </table:table-row>
              <table:table-row table:style-name="Table18.1">
                <table:table-cell table:style-name="Table18.A2" office:value-type="string">
                  <text:p text:style-name="Table_20_Contents"><text:span text:style-name="code">"Nmi"</text:span></text:p>
                </table:table-cell>
                <table:table-cell table:style-name="Table18.B2.2.1" office:value-type="string">
                  <text:p text:style-name="Table_20_Contents">International nautical mile, exactly 1852 m. Note that this is not the obsolete U.S. nautical mile nor the Admiralty mile.</text:p>
                </table:table-cell>
              </table:table-row>
              <table:table-row table:style-name="Table18.1">
                <table:table-cell table:style-name="Table18.A2" office:value-type="string">
                  <text:p text:style-name="Table_20_Contents"><text:span text:style-name="code">"parsec"</text:span> or <text:span text:style-name="code">"pc"</text:span> *</text:p>
                </table:table-cell>
                <table:table-cell table:style-name="Table18.B2.2.1"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table-cell table:style-name="Table18.A2" office:value-type="string">
                  <text:p text:style-name="Table_20_Contents"><text:span text:style-name="code">"Pica" </text:span>or<text:span text:style-name="code"> "picapt"</text:span></text:p>
                </table:table-cell>
                <table:table-cell table:style-name="Table18.B2.2.1" office:value-type="string">
                  <text:p text:style-name="P42">Pica point (1/72 inch)</text:p>
                </table:table-cell>
              </table:table-row>
              <table:table-row table:style-name="Table18.1">
                <table:table-cell table:style-name="Table18.A2" office:value-type="string">
                  <text:p text:style-name="Table_20_Contents"><text:span text:style-name="code">"pica"</text:span></text:p>
                </table:table-cell>
                <table:table-cell table:style-name="Table18.B2.2.1" office:value-type="string">
                  <text:p text:style-name="P42">Pica (1/6 inch)</text:p>
                </table:table-cell>
              </table:table-row>
              <table:table-row table:style-name="Table18.1">
                <table:table-cell table:style-name="Table18.A2" office:value-type="string">
                  <text:p text:style-name="Table_20_Contents"><text:span text:style-name="code">"survey_mi"</text:span></text:p>
                </table:table-cell>
                <table:table-cell table:style-name="Table18.B2.2.1" office:value-type="string">
                  <text:p text:style-name="Table_20_Contents">U.S. survey "mile, aka U.S. statute mile, exactly 6336000/3937 m; used in some U.S. maps. This is <text:span text:style-name="T54">not</text:span><text:span text:style-name="T47"> the mile (see “mi”) normally used in the U.S.</text:span></text:p>
                </table:table-cell>
              </table:table-row>
              <table:table-row table:style-name="Table18.1">
                <table:table-cell table:style-name="Table18.A2" office:value-type="string">
                  <text:p text:style-name="Table_20_Contents"><text:span text:style-name="code">"yd"</text:span></text:p>
                </table:table-cell>
                <table:table-cell table:style-name="Table18.B2.2.1" office:value-type="string">
                  <text:p text:style-name="Table_20_Contents">International yard, exactly 0.9144 m and exactly 3 international fee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Energ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TU"</text:span> (<text:span text:style-name="code">"btu"</text:span>)</text:p>
                </table:table-cell>
                <table:table-cell table:style-name="Table18.B2.2.1" office:value-type="string">
                  <text:p text:style-name="Table_20_Contents">International Table British Thermal Unit</text:p>
                </table:table-cell>
              </table:table-row>
              <table:table-row table:style-name="Table18.1">
                <table:table-cell table:style-name="Table18.A2" office:value-type="string">
                  <text:p text:style-name="Table_20_Contents"><text:span text:style-name="code">"c"</text:span> *</text:p>
                </table:table-cell>
                <table:table-cell table:style-name="Table18.B2.2.1" office:value-type="string">
                  <text:p text:style-name="Table_20_Contents">Thermodynamic calorie, 4.184 J. This is <text:span text:style-name="T47">not a dietary Calorie (kilocalorie). For high accuracy, use Joule,</text:span> due to the many conflicting definitions of calorie.</text:p>
                </table:table-cell>
              </table:table-row>
              <table:table-row table:style-name="Table18.1">
                <table:table-cell table:style-name="Table18.A2" office:value-type="string">
                  <text:p text:style-name="Table_20_Contents"><text:span text:style-name="code">"cal"</text:span> *</text:p>
                </table:table-cell>
                <table:table-cell table:style-name="Table18.B2.2.1" office:value-type="string">
                  <text:p text:style-name="Table_20_Contents">International Table (IT) calorie, 4.1868 J. This is <text:span text:style-name="T47">not a dietary Calorie (kilocalorie). For high accuracy, use Joule, due to the many conflicting definitions of calorie.</text:span></text:p>
                </table:table-cell>
              </table:table-row>
              <table:table-row table:style-name="Table18.1">
                <table:table-cell table:style-name="Table18.A2" office:value-type="string">
                  <text:p text:style-name="Table_20_Contents"><text:span text:style-name="code">"e"</text:span> *</text:p>
                </table:table-cell>
                <table:table-cell table:style-name="Table18.B2.2.1" office:value-type="string">
                  <text:p text:style-name="Table_20_Contents">Erg</text:p>
                </table:table-cell>
              </table:table-row>
              <table:table-row table:style-name="Table18.1">
                <table:table-cell table:style-name="Table18.A2" office:value-type="string">
                  <text:p text:style-name="Table_20_Contents"><text:span text:style-name="code">"eV"</text:span> (<text:span text:style-name="code">"ev"</text:span>) *</text:p>
                </table:table-cell>
                <table:table-cell table:style-name="Table18.B2.2.1" office:value-type="string">
                  <text:p text:style-name="Table_20_Contents">Electron volt (eV preferred)</text:p>
                </table:table-cell>
              </table:table-row>
              <table:table-row table:style-name="Table18.1">
                <table:table-cell table:style-name="Table18.A2" office:value-type="string">
                  <text:p text:style-name="Table_20_Contents"><text:span text:style-name="code">"flb"</text:span></text:p>
                </table:table-cell>
                <table:table-cell table:style-name="Table18.B2.2.1" office:value-type="string">
                  <text:p text:style-name="Table_20_Contents">Foot-pound (international foot, avoirdupois pound)</text:p>
                </table:table-cell>
              </table:table-row>
              <table:table-row table:style-name="Table18.1">
                <table:table-cell table:style-name="Table18.A2" office:value-type="string">
                  <text:p text:style-name="Table_20_Contents"><text:span text:style-name="code">"HPh"</text:span> (<text:span text:style-name="code">"hh"</text:span>)</text:p>
                </table:table-cell>
                <table:table-cell table:style-name="Table18.B2.2.1" office:value-type="string">
                  <text:p text:style-name="Table_20_Contents">Horsepower-hour (HPh preferred)</text:p>
                </table:table-cell>
              </table:table-row>
              <table:table-row table:style-name="Table18.1">
                <table:table-cell table:style-name="Table18.A2" office:value-type="string">
                  <text:p text:style-name="Table_20_Contents"><text:span text:style-name="code">"J"</text:span> *</text:p>
                </table:table-cell>
                <table:table-cell table:style-name="Table18.B2.2.1" office:value-type="string">
                  <text:p text:style-name="Table_20_Contents">Joule</text:p>
                </table:table-cell>
              </table:table-row>
              <table:table-row table:style-name="Table18.1">
                <table:table-cell table:style-name="Table18.A2" office:value-type="string">
                  <text:p text:style-name="Table_20_Contents"><text:span text:style-name="code">"Wh"</text:span> (<text:span text:style-name="code">"wh"</text:span>) *</text:p>
                </table:table-cell>
                <table:table-cell table:style-name="Table18.B2.2.1" office:value-type="string">
                  <text:p text:style-name="Table_20_Contents">Watt-hour</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Force (Weight)</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yn"</text:span> (<text:span text:style-name="code">"dy"</text:span>) *</text:p>
                </table:table-cell>
                <table:table-cell table:style-name="Table18.B2.2.1" office:value-type="string">
                  <text:p text:style-name="Table_20_Contents">Dyne</text:p>
                </table:table-cell>
              </table:table-row>
              <table:table-row table:style-name="Table18.1">
                <table:table-cell table:style-name="Table18.A2" office:value-type="string">
                  <text:p text:style-name="Table_20_Contents"><text:soft-page-break/><text:span text:style-name="code">"N"</text:span> *</text:p>
                </table:table-cell>
                <table:table-cell table:style-name="Table18.B2.2.1" office:value-type="string">
                  <text:p text:style-name="Table_20_Contents">Newton</text:p>
                </table:table-cell>
              </table:table-row>
              <table:table-row table:style-name="Table18.1">
                <table:table-cell table:style-name="Table18.A2" office:value-type="string">
                  <text:p text:style-name="Table_20_Contents"><text:span text:style-name="code">"lbf"</text:span></text:p>
                </table:table-cell>
                <table:table-cell table:style-name="Table18.B2.2.1" office:value-type="string">
                  <text:p text:style-name="Table_20_Contents">Pound force (see “lbm” for pound mass)</text:p>
                </table:table-cell>
              </table:table-row>
              <table:table-row table:style-name="Table18.1">
                <table:table-cell table:style-name="Table18.A2" office:value-type="string">
                  <text:p text:style-name="Table_20_Contents"><text:span text:style-name="code">"pond"</text:span> *</text:p>
                </table:table-cell>
                <table:table-cell table:style-name="Table18.B2.2.1" office:value-type="string">
                  <text:p text:style-name="Table_20_Contents">Pond, gravitational force on a mass of one gram, 9.80665E-3 N. </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Information</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it"</text:span> * <text:span text:style-name="T92">†</text:span></text:p>
                </table:table-cell>
                <table:table-cell table:style-name="Table18.B2.2.1" office:value-type="string">
                  <text:p text:style-name="P5">bit</text:p>
                </table:table-cell>
              </table:table-row>
              <table:table-row table:style-name="Table18.1">
                <table:table-cell table:style-name="Table18.A2" office:value-type="string">
                  <text:p text:style-name="Table_20_Contents"><text:span text:style-name="code">"byte"</text:span> * <text:span text:style-name="T92">†</text:span></text:p>
                </table:table-cell>
                <table:table-cell table:style-name="Table18.B2.2.1" office:value-type="string">
                  <text:p text:style-name="Table_20_Contents">byte = 8 bit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gnetic Flux Densit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a"</text:span> *</text:p>
                </table:table-cell>
                <table:table-cell table:style-name="Table18.B2.2.1" office:value-type="string">
                  <text:p text:style-name="Table_20_Contents">Gauss</text:p>
                </table:table-cell>
              </table:table-row>
              <table:table-row table:style-name="Table18.1">
                <table:table-cell table:style-name="Table18.A2" office:value-type="string">
                  <text:p text:style-name="Table_20_Contents"><text:span text:style-name="code">"T"</text:span> *</text:p>
                </table:table-cell>
                <table:table-cell table:style-name="Table18.B2.2.1" office:value-type="string">
                  <text:p text:style-name="Table_20_Contents">Tesla</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ss</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text:span> *</text:p>
                </table:table-cell>
                <table:table-cell table:style-name="Table18.B2.2.1" office:value-type="string">
                  <text:p text:style-name="Table_20_Contents">Gram</text:p>
                </table:table-cell>
              </table:table-row>
              <table:table-row table:style-name="Table18.1">
                <table:table-cell table:style-name="Table18.A2" office:value-type="string">
                  <text:p text:style-name="Table_20_Contents"><text:span text:style-name="code">"grain"</text:span></text:p>
                </table:table-cell>
                <table:table-cell table:style-name="Table18.B2.2.1" office:value-type="string">
                  <text:p text:style-name="Table_20_Contents">Grain, 1/7000 international pound mass (avoirdupois) (U.S. usage).</text:p>
                </table:table-cell>
              </table:table-row>
              <table:table-row table:style-name="Table18.1">
                <table:table-cell table:style-name="Table18.A2" office:value-type="string">
                  <text:p text:style-name="Table_20_Contents"><text:span text:style-name="code">"cwt"</text:span> (<text:span text:style-name="code">"shweight"</text:span>)</text:p>
                </table:table-cell>
                <table:table-cell table:style-name="Table18.B2.2.1" office:value-type="string">
                  <text:p text:style-name="Table_20_Contents">U.S. (short) hundredweight, 100 lbm</text:p>
                </table:table-cell>
              </table:table-row>
              <table:table-row table:style-name="Table18.1">
                <table:table-cell table:style-name="Table18.A2" office:value-type="string">
                  <text:p text:style-name="Table_20_Contents"><text:span text:style-name="code">"uk_cwt"</text:span> or <text:span text:style-name="code">"lcwt" </text:span>(<text:span text:style-name="code">"hweight"</text:span>)</text:p>
                </table:table-cell>
                <table:table-cell table:style-name="Table18.B2.2.1" office:value-type="string">
                  <text:p text:style-name="Table_20_Contents">Imperial hundredweight, aka long hundredweight; 112 lbm</text:p>
                </table:table-cell>
              </table:table-row>
              <table:table-row table:style-name="Table18.1">
                <table:table-cell table:style-name="Table18.A2" office:value-type="string">
                  <text:p text:style-name="Table_20_Contents"><text:span text:style-name="code">"lbm"</text:span></text:p>
                </table:table-cell>
                <table:table-cell table:style-name="Table18.B2.2.1" office:value-type="string">
                  <text:p text:style-name="Table_20_Contents">International pound mass (avoirdupois), exactly 453.59237 g (see “lbf” for pound force)</text:p>
                </table:table-cell>
              </table:table-row>
              <table:table-row table:style-name="Table18.1">
                <table:table-cell table:style-name="Table18.A2" office:value-type="string">
                  <text:p text:style-name="Table_20_Contents"><text:span text:style-name="code">"stone"</text:span></text:p>
                </table:table-cell>
                <table:table-cell table:style-name="Table18.B2.2.1" office:value-type="string">
                  <text:p text:style-name="Table_20_Contents">14 international pound mass (avoirdupois)</text:p>
                </table:table-cell>
              </table:table-row>
              <table:table-row table:style-name="Table18.1">
                <table:table-cell table:style-name="Table18.A2" office:value-type="string">
                  <text:p text:style-name="Table_20_Contents"><text:span text:style-name="code">"ton"</text:span></text:p>
                </table:table-cell>
                <table:table-cell table:style-name="Table18.B2.2.1"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table-cell table:style-name="Table18.A2" office:value-type="string">
                  <text:p text:style-name="Table_20_Contents"><text:span text:style-name="code">"ozm"</text:span></text:p>
                </table:table-cell>
                <table:table-cell table:style-name="Table18.B2.2.1" office:value-type="string">
                  <text:p text:style-name="Table_20_Contents">Ounce mass (avoirdupois), exactly 1/16 of an international pound mass (avoirdupois) (see “oz” for fluid ounce)</text:p>
                </table:table-cell>
              </table:table-row>
              <table:table-row table:style-name="Table18.1">
                <table:table-cell table:style-name="Table18.A2" office:value-type="string">
                  <text:p text:style-name="Table_20_Contents"><text:span text:style-name="code">"sg"</text:span></text:p>
                </table:table-cell>
                <table:table-cell table:style-name="Table18.B2.2.1" office:value-type="string">
                  <text:p text:style-name="Table_20_Contents">Slug; 32.174 international pound mass (avoirdupois)</text:p>
                </table:table-cell>
              </table:table-row>
              <table:table-row table:style-name="Table18.1">
                <table:table-cell table:style-name="Table18.A2" office:value-type="string">
                  <text:p text:style-name="Table_20_Contents"><text:span text:style-name="code">"u"</text:span> *</text:p>
                </table:table-cell>
                <table:table-cell table:style-name="Table18.B2.2.1" office:value-type="string">
                  <text:p text:style-name="Table_20_Contents">U (atomic mass unit)</text:p>
                </table:table-cell>
              </table:table-row>
              <table:table-row table:style-name="Table18.1">
                <table:table-cell table:style-name="Table18.A2" office:value-type="string">
                  <text:p text:style-name="Table_20_Contents"><text:span text:style-name="code">"uk_ton"</text:span> or <text:span text:style-name="code">"LTON"</text:span> (<text:span text:style-name="code">"brton"</text:span>)</text:p>
                </table:table-cell>
                <table:table-cell table:style-name="Table18.B2.2.1" office:value-type="string">
                  <text:p text:style-name="Table_20_Contents">Imperial ton, aka “long ton”, "deadweight ton", or "weight ton". 2240 lb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ower</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HP"</text:span> (<text:span text:style-name="code">"h"</text:span>)</text:p>
                </table:table-cell>
                <table:table-cell table:style-name="Table18.B2.2.1" office:value-type="string">
                  <text:p text:style-name="Table_20_Contents">Mechanical horsepower aka Imperial horsepower. 550 foot-pounds per second. <text:s/>The unit “h” is deprecated and should be replaced with “HP”.</text:p>
                </table:table-cell>
              </table:table-row>
              <table:table-row table:style-name="Table18.1">
                <table:table-cell table:style-name="Table18.A2" office:value-type="string">
                  <text:p text:style-name="Table_20_Contents"><text:span text:style-name="code">"PS"</text:span></text:p>
                </table:table-cell>
                <table:table-cell table:style-name="Table18.B2.2.1"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table-cell table:style-name="Table18.A2" office:value-type="string">
                  <text:p text:style-name="Table_20_Contents"><text:span text:style-name="code">"W"</text:span> (<text:span text:style-name="code">"w"</text:span>) *</text:p>
                </table:table-cell>
                <table:table-cell table:style-name="Table18.B2.2.1" office:value-type="string">
                  <text:p text:style-name="Table_20_Contents">Wat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ress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tm"</text:span> (<text:span text:style-name="code">"at"</text:span>) *</text:p>
                </table:table-cell>
                <table:table-cell table:style-name="Table18.B2.2.1" office:value-type="string">
                  <text:p text:style-name="Table_20_Contents">Atmosphere</text:p>
                </table:table-cell>
              </table:table-row>
              <table:table-row table:style-name="Table18.1">
                <table:table-cell table:style-name="Table18.A2" office:value-type="string">
                  <text:p text:style-name="Table_20_Contents"><text:span text:style-name="code">"mmHg"</text:span> *</text:p>
                </table:table-cell>
                <table:table-cell table:style-name="Table18.B2.2.1" office:value-type="string">
                  <text:p text:style-name="Table_20_Contents">mm of Mercury</text:p>
                </table:table-cell>
              </table:table-row>
              <table:table-row table:style-name="Table18.1">
                <table:table-cell table:style-name="Table18.A2" office:value-type="string">
                  <text:p text:style-name="Table_20_Contents"><text:span text:style-name="code">"Pa"</text:span> *</text:p>
                </table:table-cell>
                <table:table-cell table:style-name="Table18.B2.2.1"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table-cell table:style-name="Table18.A2" office:value-type="string">
                  <text:p text:style-name="Table_20_Contents"><text:span text:style-name="code">"psi"</text:span></text:p>
                </table:table-cell>
                <table:table-cell table:style-name="Table18.B2.2.1" office:value-type="string">
                  <text:p text:style-name="Table_20_Contents">Pounds per square inch, using avoirdupois pounds and international inches.</text:p>
                </table:table-cell>
              </table:table-row>
              <table:table-row table:style-name="Table18.1">
                <table:table-cell table:style-name="Table18.A2" office:value-type="string">
                  <text:p text:style-name="Table_20_Contents"><text:span text:style-name="code">"Torr"</text:span></text:p>
                </table:table-cell>
                <table:table-cell table:style-name="Table18.B2.2.1" office:value-type="string">
                  <text:p text:style-name="Table_20_Contents">Torr, exactly 101325/760 Pa (this is close but not equal to mmHg)</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Speed</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dmkn"</text:span></text:p>
                </table:table-cell>
                <table:table-cell table:style-name="Table18.B2.2.1" office:value-type="string">
                  <text:p text:style-name="Table_20_Contents">Admiralty knot, exactly 6080 international feet/hour.</text:p>
                </table:table-cell>
              </table:table-row>
              <table:table-row table:style-name="Table18.1">
                <table:table-cell table:style-name="Table18.A2" office:value-type="string">
                  <text:p text:style-name="Table_20_Contents"><text:span text:style-name="code">"kn"</text:span></text:p>
                </table:table-cell>
                <table:table-cell table:style-name="Table18.B2.2.1" office:value-type="string">
                  <text:p text:style-name="Table_20_Contents">Knot, exactly one Nautical mile per hour or exactly 1852/3600 m/s. Note that this is not an Admiralty knot (“admkn”).</text:p>
                </table:table-cell>
              </table:table-row>
              <table:table-row table:style-name="Table18.1">
                <table:table-cell table:style-name="Table18.A2" office:value-type="string">
                  <text:p text:style-name="Table_20_Contents"><text:span text:style-name="code">"m/h"</text:span> or <text:span text:style-name="code">"m/hr"</text:span> *</text:p>
                </table:table-cell>
                <table:table-cell table:style-name="Table18.B2.2.1" office:value-type="string">
                  <text:p text:style-name="Table_20_Contents">Meters per hour</text:p>
                </table:table-cell>
              </table:table-row>
              <table:table-row table:style-name="Table18.1">
                <table:table-cell table:style-name="Table18.A2" office:value-type="string">
                  <text:p text:style-name="Table_20_Contents"><text:span text:style-name="code">"m/s"</text:span> or <text:span text:style-name="code">"m/sec"</text:span> *</text:p>
                </table:table-cell>
                <table:table-cell table:style-name="Table18.B2.2.1" office:value-type="string">
                  <text:p text:style-name="Table_20_Contents">Meters per second</text:p>
                </table:table-cell>
              </table:table-row>
              <table:table-row table:style-name="Table18.1">
                <table:table-cell table:style-name="Table18.A2" office:value-type="string">
                  <text:p text:style-name="Table_20_Contents"><text:span text:style-name="code">"mph"</text:span></text:p>
                </table:table-cell>
                <table:table-cell table:style-name="Table18.B2.2.1" office:value-type="string">
                  <text:p text:style-name="Table_20_Contents">Miles per hour (international mile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emperat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C"</text:span> (<text:span text:style-name="code">"cel"</text:span>)</text:p>
                </table:table-cell>
                <table:table-cell table:style-name="Table18.B2.2.1" office:value-type="string">
                  <text:p text:style-name="Table_20_Contents">degrees Celsius</text:p>
                </table:table-cell>
              </table:table-row>
              <table:table-row table:style-name="Table18.1">
                <table:table-cell table:style-name="Table18.A2" office:value-type="string">
                  <text:p text:style-name="Table_20_Contents"><text:span text:style-name="code">"F"</text:span> (<text:span text:style-name="code">"fah"</text:span>)</text:p>
                </table:table-cell>
                <table:table-cell table:style-name="Table18.B2.2.1" office:value-type="string">
                  <text:p text:style-name="Table_20_Contents">degrees Fahrenheit</text:p>
                </table:table-cell>
              </table:table-row>
              <table:table-row table:style-name="Table18.1">
                <table:table-cell table:style-name="Table18.A2" office:value-type="string">
                  <text:p text:style-name="Table_20_Contents"><text:span text:style-name="code">"K"</text:span> (<text:span text:style-name="code">"kel"</text:span>) *</text:p>
                </table:table-cell>
                <table:table-cell table:style-name="Table18.B2.2.1" office:value-type="string">
                  <text:p text:style-name="Table_20_Contents">Kelvin</text:p>
                </table:table-cell>
              </table:table-row>
              <table:table-row table:style-name="Table18.1">
                <table:table-cell table:style-name="Table18.A2" office:value-type="string">
                  <text:p text:style-name="Table_20_Contents"><text:span text:style-name="code">"Rank"</text:span></text:p>
                </table:table-cell>
                <table:table-cell table:style-name="Table18.B2.2.1" office:value-type="string">
                  <text:p text:style-name="Table_20_Contents">degrees Rankine</text:p>
                </table:table-cell>
              </table:table-row>
              <table:table-row table:style-name="Table18.1">
                <table:table-cell table:style-name="Table18.A2" office:value-type="string">
                  <text:p text:style-name="Table_20_Contents"><text:span text:style-name="code">"Reau"</text:span></text:p>
                </table:table-cell>
                <table:table-cell table:style-name="Table18.B2.2.1" office:value-type="string">
                  <text:p text:style-name="Table_20_Contents">degrees Réaumur; °C = °Ré · 5/4.</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i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ay"</text:span> or <text:span text:style-name="code">"d"</text:span></text:p>
                </table:table-cell>
                <table:table-cell table:style-name="Table18.B2.2.1" office:value-type="string">
                  <text:p text:style-name="Table_20_Contents">Day (exactly 24 hours)</text:p>
                </table:table-cell>
              </table:table-row>
              <table:table-row table:style-name="Table18.1">
                <table:table-cell table:style-name="Table18.A2" office:value-type="string">
                  <text:p text:style-name="Table_20_Contents"><text:span text:style-name="code">"hr"</text:span></text:p>
                </table:table-cell>
                <table:table-cell table:style-name="Table18.B2.2.1" office:value-type="string">
                  <text:p text:style-name="Table_20_Contents">Hour (exactly 60 minutes)</text:p>
                </table:table-cell>
              </table:table-row>
              <table:table-row table:style-name="Table18.1">
                <table:table-cell table:style-name="Table18.A2" office:value-type="string">
                  <text:p text:style-name="Table_20_Contents"><text:span text:style-name="code">"mn"</text:span> or <text:span text:style-name="code">"min"</text:span></text:p>
                </table:table-cell>
                <table:table-cell table:style-name="Table18.B2.2.1" office:value-type="string">
                  <text:p text:style-name="Table_20_Contents">Minute (exactly 60 seconds)</text:p>
                </table:table-cell>
              </table:table-row>
              <table:table-row table:style-name="Table18.1">
                <table:table-cell table:style-name="Table18.A2" office:value-type="string">
                  <text:p text:style-name="Table_20_Contents"><text:span text:style-name="code">"sec"</text:span> or <text:span text:style-name="code">"s"</text:span> *</text:p>
                </table:table-cell>
                <table:table-cell table:style-name="Table18.B2.2.1" office:value-type="string">
                  <text:p text:style-name="Table_20_Contents">Second (“s” is the official abbreviation of this SI base unit, while “sec” is a widely-recognized abbreviation in the CONVERT function) *</text:p>
                </table:table-cell>
              </table:table-row>
              <table:table-row table:style-name="Table18.1">
                <table:table-cell table:style-name="Table18.A2" office:value-type="string">
                  <text:p text:style-name="Table_20_Contents"><text:soft-page-break/><text:span text:style-name="code">"yr"</text:span></text:p>
                </table:table-cell>
                <table:table-cell table:style-name="Table18.B2.2.1" office:value-type="string">
                  <text:p text:style-name="Table_20_Contents">Year (exactly 365.25 days, for purposes of this function)</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Volu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3"</text:span> or <text:span text:style-name="code">"ang^3"</text:span> *</text:p>
                </table:table-cell>
                <table:table-cell table:style-name="Table18.B2.2.1" office:value-type="string">
                  <text:p text:style-name="Table_20_Contents">Cubic angstrom</text:p>
                </table:table-cell>
              </table:table-row>
              <table:table-row table:style-name="Table18.1">
                <table:table-cell table:style-name="Table18.A2" office:value-type="string">
                  <text:p text:style-name="Table_20_Contents"><text:span text:style-name="code">"barrel"</text:span></text:p>
                </table:table-cell>
                <table:table-cell table:style-name="Table18.B2.2.1"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table-cell table:style-name="Table18.A2" office:value-type="string">
                  <text:p text:style-name="Table_20_Contents"><text:span text:style-name="code">"bushel"</text:span></text:p>
                </table:table-cell>
                <table:table-cell table:style-name="Table18.B2.2.1" office:value-type="string">
                  <text:p text:style-name="Table_20_Contents">U.S. bushel (<text:span text:style-name="T54">not</text:span><text:span text:style-name="T47"> Imperial bushel), interpreted as volume</text:span></text:p>
                </table:table-cell>
              </table:table-row>
              <table:table-row table:style-name="Table18.1">
                <table:table-cell table:style-name="Table18.A2" office:value-type="string">
                  <text:p text:style-name="Table_20_Contents"><text:span text:style-name="code">"cup"</text:span></text:p>
                </table:table-cell>
                <table:table-cell table:style-name="Table18.B2.2.1" office:value-type="string">
                  <text:p text:style-name="Table_20_Contents">Cup (U.S. customary liquid measure)</text:p>
                </table:table-cell>
              </table:table-row>
              <table:table-row table:style-name="Table18.1">
                <table:table-cell table:style-name="Table18.A2" office:value-type="string">
                  <text:p text:style-name="Table_20_Contents"><text:span text:style-name="code">"ft3"</text:span> or <text:span text:style-name="code">"ft^3"</text:span></text:p>
                </table:table-cell>
                <table:table-cell table:style-name="Table18.B2.2.1" office:value-type="string">
                  <text:p text:style-name="Table_20_Contents">Cubic international feet</text:p>
                </table:table-cell>
              </table:table-row>
              <table:table-row table:style-name="Table18.1">
                <table:table-cell table:style-name="Table18.A2" office:value-type="string">
                  <text:p text:style-name="Table_20_Contents"><text:span text:style-name="code">"gal"</text:span></text:p>
                </table:table-cell>
                <table:table-cell table:style-name="Table18.B2.2.1" office:value-type="string">
                  <text:p text:style-name="Table_20_Contents">Gallon (U.S. customary liquid measure), 3.785411784 liters.</text:p>
                </table:table-cell>
              </table:table-row>
              <table:table-row table:style-name="Table18.1">
                <table:table-cell table:style-name="Table18.A2" office:value-type="string">
                  <text:p text:style-name="Table_20_Contents"><text:span text:style-name="code">"GRT"</text:span> (<text:span text:style-name="code">"regton"</text:span>)</text:p>
                </table:table-cell>
                <table:table-cell table:style-name="Table18.B2.2.1" office:value-type="string">
                  <text:p text:style-name="Table_20_Contents">Gross Registered Ton, 100 cubic (international) feet</text:p>
                </table:table-cell>
              </table:table-row>
              <table:table-row table:style-name="Table18.1">
                <table:table-cell table:style-name="Table18.A2" office:value-type="string">
                  <text:p text:style-name="Table_20_Contents"><text:span text:style-name="code">"in3"</text:span> or <text:span text:style-name="code">"in^3"</text:span></text:p>
                </table:table-cell>
                <table:table-cell table:style-name="Table18.B2.2.1" office:value-type="string">
                  <text:p text:style-name="Table_20_Contents">Cubic international inch</text:p>
                </table:table-cell>
              </table:table-row>
              <table:table-row table:style-name="Table18.1">
                <table:table-cell table:style-name="Table18.A2" office:value-type="string">
                  <text:p text:style-name="Table_20_Contents"><text:span text:style-name="code">"l"</text:span> or <text:span text:style-name="code">"L"</text:span> (<text:span text:style-name="code">"lt"</text:span>) *</text:p>
                </table:table-cell>
                <table:table-cell table:style-name="Table18.B2.2.1" office:value-type="string">
                  <text:p text:style-name="Table_20_Contents">Liter</text:p>
                </table:table-cell>
              </table:table-row>
              <table:table-row table:style-name="Table18.1">
                <table:table-cell table:style-name="Table18.A2" office:value-type="string">
                  <text:p text:style-name="Table_20_Contents"><text:span text:style-name="code">"ly3"</text:span> or <text:span text:style-name="code">"ly^3"</text:span></text:p>
                </table:table-cell>
                <table:table-cell table:style-name="Table18.B2.2.1" office:value-type="string">
                  <text:p text:style-name="Table_20_Contents">Cubic light-year</text:p>
                </table:table-cell>
              </table:table-row>
              <table:table-row table:style-name="Table18.1">
                <table:table-cell table:style-name="Table18.A2" office:value-type="string">
                  <text:p text:style-name="Table_20_Contents"><text:span text:style-name="code">"m3"</text:span> or <text:span text:style-name="code">"m^3"</text:span> *</text:p>
                </table:table-cell>
                <table:table-cell table:style-name="Table18.B2.2.1" office:value-type="string">
                  <text:p text:style-name="Table_20_Contents">Cubic meter</text:p>
                </table:table-cell>
              </table:table-row>
              <table:table-row table:style-name="Table18.1">
                <table:table-cell table:style-name="Table18.A2" office:value-type="string">
                  <text:p text:style-name="Table_20_Contents"><text:span text:style-name="code">"mi3"</text:span> or <text:span text:style-name="code">"mi^3"</text:span></text:p>
                </table:table-cell>
                <table:table-cell table:style-name="Table18.B2.2.1" office:value-type="string">
                  <text:p text:style-name="Table_20_Contents">Cubic international mile</text:p>
                </table:table-cell>
              </table:table-row>
              <table:table-row table:style-name="Table18.1">
                <table:table-cell table:style-name="Table18.A2" office:value-type="string">
                  <text:p text:style-name="Table_20_Contents"><text:span text:style-name="code">"MTON"</text:span></text:p>
                </table:table-cell>
                <table:table-cell table:style-name="Table18.B2.2.1" office:value-type="string">
                  <text:p text:style-name="Table_20_Contents">Measurement ton aka “freight ton”, 40 cubic feet</text:p>
                </table:table-cell>
              </table:table-row>
              <table:table-row table:style-name="Table18.1">
                <table:table-cell table:style-name="Table18.A2" office:value-type="string">
                  <text:p text:style-name="Table_20_Contents"><text:span text:style-name="code">"Nmi3"</text:span> or <text:span text:style-name="code">"Nmi^3"</text:span></text:p>
                </table:table-cell>
                <table:table-cell table:style-name="Table18.B2.2.1" office:value-type="string">
                  <text:p text:style-name="Table_20_Contents">Cubic nautical mile</text:p>
                </table:table-cell>
              </table:table-row>
              <table:table-row table:style-name="Table18.1">
                <table:table-cell table:style-name="Table18.A2" office:value-type="string">
                  <text:p text:style-name="Table_20_Contents"><text:span text:style-name="code">"oz"</text:span></text:p>
                </table:table-cell>
                <table:table-cell table:style-name="Table18.B2.2.1" office:value-type="string">
                  <text:p text:style-name="Table_20_Contents">Fluid ounce (U.S. customary liquid measure; see “ozm” for ounce mass)</text:p>
                </table:table-cell>
              </table:table-row>
              <table:table-row table:style-name="Table18.1">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B2.2.1" office:value-type="string">
                  <text:p text:style-name="Table_20_Contents">Cubic Pica <text:span text:style-name="T47">Point (one Pica point is 1/72 inch)</text:span></text:p>
                </table:table-cell>
              </table:table-row>
              <table:table-row table:style-name="Table18.1">
                <table:table-cell table:style-name="Table18.A2" office:value-type="string">
                  <text:p text:style-name="Table_20_Contents"><text:span text:style-name="code">"pica3"</text:span> or</text:p>
                  <text:p text:style-name="Table_20_Contents"><text:span text:style-name="code">"pica^3"</text:span></text:p>
                </table:table-cell>
                <table:table-cell table:style-name="Table18.B2.2.1" office:value-type="string">
                  <text:p text:style-name="P42">Cubic Pica (one Pica is 1/6 inch)</text:p>
                </table:table-cell>
              </table:table-row>
              <table:table-row table:style-name="Table18.1">
                <table:table-cell table:style-name="Table18.A2" office:value-type="string">
                  <text:p text:style-name="Table_20_Contents"><text:span text:style-name="code">"pt"</text:span> or <text:span text:style-name="code">"us_pt"</text:span></text:p>
                </table:table-cell>
                <table:table-cell table:style-name="Table18.B2.2.1" office:value-type="string">
                  <text:p text:style-name="Table_20_Contents">U.S. Pint (liquid measure)</text:p>
                </table:table-cell>
              </table:table-row>
              <table:table-row table:style-name="Table18.1">
                <table:table-cell table:style-name="Table18.A2" office:value-type="string">
                  <text:p text:style-name="Table_20_Contents"><text:span text:style-name="code">"qt"</text:span></text:p>
                </table:table-cell>
                <table:table-cell table:style-name="Table18.B2.2.1" office:value-type="string">
                  <text:p text:style-name="Table_20_Contents">Quart (U.S. customary liquid measure). This is 0.946352946 liters, and thus <text:span text:style-name="T54">not</text:span><text:span text:style-name="T47"> the same as the U.S. dry quart (1.101220 liters), </text:span><text:span text:style-name="T54">nor</text:span><text:span text:style-name="T47"> is this the same as the Imperial quart (as used in the U.K. and Canada, which is 1.1365225 liters exactly)</text:span></text:p>
                </table:table-cell>
              </table:table-row>
              <table:table-row table:style-name="Table18.1">
                <table:table-cell table:style-name="Table18.A2" office:value-type="string">
                  <text:p text:style-name="Table_20_Contents"><text:soft-page-break/><text:span text:style-name="code">"tbs"</text:span></text:p>
                </table:table-cell>
                <table:table-cell table:style-name="Table18.B2.2.1" office:value-type="string">
                  <text:p text:style-name="Table_20_Contents">Tablespoon (U.S. customary, traditional meaning). This shall be 0.5 U.S. fluid ounce, <text:span text:style-name="T47">not 15mL (common in U.S.) or 20mL (common in Australia).</text:span></text:p>
                </table:table-cell>
              </table:table-row>
              <table:table-row table:style-name="Table18.1">
                <table:table-cell table:style-name="Table18.A2" office:value-type="string">
                  <text:p text:style-name="Table_20_Contents"><text:span text:style-name="code">"tsp"</text:span></text:p>
                </table:table-cell>
                <table:table-cell table:style-name="Table18.B2.2.1"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table-cell table:style-name="Table18.A2" office:value-type="string">
                  <text:p text:style-name="Table_20_Contents"><text:span text:style-name="code">"tspm"</text:span></text:p>
                </table:table-cell>
                <table:table-cell table:style-name="Table18.B2.2.1" office:value-type="string">
                  <text:p text:style-name="Table_20_Contents">Modern teaspoon, 5mL</text:p>
                </table:table-cell>
              </table:table-row>
              <table:table-row table:style-name="Table18.1">
                <table:table-cell table:style-name="Table18.A2" office:value-type="string">
                  <text:p text:style-name="Table_20_Contents"><text:span text:style-name="code">"uk_gal"</text:span></text:p>
                </table:table-cell>
                <table:table-cell table:style-name="Table18.B2.2.1" office:value-type="string">
                  <text:p text:style-name="Table_20_Contents">U.K. / Imperial gallon, 4.54609 liters.</text:p>
                </table:table-cell>
              </table:table-row>
              <table:table-row table:style-name="Table18.1">
                <table:table-cell table:style-name="Table18.A2" office:value-type="string">
                  <text:p text:style-name="Table_20_Contents"><text:span text:style-name="code">"uk_pt"</text:span></text:p>
                </table:table-cell>
                <table:table-cell table:style-name="Table18.B2.2.1" office:value-type="string">
                  <text:p text:style-name="Table_20_Contents">U.K. / Imperial pint,1/8 of a UK gallon. </text:p>
                </table:table-cell>
              </table:table-row>
              <table:table-row table:style-name="Table18.1">
                <table:table-cell table:style-name="Table18.A2" office:value-type="string">
                  <text:p text:style-name="Table_20_Contents"><text:span text:style-name="code">"uk_qt"</text:span></text:p>
                </table:table-cell>
                <table:table-cell table:style-name="Table18.B2.2.1" office:value-type="string">
                  <text:p text:style-name="Table_20_Contents">U.K. / Imperial quart,1/4 of a UK gallon. </text:p>
                </table:table-cell>
              </table:table-row>
              <table:table-row table:style-name="Table18.1">
                <table:table-cell table:style-name="Table18.A2" office:value-type="string">
                  <text:p text:style-name="Table_20_Contents"><text:span text:style-name="code">"yd3"</text:span> or <text:span text:style-name="code">"yd^3"</text:span></text:p>
                </table:table-cell>
                <table:table-cell table:style-name="Table18.B2.2.1" office:value-type="string">
                  <text:p text:style-name="Table_20_Contents">Cubic international yard</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
      <text:p text:style-name="P21">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1">.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0"> </text:span><text:span text:style-name="ISO_20_Keyword">should</text:span><text:span text:style-name="T27"> </text:span><text:span text:style-name="T50">use internationally-standardized unit name abbreviations for such additions where possible. </text:span><text:span text:style-name="T38">Evaluators</text:span><text:span text:style-name="T50"> </text:span><text:span text:style-name="ISO_20_Keyword">may</text:span> <text:span text:style-name="T50">support the obsolete symbols “p” and “P” as unit names for Pascals.</text:span></text:p>
      <text:p text:style-name="P2">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44">1E+24</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44">1E-24</text:p>
          </table:table-cell>
        </table:table-row>
      </table:table>
      <text:p text:style-name="Text_20_body"><text:span text:style-name="Note_20_Label"><text:span text:style-name="T78">Note: </text:span></text:span><text:span text:style-name="T27">The prefix “e” for 10</text:span> <text:span text:style-name="T81">1</text:span> <text:span text:style-name="T27">is nonstandard and included for backward compatibility with legacy applications and documents.</text:span></text:p>
      <text:p text:style-name="Text_20_body"><text:span text:style-name="T50">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0">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23"><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2">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4">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4">: </text:span>ERFC(<text:span text:style-name="Parameter_20_Name">Z</text:span>) = 1 – ERF(<text:span text:style-name="Parameter_20_Name">Z</text:span>)</text:p>
      <text:p text:style-name="P23"><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23"><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4">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9"><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4">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0">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9"><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79">+</text:span><text:span text:style-name="T80">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0">+</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3">1</text:span>, a<text:span text:style-name="T73">2</text:span>, ..., a<text:span text:style-name="T73">n</text:span>). Multinomial is defined as FACT(a<text:span text:style-name="T73">1</text:span><text:span text:style-name="T69"> </text:span>+ a<text:span text:style-name="T73">2</text:span><text:span text:style-name="T69"> </text:span>+...+ a<text:span text:style-name="T73">n</text:span>) / (FACT(a<text:span text:style-name="T73">1</text:span>) * FACT(a<text:span text:style-name="T73">2</text:span>) *...* FACT(a<text:span text:style-name="T73">n</text:span>))</text:p>
      <text:p text:style-name="P23"><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2">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2">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73206862922132" text:continue-list="list173206968778193"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1">≠</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4">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4">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1">≠</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8">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2">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2">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73208264884122"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9"><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3">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6">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6">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7">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23"><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7">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79">+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78">N</text:span></text:span><text:span text:style-name="Label"><text:span text:style-name="T27"> containing n numbers </text:span></text:span><text:span text:style-name="Label"><text:span text:style-name="T56">x</text:span></text:span><text:span text:style-name="Label"><text:span text:style-name="T77">1</text:span></text:span><text:span text:style-name="Label"><text:span text:style-name="T27"> to </text:span></text:span><text:span text:style-name="Label"><text:span text:style-name="T56">x</text:span></text:span><text:span text:style-name="Label"><text:span text:style-name="T77">n</text:span></text:span><text:span text:style-name="Label"><text:span text:style-name="T27">, with average </text:span></text:span><text:span text:style-name="Label"><text:span text:style-name="T57">x</text:span></text:span><text:span text:style-name="Label"><text:span text:style-name="T27">, AVEDEV(</text:span></text:span><text:span text:style-name="Parameter_20_Name"><text:span text:style-name="T78">N</text:span></text:span><text:span text:style-name="Label"><text:span text:style-name="T2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4"> (</text:span><text:span text:style-name="T54"><text:reference-ref text:reference-format="chapter" text:ref-name="Criterion">4.11.8</text:reference-ref></text:span><text:span text:style-name="T54">)</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text:span><text:span text:style-name="T61">≤</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4">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1">≤</text:span><text:span text:style-name="T5">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1">≤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1">≤</text:span><text:span text:style-name="T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 </text:span>.</text:p>
      <text:p text:style-name="Text_20_body"><text:soft-page-break/><text:span text:style-name="Label">Semantics:</text:span> CHISQINV returns the unique number x <text:span text:style-name="T61">≥</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73207612308063" text:continue-list="list173208264884122" text:style-name="BulletedList">
        <text:list-item text:start-value="1">
          <text:p text:style-name="P72"><text:span text:style-name="Parameter_20_Name">A</text:span><text:span text:style-name="T54">: </text:span>actual observation data.</text:p>
        </text:list-item>
        <text:list-item>
          <text:p text:style-name="P72"><text:span text:style-name="Parameter_20_Name">E</text:span><text:span text:style-name="T54">: </text:span>expected values.</text:p>
        </text:list-item>
      </text:list>
      <text:p text:style-name="Text_20_body">First a Chi square statistic is calculated:</text:p>
      <text:p text:style-name="P15"><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73206886152498" text:continue-list="list173206862922132"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list xml:id="list173207632938032" text:continue-numbering="true" text:style-name="BulletedList">
        <text:list-item>
          <text:p text:style-name="P72"><text:span text:style-name="Parameter_20_Name">R</text:span><text:span text:style-name="T74">1</text:span><text:span text:style-name="T70">:</text:span> the degrees of freedom in the numerator of the F distribution.</text:p>
        </text:list-item>
        <text:list-item>
          <text:p text:style-name="Bullet_20_List"><text:span text:style-name="Parameter_20_Name">R</text:span><text:span text:style-name="T73">2</text:span><text:span text:style-name="T70">:</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3">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3">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3"> </text:span>r<text:span text:style-name="T74">1</text:span>; r<text:span text:style-name="T74">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4">1</text:span>;<text:span text:style-name="Parameter_20_Name">R</text:span><text:span text:style-name="T74">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R</text:span><text:span text:style-name="T73">1</text:span> and <text:span text:style-name="Parameter_20_Name">R</text:span><text:span text:style-name="T73">2</text:span> are positive integers</text:p>
      <text:p text:style-name="P13"><text:span text:style-name="Label">Semantics:</text:span> FINV returns the unique non-negative number x such that FDIST(x;<text:span text:style-name="Parameter_20_Name">R</text:span><text:span text:style-name="T74">1</text:span>;<text:span text:style-name="Parameter_20_Name">R</text:span><text:span text:style-name="T7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4">1</text:span>;<text:span text:style-name="Parameter_20_Name">R</text:span><text:span text:style-name="T74">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4">1</text:span><text:span text:style-name="T70"> </text:span>;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1">≤ 1</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 LEGACY.FINV returns the unique non-negative number x such that LEGACY.FDIST(x;<text:span text:style-name="Parameter_20_Name">R</text:span><text:span text:style-name="T74">1</text:span>;<text:span text:style-name="Parameter_20_Name">R</text:span><text:span text:style-name="T74">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4">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Y</text:span></text:span><text:span text:style-name="T27">) = COLUMNS(</text:span><text:span text:style-name="Parameter_20_Name"><text:span text:style-name="T78">Data_X</text:span></text:span><text:span text:style-name="T27">), ROWS(</text:span><text:span text:style-name="Parameter_20_Name"><text:span text:style-name="T78">Data_Y</text:span></text:span><text:span text:style-name="T27">) = ROWS(</text:span><text:span text:style-name="Parameter_20_Name"><text:span text:style-name="T78">Data_X</text:span></text:span><text:span text:style-name="T27">)</text:span></text:p>
      <text:p text:style-name="Text_20_body"><text:span text:style-name="Label">Semantics:</text:span></text:p>
      <text:list xml:id="list173207625735862" text:continue-numbering="true" text:style-name="BulletedList">
        <text:list-item>
          <text:p text:style-name="P72"><text:span text:style-name="Parameter_20_Name">Value</text:span><text:span text:style-name="T50">:</text:span> the x-value, for which the y-value on the linear regression is to be returned.</text:p>
        </text:list-item>
        <text:list-item>
          <text:p text:style-name="Bullet_20_List"><text:span text:style-name="Parameter_20_Name">Data_Y</text:span><text:span text:style-name="T50">:</text:span> the array or range of known y-values.</text:p>
        </text:list-item>
        <text:list-item>
          <text:p text:style-name="Bullet_20_List"><text:span text:style-name="Parameter_20_Name">Data_X</text:span><text:span text:style-name="T50">:</text:span> the array or range of known x-values.</text:p>
        </text:list-item>
      </text:list>
      <text:p text:style-name="P4">For an empty element or an element of type Text or Boolean in <text:span text:style-name="Parameter_20_Name">Data_Y</text:span> the element at the corresponding position of <text:span text:style-name="Parameter_20_Name">Data_X</text:span> is ignored, and vice versa.</text:p>
      <text:p text:style-name="P4">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9"><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78">Bins</text:span></text:span><text:span text:style-name="T27"> shall be sorted in ascending order and </text:span><text:span text:style-name="Parameter_20_Name"><text:span text:style-name="T78">Bins</text:span></text:span><text:span text:style-name="T27"> shall be a column vector. Evaluators may accept unsorted values in bins.</text:span></text:p>
      <text:p text:style-name="Text_20_body"><text:span text:style-name="Label">Semantics:</text:span> <text:span text:style-name="T47">Counts the number of values for each interval given by the border values in </text:span><text:span text:style-name="Parameter_20_Name">Bins</text:span> <text:span text:style-name="T47">.<text:line-break/>The values in </text:span><text:span text:style-name="Parameter_20_Name">Bins</text:span> <text:span text:style-name="T47">determine the upper boundaries of the intervals. The intervals include th</text:span><text:span text:style-name="T37">e </text:span><text:span text:style-name="T47">upper boundarie. The returned array is a column vector and has one more element than </text:span><text:span text:style-name="Parameter_20_Name">Bins</text:span> <text:span text:style-name="T47">; the last element represents the number of all elements greater than the last value in </text:span><text:span text:style-name="Parameter_20_Name">Bins</text:span> <text:span text:style-name="T47">. If </text:span><text:span text:style-name="Parameter_20_Name">Bins</text:span> <text:span text:style-name="T47">is empty, all values in </text:span><text:span text:style-name="Parameter_20_Name">Data</text:span> <text:span text:style-name="T47">are counted. The values in the result array are ordered matching the original order of </text:span><text:span text:style-name="Parameter_20_Name">Bins</text:span> <text:span text:style-name="T47">. If the values in </text:span><text:span text:style-name="Parameter_20_Name">Bins</text:span> <text:span text:style-name="T47">are not sorted in ascending order, they are sorted internally to form category intervals and the counts of </text:span><text:span text:style-name="Parameter_20_Name">Data</text:span> <text:span text:style-name="T47">values are "unsorted" to the original order of </text:span><text:span text:style-name="Parameter_20_Name">Bins</text:span><text:span text:style-name="T47">.</text:span> If <text:span text:style-name="Parameter_20_Name">Data</text:span> is empty, the value of all elements in the returned array is 0.</text:p>
      <text:p text:style-name="P4"><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4">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9"><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3"><text:span text:style-name="Label">Semantics:</text:span> GAMMAINV returns the unique number X <text:span text:style-name="T61">≥</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4">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73208139296359" text:continue-numbering="true" text:style-name="BulletedList">
        <text:list-item>
          <text:p text:style-name="P72"><text:span text:style-name="Parameter_20_Name">KnownY</text:span>: The set of known y-values to be used to determine the regression equation</text:p>
        </text:list-item>
        <text:list-item>
          <text:p text:style-name="P72"><text:soft-page-break/><text:span text:style-name="Parameter_20_Name">KnownX</text:span>: The set of known x-values to be used to determine the regression equation. If omitted or an empty parameter, it is set to the sequence <text:span text:style-name="T37">1,2,3,…</text:span>,<text:span text:style-name="T54">k</text:span> , where </text:p>
        </text:list-item>
      </text:list>
      <text:p text:style-name="P15"><text:span text:style-name="T54">k</text:span> = ROWS(<text:span text:style-name="Parameter_20_Name">KnownY</text:span>) <text:span text:style-name="T64">∙</text:span><text:span text:style-name="T10"> COLUMNS(</text:span><text:span text:style-name="Parameter_20_Name">KnownY</text:span><text:span text:style-name="T10">)</text:span></text:p>
      <text:list xml:id="list173207328960647"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4">a</text:span> is equal to 0.</text:p>
      <text:p text:style-name="Text_20_body"><text:span text:style-name="T50">LOGEST(</text:span><text:span text:style-name="Parameter_20_Name"><text:span text:style-name="T78">KnownY</text:span></text:span><text:span text:style-name="T56"> </text:span><text:span text:style-name="T50">; </text:span><text:span text:style-name="Parameter_20_Name">KnownX</text:span><text:span text:style-name="T50">; </text:span><text:span text:style-name="Parameter_20_Name">Const</text:span><text:span text:style-name="T50">; FALSE) either returns an error or an array with 1 row and </text:span><text:span text:style-name="T56">n</text:span><text:span text:style-name="T50">+1 columns. If it returns an error then so does GROWTH. If it returns an array, we call the entries in that array </text:span><text:span text:style-name="T50"><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0">.</text:span></text:p>
      <text:p text:style-name="Text_20_body"><text:span text:style-name="T50">Let </text:span><text:span text:style-name="T50"><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text:span text:style-name="T78">KnownY</text:span></text:span><text:span text:style-name="T56"> </text:span><text:span text:style-name="T50">) = COLUMNS(</text:span><text:span text:style-name="Parameter_20_Name">KnownX</text:span><text:span text:style-name="T50">) and ROWS(</text:span><text:span text:style-name="Parameter_20_Name"><text:span text:style-name="T78">KnownY</text:span></text:span><text:span text:style-name="T56"> </text:span><text:span text:style-name="T50">) = ROWS(</text:span><text:span text:style-name="Parameter_20_Name">KnownX</text:span><text:span text:style-name="T50">), then GROWTH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0">.</text:span></text:p>
      <text:p text:style-name="Text_20_body"><text:span text:style-name="T50">Otherwise, if COLUMNS(</text:span><text:span text:style-name="Parameter_20_Name"><text:span text:style-name="T78">KnownY</text:span></text:span><text:span text:style-name="T56"> </text:span><text:span text:style-name="T50">) = 1 and ROWS(</text:span><text:span text:style-name="Parameter_20_Name"><text:span text:style-name="T78">KnownY</text:span></text:span><text:span text:style-name="T56"> </text:span><text:span text:style-name="T50">) = ROWS(</text:span><text:span text:style-name="T56">KnownX</text:span><text:span text:style-name="T50">) and COLUMNS(</text:span><text:span text:style-name="Parameter_20_Name">KnownX</text:span><text:span text:style-name="T50">) = COLUMNS(</text:span><text:span text:style-name="Parameter_20_Name">NewX</text:span><text:span text:style-name="T50">), then GROWTH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0">.</text:span></text:p>
      <text:p text:style-name="Text_20_body"><text:span text:style-name="Label"><text:span text:style-name="T50">Otherwise, if COLUMNS(</text:span></text:span><text:span text:style-name="Label"><text:span text:style-name="Parameter_20_Name"><text:span text:style-name="T78">KnownY</text:span></text:span></text:span><text:span text:style-name="Label"><text:span text:style-name="T56"> </text:span></text:span><text:span text:style-name="Label"><text:span text:style-name="T50">) = COLUMNS(</text:span></text:span><text:span text:style-name="Parameter_20_Name">KnownX</text:span><text:span text:style-name="Label"><text:span text:style-name="T50">) and ROWS(</text:span></text:span><text:span text:style-name="Label"><text:span text:style-name="Parameter_20_Name"><text:span text:style-name="T78">KnownY</text:span></text:span></text:span><text:span text:style-name="Label"><text:span text:style-name="T56"> </text:span></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GROWTH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3">1</text:span>,a<text:span text:style-name="T73">2</text:span>,...,a<text:span text:style-name="T73">n</text:span> are the numbers of the sequence <text:span text:style-name="T54">N</text:span> and <text:span text:style-name="T54">n</text:span> is a result of calling COUNT(<text:span text:style-name="T54">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3">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73207996205761" text:continue-numbering="true" text:style-name="BulletedList">
        <text:list-item>
          <text:p text:style-name="P72"><text:soft-page-break/><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54">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4">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X</text:span></text:span><text:span text:style-name="T27">) = COLUMNS(</text:span><text:span text:style-name="Parameter_20_Name"><text:span text:style-name="T78">Data_Y</text:span></text:span><text:span text:style-name="T27">), ROWS(</text:span><text:span text:style-name="Parameter_20_Name"><text:span text:style-name="T78">Data_X</text:span></text:span><text:span text:style-name="T27">) = ROWS(</text:span><text:span text:style-name="Parameter_20_Name"><text:span text:style-name="T78">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78">X</text:span></text:span><text:span text:style-name="T27"> }</text:span><text:span text:style-name="T81">+</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1">≠</text:span> 0</text:p>
      <text:p text:style-name="P20"><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4">where <text:span text:style-name="T54">s</text:span> is the sample standard deviation, and <text:span text:style-name="T54">n</text:span> is the number of numbers.</text:p>
      <text:p text:style-name="P4"><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8037271211"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37">1,2,3,…</text:span>,<text:span text:style-name="T54">k</text:span> , where <text:span text:style-name="T54">k</text:span> = ROWS(<text:span text:style-name="Parameter_20_Name">KnownY</text:span>) <text:span text:style-name="T64">∙</text:span> COLUMNS(<text:span text:style-name="Parameter_20_Name">KnownY</text:span>).</text:p>
        </text:list-item>
      </text:list>
      <text:p text:style-name="Text_20_body"><text:span text:style-name="Parameter_20_Name">Const</text:span>: If set to FALSE, the model constant <text:span text:style-name="T54">a</text:span> is equal to 0.</text:p>
      <text:list xml:id="list173206850630339"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LINEST returns an error.</text:span></text:p>
      <text:p text:style-name="Text_20_body">The result created by LINEST if STATS<text:span text:style-name="T54"> </text:span>is TRUE is given in <text:sequence-ref text:reference-format="text" text:ref-name="refTable28">Table 29 - LINEST</text:sequence-ref>. If STATS<text:span text:style-name="T54"> </text:span>is FALSE it is just the first row of <text:sequence-ref text:reference-format="text" text:ref-name="refTable28">Table 29 - LINEST</text:sequence-ref>. <text:s/>The empty cells in this table are returned as empty or as containing an error.</text:p>
      <text:p text:style-name="P60">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43"><text:span text:style-name="T54">b</text:span><text:span text:style-name="T75">n</text:span></text:p>
          </table:table-cell>
          <table:table-cell table:style-name="Table243.A1" office:value-type="string">
            <text:p text:style-name="P43"><text:span text:style-name="T54">b</text:span><text:span text:style-name="T75">n-1</text:span></text:p>
          </table:table-cell>
          <table:table-cell table:style-name="Table243.A1" office:value-type="string">
            <text:p text:style-name="P43">…</text:p>
          </table:table-cell>
          <table:table-cell table:style-name="Table243.A1" office:value-type="string">
            <text:p text:style-name="P43"><text:span text:style-name="T54">b</text:span><text:span text:style-name="T73">1</text:span></text:p>
          </table:table-cell>
          <table:table-cell table:style-name="Table243.E1" office:value-type="string">
            <text:p text:style-name="P45">a</text:p>
          </table:table-cell>
        </table:table-row>
        <table:table-row>
          <table:table-cell table:style-name="Table243.A2" office:value-type="string">
            <text:p text:style-name="P43"><text:span text:style-name="T76"><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76"><text:s/></text:span></text:p>
          </table:table-cell>
          <table:table-cell table:style-name="Table243.A2" office:value-type="string">
            <text:p text:style-name="P43"><text:span text:style-name="T76"><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76"><text:s/></text:span></text:p>
          </table:table-cell>
          <table:table-cell table:style-name="Table243.A2" office:value-type="string">
            <text:p text:style-name="P43">…</text:p>
          </table:table-cell>
          <table:table-cell table:style-name="Table243.A2" office:value-type="string">
            <text:p text:style-name="P43"><text:span text:style-name="T76"><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76"><text:s/></text:span></text:p>
          </table:table-cell>
          <table:table-cell table:style-name="Table243.E2" office:value-type="string">
            <text:p text:style-name="P43"><text:span text:style-name="T76"><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76"><text:s/></text:span></text:p>
          </table:table-cell>
        </table:table-row>
        <table:table-row>
          <table:table-cell table:style-name="Table243.A2" office:value-type="string">
            <text:p text:style-name="P49"><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8"><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ext:soft-page-break/>
        <table:table-row>
          <table:table-cell table:style-name="Table243.A2" office:value-type="string">
            <text:p text:style-name="P45">F</text:p>
          </table:table-cell>
          <table:table-cell table:style-name="Table243.A2" office:value-type="string">
            <text:p text:style-name="P45">df</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row>
          <table:table-cell table:style-name="Table243.A2" office:value-type="string">
            <text:p text:style-name="P45">SS<text:span text:style-name="T73">reg </text:span></text:p>
          </table:table-cell>
          <table:table-cell table:style-name="Table243.A2" office:value-type="string">
            <text:p text:style-name="P45">SS<text:span text:style-name="T73">resid </text:span></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text:span><text:span text:style-name="T50"> = ROWS(</text:span><text:span text:style-name="Parameter_20_Name">KnownY</text:span><text:span text:style-name="T50">) </text:span><text:span text:style-name="T63">∙</text:span><text:span text:style-name="T50"> COLUMNS(</text:span><text:span text:style-name="Parameter_20_Name">KnownY</text:span><text:span text:style-name="T50">)</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INEST returns an error. Similarly, if </text:span><text:span text:style-name="Parameter_20_Name"><text:span text:style-name="T78">Const</text:span></text:span><text:span text:style-name="T50"> is FALSE and </text:span><text:span text:style-name="T56">k</text:span><text:span text:style-name="T50"> </text:span><text:span text:style-name="T63">≤</text:span><text:span text:style-name="T9"> </text:span><text:span text:style-name="T12">n,</text:span><text:span text:style-name="T50"> LINEST returns an error. </text:span></text:p>
      <text:p text:style-name="Text_20_body">We denote </text:p>
      <text:p text:style-name="P15"><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5"><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4">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79">nd</text:span> to 5<text:span text:style-name="T79">th</text:span> rows of <text:s/><text:sequence-ref text:reference-format="text" text:ref-name="refTable28">Table 29 - LINEST</text:sequence-ref><text:s/>are as follows:</text:p>
      <text:p text:style-name="Text_20_body">If <text:span text:style-name="Parameter_20_Name">Const</text:span> is TRUE:</text:p>
      <text:p text:style-name="P15"><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5"><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4">and </text:p>
      <text:p text:style-name="P15"><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4">i</text:span>th row and <text:span text:style-name="T54">i</text:span>th column of </text:p>
      <text:p text:style-name="P15"><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5"><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4">i</text:span>th row and <text:span text:style-name="T54">i</text:span>th column of </text:p>
      <text:p text:style-name="P15"><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7672885395"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list-item>
      </text:list>
      <text:p text:style-name="Text_20_body"><text:soft-page-break/><text:span text:style-name="Parameter_20_Name">Const</text:span>: If set to FALSE, the model constant a is equal to 0.</text:p>
      <text:list xml:id="list17320799949888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or if any of the entries in </text:span><text:span text:style-name="Parameter_20_Name">KnownY</text:span><text:span text:style-name="T56"> </text:span><text:span text:style-name="T50">is negative, <text:s/>LOGEST returns an error.</text:span></text:p>
      <text:p text:style-name="Text_20_body">The result created by LOGEST if STATS<text:span text:style-name="T54"> </text:span>is TRUE is given in <text:sequence-ref text:reference-format="text" text:ref-name="refTable29">Table 30 - LOGEST</text:sequence-ref>. If STATS<text:span text:style-name="T54"> </text:span>is FALSE it is just the first row of <text:sequence-ref text:reference-format="text" text:ref-name="refTable29">Table 30 - LOGEST</text:sequence-ref>. <text:s/>The empty cells in this table are returned as empty or as containing an error.</text:p>
      <text:p text:style-name="P60">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5"><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46"><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43">…</text:p>
          </table:table-cell>
          <table:table-cell table:style-name="Table242.A1" office:value-type="string">
            <text:p text:style-name="P47"><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45"><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table-cell table:style-name="Table242.A2" office:value-type="string">
            <text:p text:style-name="P43"><text:span text:style-name="T76"><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76"><text:s/></text:span></text:p>
          </table:table-cell>
          <table:table-cell table:style-name="Table242.A2" office:value-type="string">
            <text:p text:style-name="P43"><text:span text:style-name="T76"><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76"><text:s/></text:span></text:p>
          </table:table-cell>
          <table:table-cell table:style-name="Table242.A2" office:value-type="string">
            <text:p text:style-name="P43">…</text:p>
          </table:table-cell>
          <table:table-cell table:style-name="Table242.A2" office:value-type="string">
            <text:p text:style-name="P43"><text:span text:style-name="T76"><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76"><text:s/></text:span></text:p>
          </table:table-cell>
          <table:table-cell table:style-name="Table242.E2" office:value-type="string">
            <text:p text:style-name="P43"><text:span text:style-name="T76"><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76"><text:s/></text:span></text:p>
          </table:table-cell>
        </table:table-row>
        <table:table-row>
          <table:table-cell table:style-name="Table242.A2" office:value-type="string">
            <text:p text:style-name="P49"><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8"><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F</text:p>
          </table:table-cell>
          <table:table-cell table:style-name="Table242.A2" office:value-type="string">
            <text:p text:style-name="P45">df</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SS<text:span text:style-name="T73">reg </text:span></text:p>
          </table:table-cell>
          <table:table-cell table:style-name="Table242.A2" office:value-type="string">
            <text:p text:style-name="P45">SS<text:span text:style-name="T73">resid </text:span></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 </text:span><text:span text:style-name="T27">= ROWS(</text:span><text:span text:style-name="Parameter_20_Name">KnownY</text:span><text:span text:style-name="T27">) </text:span><text:span text:style-name="T65">∙</text:span><text:span text:style-name="T27"> COLUMNS(</text:span><text:span text:style-name="Parameter_20_Name">KnownY</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OGEST returns an error. Similarly, if </text:span><text:span text:style-name="Parameter_20_Name"><text:span text:style-name="T78">Const</text:span></text:span><text:span text:style-name="T50"> is FALSE and </text:span><text:span text:style-name="T56">k</text:span><text:span text:style-name="T50"> </text:span><text:span text:style-name="T63">≤ </text:span><text:span text:style-name="T66">n</text:span><text:span text:style-name="T63">,</text:span><text:span text:style-name="T50"> LOGEST returns an error. </text:span></text:p>
      <text:p text:style-name="Text_20_body">We denote </text:p>
      <text:p text:style-name="P15"><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5"><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4">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79">nd</text:span> to 5<text:span text:style-name="T79">th</text:span> rows of <text:s/><text:sequence-ref text:reference-format="text" text:ref-name="refTable0">Table 1 - Operators</text:sequence-ref><text:s/>are as follows:</text:p>
      <text:p text:style-name="Text_20_body">If <text:span text:style-name="Parameter_20_Name">Const</text:span> is TRUE():</text:p>
      <text:p text:style-name="P15"><text:span text:style-name="Label"><text:span text:style-name="T50"><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0">. </text:span></text:span></text:p>
      <text:p text:style-name="P15"><text:span text:style-name="Label"><text:span text:style-name="T50"><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0">, </text:span></text:span><text:span text:style-name="Label"><text:span text:style-name="T50"><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0">, </text:span></text:span><text:span text:style-name="Label"><text:span text:style-name="T50"><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0"><text:s/></text:span></text:span></text:p>
      <text:p text:style-name="Text_20_body"><text:span text:style-name="Label"><text:span text:style-name="T50">and </text:span></text:span></text:p>
      <text:p text:style-name="P15"><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4">i</text:span>th row and <text:span text:style-name="T54">i</text:span>th column of </text:p>
      <text:p text:style-name="P15"><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5"><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4">i</text:span>th row and <text:span text:style-name="T54">i</text:span>th column of </text:p>
      <text:p text:style-name="P15"><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0">If </text:span></text:span><text:span text:style-name="Label"><text:span text:style-name="T50"><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0"><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0"> is TRUE includes the first column and perform the above calculations with that subset. In the latter case the coefficients </text:span></text:span><text:span text:style-name="Label"><text:span text:style-name="T50"><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0"><text:s/>of omitted columns are returned as 1.</text:span></text:span></text:p>
      <text:p text:style-name="Text_20_body"><text:span text:style-name="Label"><text:span text:style-name="T49">See also</text:span></text:span><text:span text:style-name="Label"><text:span text:style-name="T50"> COLUMNS </text:span></text:span><text:span text:style-name="Label"><text:span text:style-name="T50"><text:reference-ref text:reference-format="chapter" text:ref-name="COLUMNS">6.13.5</text:reference-ref></text:span></text:span><text:span text:style-name="Label"><text:span text:style-name="T50">, ROWS </text:span></text:span><text:span text:style-name="Label"><text:span text:style-name="T50"><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14"><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3">+</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79">+</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73207667549241" text:continue-list="list173207612308063"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54">: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73207014742612" text:continue-list="list173207667549241" text:style-name="BulletedList">
        <text:list-item text:start-value="1">
          <text:p text:style-name="P72">If (<text:span text:style-name="Parameter_20_Name">X</text:span> + <text:span text:style-name="Parameter_20_Name">R</text:span> - 1) <text:span text:style-name="T33">≤</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2">μ</text:span> is <text:span text:style-name="Parameter_20_Name">Mean</text:span> and <text:span text:style-name="T62">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73208335374356" text:continue-list="list173207999498886"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5"><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33">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33"><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73208270948954" text:continue-list="list173207014742612"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73208384694777" text:continue-list="list173208270948954"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33">≤</text:span> <text:span text:style-name="Parameter_20_Name">X</text:span> <text:span text:style-name="T33">≤</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73207293990968" text:continue-list="list173208384694777"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51">: </text:span>an <text:span text:style-name="T48">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4">k</text:span> objects taken from <text:span text:style-name="T54">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20"><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73207533982299" text:continue-list="list173207293990968" text:style-name="BulletedList">
        <text:list-item text:start-value="1">
          <text:p text:style-name="Bullet_20_List">The sum of the probabilities in <text:span text:style-name="Parameter_20_Name">Probability</text:span> <text:span text:style-name="T33">shall</text:span> equal 1.</text:p>
        </text:list-item>
        <text:list-item>
          <text:p text:style-name="P72">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73208282243199" text:continue-list="list173207533982299"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78">End</text:span></text:span><text:span text:style-name="T56"> = </text:span><text:span text:style-name="Parameter_20_Name"><text:span text:style-name="T78">Start</text:span></text:span><text:span text:style-name="T56"> </text:span><text:span text:style-name="T50">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32">Then PROB returns</text:p>
      <text:p text:style-name="P40"><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9">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4"> i.</text:span></text:p>
      <text:p text:style-name="Text_20_body"><text:span text:style-name="Label">See also</text:span><text:span text:style-name="T47"> COUNT </text:span><text:span text:style-name="T47"><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73207057443964" text:continue-list="list173208282243199" text:style-name="BulletedList">
        <text:list-item text:start-value="1">
          <text:p text:style-name="Bullet_20_List">COUNT(<text:span text:style-name="Parameter_20_Name">Data</text:span>) &gt; 0</text:p>
        </text:list-item>
        <text:list-item>
          <text:p text:style-name="P72">0 <text:span text:style-name="T33">≤</text:span> <text:span text:style-name="Parameter_20_Name">Quart</text:span> <text:span text:style-name="T33">≤</text:span> 4</text:p>
        </text:list-item>
      </text:list>
      <text:p text:style-name="Text_20_body"><text:span text:style-name="Label">Semantics:</text:span></text:p>
      <text:list xml:id="list173207904087141" text:continue-list="list173207057443964"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4">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20"><text:span text:style-name="Label">Semantics:</text:span> The RANK function returns the rank of a value within a list.</text:p>
      <text:list xml:id="list173207489338545" text:continue-list="list173207904087141"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4">If </text:span><text:span text:style-name="Parameter_20_Name">ArrayY</text:span><text:span text:style-name="T54"> and </text:span><text:span text:style-name="Parameter_20_Name">ArrayX</text:span><text:span text:style-name="T54">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4">Semantics:</text:span></text:span><text:span text:style-name="T54">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4">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2">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8">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3">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3">s</text:span> is not the same as the standard deviation of the set, σ, which uses <text:span text:style-name="T53">n</text:span> rather than <text:span text:style-name="T53">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4">x</text:span><text:span text:style-name="T73">1</text:span>, <text:span text:style-name="T54">x</text:span><text:span text:style-name="T73">2</text:span>, …, x<text:span text:style-name="T73">n</text:span>. Then<text:span text:style-name="T70"> let</text:span></text:p>
      <text:p text:style-name="P22"><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3">s</text:span>, which uses <text:span text:style-name="T53">n</text:span> − 1 rather than <text:span text:style-name="T53">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7"><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6">where</text:p>
      <text:p text:style-name="P15"><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3">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4">a</text:span> is equal to 0.</text:p>
      <text:p text:style-name="Text_20_body"><text:span text:style-name="T50">LINEST(</text:span><text:span text:style-name="Parameter_20_Name">KnownY</text:span><text:span text:style-name="T50">; </text:span><text:span text:style-name="Parameter_20_Name">KnownX</text:span><text:span text:style-name="T50">; </text:span><text:span text:style-name="Parameter_20_Name">Const</text:span><text:span text:style-name="T50">; FALSE()) either returns an error an array with 1 row and </text:span><text:span text:style-name="T56">n</text:span><text:span text:style-name="T50"> + 1 columns. If it returns an error then so does TREND. If it returns an array, we call the entries in that array </text:span><text:span text:style-name="T50"><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0">.</text:span></text:p>
      <text:p text:style-name="Text_20_body"><text:span text:style-name="T50">Let </text:span><text:span text:style-name="T50"><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KnownY</text:span><text:span text:style-name="T50">) = COLUMNS(</text:span><text:span text:style-name="Parameter_20_Name">KnownX</text:span><text:span text:style-name="T50">) and ROWS(</text:span><text:span text:style-name="Parameter_20_Name">KnownY</text:span><text:span text:style-name="T50">) = ROWS(</text:span><text:span text:style-name="Parameter_20_Name">KnownX</text:span><text:span text:style-name="T50">), then TREND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0">.</text:span></text:p>
      <text:p text:style-name="Text_20_body"><text:span text:style-name="T50">Otherwise, if COLUMNS(</text:span><text:span text:style-name="Parameter_20_Name">KnownY</text:span><text:span text:style-name="T50">) = 1 and ROWS(</text:span><text:span text:style-name="Parameter_20_Name">KnownY</text:span><text:span text:style-name="T50">) = ROWS(</text:span><text:span text:style-name="Parameter_20_Name">KnownX</text:span><text:span text:style-name="T50">) and COLUMNS(</text:span><text:span text:style-name="Parameter_20_Name">KnownX</text:span><text:span text:style-name="T50">) = COLUMNS(</text:span><text:span text:style-name="Parameter_20_Name">NewX</text:span><text:span text:style-name="T50">), then TREND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0">.</text:span></text:p>
      <text:p text:style-name="Text_20_body"><text:span text:style-name="Label"><text:span text:style-name="T50">Otherwise, if COLUMNS(</text:span></text:span><text:span text:style-name="Parameter_20_Name">KnownY</text:span><text:span text:style-name="Label"><text:span text:style-name="T50">) = COLUMNS(</text:span></text:span><text:span text:style-name="Parameter_20_Name">KnownX</text:span><text:span text:style-name="Label"><text:span text:style-name="T50">) and ROWS(</text:span></text:span><text:span text:style-name="Parameter_20_Name">KnownY</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TREND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4">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3">1</text:span>, <text:span text:style-name="Parameter_20_Name">X</text:span><text:span text:style-name="T73">2</text:span>, …,<text:span text:style-name="Parameter_20_Name">X</text:span><text:span text:style-name="T73">n</text:span> be the numbers in the sequence <text:span text:style-name="Parameter_20_Name">X</text:span> an<text:span text:style-name="T33">d </text:span><text:span text:style-name="Parameter_20_Name">Y</text:span><text:span text:style-name="T73">1</text:span>, <text:span text:style-name="Parameter_20_Name">Y</text:span><text:span text:style-name="T73">2</text:span>, …,<text:span text:style-name="Parameter_20_Name">Y</text:span><text:span text:style-name="T73">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3">where Γ is the Gamma function.</text:p>
      <text:list xml:id="list586207124" text:style-name="L18">
        <text:list-item>
          <text:p text:style-name="P113">If type = 1, TTEST calculates the p-value for a paired-sample comparison of means test. Note that in this case due to the above constraints n = m. With</text:p>
          <text:p text:style-name="P77"><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2">TTEST returns</text:p>
          <text:p text:style-name="P77"><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1234292265" text:style-name="L19">
        <text:list-item>
          <text:p text:style-name="P114"><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73208221009318" text:continue-list="list586207124" text:style-name="L18">
        <text:list-header>
          <text:p text:style-name="P112">and</text:p>
          <text:p text:style-name="P77"><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3">TTEST returns</text:p>
          <text:p text:style-name="P77"><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73208661957177" text:continue-list="list1234292265" text:style-name="L19">
        <text:list-item>
          <text:p text:style-name="P114"><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73207661463431" text:continue-list="list173208221009318" text:style-name="L18">
        <text:list-header>
          <text:p text:style-name="P113">and</text:p>
          <text:p text:style-name="P115"><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3"><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3">s</text:span><text:span text:style-name="T87">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0">Note that </text:span><text:span text:style-name="T53">s</text:span><text:span text:style-name="T87">2</text:span> is not the same as the variance of the set, σ<text:span text:style-name="T87">2</text:span>, which uses <text:span text:style-name="T53">n</text:span> rather than <text:span text:style-name="T53">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7">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7">2</text:span> is not the same as the sample variance, <text:span text:style-name="T53">s</text:span><text:span text:style-name="T87">2</text:span>, which uses <text:span text:style-name="T53">n</text:span> − 1 rather than <text:span text:style-name="T53">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3">Sample</text:span></text:span><text:span text:style-name="T31"> </text:span>being the mean of <text:span text:style-name="Parameter_20_Name">Sample</text:span> and</text:p>
      <text:p text:style-name="P39"><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6">The following identity shall hold: ARABIC(ROMAN(x; any)) = x, when ROMAN(x; any) is not an Error.</text:p>
      <text:p text:style-name="P16">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78">X</text:span></text:span><text:span text:style-name="T27"> into text that represents the value of </text:span><text:span text:style-name="Parameter_20_Name"><text:span text:style-name="T78">X</text:span></text:span><text:span text:style-name="T27"> in base </text:span><text:span text:style-name="Parameter_20_Name"><text:span text:style-name="T78">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6">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79">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79">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79">th</text:span> bit) being the sign bit and in two's-complement form. The digits A through F are in uppercase.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79">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79">th</text:span> bit) being the sign bit and in two's-complement form.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79">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79">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39</text:span><text:span text:style-name="T33">≤</text:span> <text:span text:style-name="Parameter_20_Name">X</text:span> <text:span text:style-name="T33">≤</text:span> 2<text:span text:style-name="T79">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79">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29</text:span><text:span text:style-name="T33">≤</text:span> <text:span text:style-name="Parameter_20_Name">X</text:span> <text:span text:style-name="T33">≤</text:span> 2<text:span text:style-name="T79">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6">The resulting value is a octal value, up to 10 digits, with the topmost bit (3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6"><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6">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23"><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79">th</text:span> bit is sign) to base 2 (whose 10<text:span text:style-name="T79">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79">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79">th</text:span> bit is sign) to base 8 (whose 30<text:span text:style-name="T79">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0">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3">29</text:span> &lt; <text:span text:style-name="Parameter_20_Name">X</text:span> &lt; 2 <text:span text:style-name="T83">29</text:span> -1.</text:p>
      <text:p text:style-name="Text_20_body"><text:span text:style-name="Label">Semantics:</text:span> Converts given hexadecimal number into octal (base 8)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79">th</text:span> bit is sign) to base 2 (whose 10<text:span text:style-name="T79">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79">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79">th</text:span> bit is sign) to hexadecimal (whose 40<text:span text:style-name="T79">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6">The following identity shall hold: ARABIC(ROMAN(x; any)) = x, when ROMAN(x; any) is not an Error.</text:p>
      <text:p text:style-name="P16">If <text:span text:style-name="Parameter_20_Name">N</text:span> is 0, an empty string is returned.</text:p>
      <text:p text:style-name="P16"><text:sequence-ref text:reference-format="text" text:ref-name="refTable30">Table 31 - ROMAN</text:sequence-ref><text:s/>lists the values of individual roman numerals; roman numerals that precede (directly or indirectly) a larger-valued roman number <text:span text:style-name="T54">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0"> that accept 0 as a value of </text:span><text:span text:style-name="Parameter_20_Name"><text:span text:style-name="T78">N</text:span></text:span><text:span text:style-name="T50"> </text:span><text:span text:style-name="ISO_20_Keyword">should</text:span><text:span text:style-name="T27"> </text:span><text:span text:style-name="T50">return the string “0”. </text:span><text:span text:style-name="T38">Evaluators</text:span><text:span text:style-name="T50"> that accept negative values of </text:span><text:span text:style-name="Parameter_20_Name"><text:span text:style-name="T78">N</text:span></text:span><text:span text:style-name="T50"> </text:span><text:span text:style-name="ISO_20_Keyword">should</text:span><text:span text:style-name="T27"> </text:span><text:span text:style-name="T50">include a negative sign (“-”) as the first character.</text:span></text:p>
      <text:p text:style-name="P16">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4">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4">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4">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table-cell table:style-name="Table20.A1" office:value-type="string">
              <text:p text:style-name="P34">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78">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78">N</text:span></text:span><text:span text:style-name="T27">)) returns </text:span><text:span text:style-name="Parameter_20_Name"><text:span text:style-name="T78">N</text:span></text:span><text:span text:style-name="T27"> for any 1 </text:span><text:span text:style-name="T39">≤</text:span><text:span text:style-name="T27"> </text:span><text:span text:style-name="Parameter_20_Name"><text:span text:style-name="T78">N</text:span></text:span><text:span text:style-name="T27"> </text:span><text:span text:style-name="T39">≤</text:span><text:span text:style-name="T27"> 255.</text:span></text:p>
      <text:p text:style-name="Note"><text:span text:style-name="Note_20_Label"><text:span text:style-name="T78">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78">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78">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he </text:span><text:soft-page-break/><text:span text:style-name="T27">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78">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79">+</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78">N</text:span></text:span><text:span text:style-name="T27"> to </text:span><text:span text:style-name="Parameter_20_Name"><text:span text:style-name="T78">D</text:span></text:span><text:span text:style-name="T27"> decimal places (after the decimal point) and returns the result formatted as text, using locale-specific settings. If </text:span><text:span text:style-name="Parameter_20_Name"><text:span text:style-name="T78">D</text:span></text:span><text:span text:style-name="T27"> is negative, the number is rounded to ABS(</text:span><text:span text:style-name="Parameter_20_Name"><text:span text:style-name="T78">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78">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4">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table-cell table:style-name="Table21.A1" office:value-type="string">
              <text:p text:style-name="P34">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able:table-row>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text:soft-page-break/>SEMI-VOICED SOUND MARK =&gt; FULLWIDTH</text:p>
          </table:table-cell>
        </table:table-row>
        <table:table-row>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78">T</text:span></text:span><text:span text:style-name="T27">; 1; </text:span><text:span text:style-name="Parameter_20_Name"><text:span text:style-name="T78">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3">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3557551163" text:style-name="L20">
        <text:list-item>
          <text:p text:style-name="P116">If the first character is a letter, it is converted to its uppercase equivalent; otherwise, the original character is returned</text:p>
        </text:list-item>
        <text:list-item>
          <text:p text:style-name="P116">If a letter is preceded by a non-letter, it is converted to its uppercase equivalent</text:p>
        </text:list-item>
        <text:list-item>
          <text:p text:style-name="P116">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text:soft-page-break/>As with most functions, it is side-effect free, that is, it does <text:span text:style-name="T53">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2">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2">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78">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78">N</text:span></text:span><text:span text:style-name="T27">)) returns </text:span><text:span text:style-name="Parameter_20_Name"><text:span text:style-name="T78">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78">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9"><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9"><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6">at least</text:span><text:span text:style-name="T50"> the following syntactic rules in the Expression values for the inline array:</text:span></text:p>
      <text:list xml:id="list173208984354336" text:continue-list="list173207489338545"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0">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4">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73208298173798" text:continue-list="list173208335374356"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898033305"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2”<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Basic Expressions <text:reference-ref text:reference-format="chapter" text:ref-name="Basic_Expressions">5.2</text:reference-ref><text:s/><text:a xlink:type="simple" xlink:href="https://issues.oasis-open.org/browse/OFFICE-3667" text:style-name="Internet_20_link" text:visited-style-name="Visited_20_Internet_20_Link">Office-3667</text:a></text:p>
      <text:p text:style-name="Text_20_body">Criterion <text:reference-ref text:reference-format="chapter" text:ref-name="Criterion">4.11.8</text:reference-ref><text:s/><text:a xlink:type="simple" xlink:href="https://issues.oasis-open.org/browse/OFFICE-3766" text:style-name="Internet_20_link" text:visited-style-name="Visited_20_Internet_20_Link">Office-3766</text:a></text:p>
      <text:p text:style-name="Text_20_body">Sequences <text:reference-ref text:reference-format="chapter" text:ref-name="Sequences">4.11.12</text:reference-ref><text:s/><text:a xlink:type="simple" xlink:href="https://issues.oasis-open.org/browse/OFFICE-4003" text:style-name="Internet_20_link" text:visited-style-name="Visited_20_Internet_20_Link">Office-4003</text:a></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4"/>
      <text:p text:style-name="P4">The definitions of the following functions changed:</text:p>
      <text:p text:style-name="P4">BESSELI <text:reference-ref text:reference-format="chapter" text:ref-name="BESSELI">6.16.12</text:reference-ref><text:s/><text:a xlink:type="simple" xlink:href="https://issues.oasis-open.org/browse/OFFICE-3842" text:style-name="Internet_20_link" text:visited-style-name="Visited_20_Internet_20_Link">Office-</text:a><text:a xlink:type="simple" xlink:href="https://issues.oasis-open.org/browse/OFFICE-3842" text:style-name="Internet_20_link" text:visited-style-name="Visited_20_Internet_20_Link">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J <text:reference-ref text:reference-format="chapter" text:ref-name="BESSELJ">6.16.13</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K <text:reference-ref text:reference-format="chapter" text:ref-name="BESSELK">6.16.14</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Y <text:reference-ref text:reference-format="chapter" text:ref-name="BESSELY">6.16.15</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CELL <text:reference-ref text:reference-format="chapter" text:ref-name="CELL">6.13.3</text:reference-ref><text:s/><text:a xlink:type="simple" xlink:href="https://issues.oasis-open.org/browse/OFFICE-3909" text:style-name="Internet_20_link" text:visited-style-name="Visited_20_Internet_20_Link">Office-3909</text:a></text:p>
      <text:p text:style-name="P4">COVAR <text:reference-ref text:reference-format="chapter" text:ref-name="COVAR">6.18.18</text:reference-ref><text:s/><text:a xlink:type="simple" xlink:href="https://issues.oasis-open.org/browse/OFFICE-3757" text:style-name="Internet_20_link" text:visited-style-name="Visited_20_Internet_20_Link">Office-3757</text:a></text:p>
      <text:p text:style-name="P4">CRITBINOM <text:reference-ref text:reference-format="chapter" text:ref-name="CRITBINOM">6.18.19</text:reference-ref><text:s/><text:a xlink:type="simple" xlink:href="https://issues.oasis-open.org/browse/OFFICE-3921" text:style-name="Internet_20_link" text:visited-style-name="Visited_20_Internet_20_Link">Office-3921</text:a></text:p>
      <text:p text:style-name="P4">DAYS360 <text:reference-ref text:reference-format="chapter" text:ref-name="DAYS360">6.10.7</text:reference-ref><text:s/><text:a xlink:type="simple" xlink:href="https://issues.oasis-open.org/browse/OFFICE-3907" text:style-name="Internet_20_link" text:visited-style-name="Visited_20_Internet_20_Link">Office-3907</text:a></text:p>
      <text:p text:style-name="P4">DCOUNT <text:reference-ref text:reference-format="chapter" text:ref-name="DCOUNT">6.9.3</text:reference-ref><text:s/><text:a xlink:type="simple" xlink:href="https://issues.oasis-open.org/browse/OFFICE-3906" text:style-name="Internet_20_link" text:visited-style-name="Visited_20_Internet_20_Link">Office-3906</text:a></text:p>
      <text:p text:style-name="P4">DCOUNTA <text:reference-ref text:reference-format="chapter" text:ref-name="DCOUNTA">6.9.4</text:reference-ref><text:s/><text:a xlink:type="simple" xlink:href="https://issues.oasis-open.org/browse/OFFICE-3906" text:style-name="Internet_20_link" text:visited-style-name="Visited_20_Internet_20_Link">Office-3906</text:a></text:p>
      <text:p text:style-name="P4">FLOOR <text:reference-ref text:reference-format="chapter" text:ref-name="FLOOR">6.17.3</text:reference-ref><text:s/><text:a xlink:type="simple" xlink:href="https://issues.oasis-open.org/browse/OFFICE-3879" text:style-name="Internet_20_link" text:visited-style-name="Visited_20_Internet_20_Link">Office-3879</text:a></text:p>
      <text:p text:style-name="P4">FTEST <text:reference-ref text:reference-format="chapter" text:ref-name="FTEST">6.18.30</text:reference-ref><text:s/><text:a xlink:type="simple" xlink:href="https://issues.oasis-open.org/browse/OFFICE-3903" text:style-name="Internet_20_link" text:visited-style-name="Visited_20_Internet_20_Link">Office-</text:a><text:a xlink:type="simple" xlink:href="https://issues.oasis-open.org/browse/OFFICE-3903" text:style-name="Internet_20_link" text:visited-style-name="Visited_20_Internet_20_Link">3903</text:a></text:p>
      <text:p text:style-name="P4">HLOOKUP <text:reference-ref text:reference-format="chapter" text:ref-name="HLOOKUP">6.14.5</text:reference-ref><text:s/><text:a xlink:type="simple" xlink:href="https://issues.oasis-open.org/browse/OFFICE-3902" text:style-name="Internet_20_link" text:visited-style-name="Visited_20_Internet_20_Link">Office-3902</text:a></text:p>
      <text:p text:style-name="P4">IF <text:reference-ref text:reference-format="chapter" text:ref-name="IF">6.15.4</text:reference-ref><text:s/><text:a xlink:type="simple" xlink:href="https://issues.oasis-open.org/browse/OFFICE-3844" text:style-name="Internet_20_link" text:visited-style-name="Visited_20_Internet_20_Link">Office-3844</text:a></text:p>
      <text:p text:style-name="P4">ISBLANK <text:reference-ref text:reference-format="chapter" text:ref-name="ISBLANK">6.13.14</text:reference-ref><text:s/><text:a xlink:type="simple" xlink:href="https://issues.oasis-open.org/browse/OFFICE-4000" text:style-name="Internet_20_link" text:visited-style-name="Visited_20_Internet_20_Link">Office-4000</text:a></text:p>
      <text:p text:style-name="P4">ISFORMULA <text:reference-ref text:reference-format="chapter" text:ref-name="ISFORMULA">6.13.18</text:reference-ref><text:s/><text:a xlink:type="simple" xlink:href="https://issues.oasis-open.org/browse/OFFICE-4000" text:style-name="Internet_20_link" text:visited-style-name="Visited_20_Internet_20_Link">Office-4000</text:a></text:p>
      <text:p text:style-name="P4">ISLOGICAL <text:reference-ref text:reference-format="chapter" text:ref-name="ISLOGICAL">6.13.19</text:reference-ref><text:s/><text:a xlink:type="simple" xlink:href="https://issues.oasis-open.org/browse/OFFICE-4000" text:style-name="Internet_20_link" text:visited-style-name="Visited_20_Internet_20_Link">Office-4000</text:a></text:p>
      <text:p text:style-name="P4">ISNONTEXT <text:reference-ref text:reference-format="chapter" text:ref-name="ISNONTEXT">6.13.21</text:reference-ref><text:s/><text:a xlink:type="simple" xlink:href="https://issues.oasis-open.org/browse/OFFICE-4000" text:style-name="Internet_20_link" text:visited-style-name="Visited_20_Internet_20_Link">Office-4000</text:a></text:p>
      <text:p text:style-name="P4"><text:soft-page-break/>ISNUMBER <text:reference-ref text:reference-format="chapter" text:ref-name="ISNUMBER">6.13.22</text:reference-ref><text:s/><text:a xlink:type="simple" xlink:href="https://issues.oasis-open.org/browse/OFFICE-4000" text:style-name="Internet_20_link" text:visited-style-name="Visited_20_Internet_20_Link">Office-4000</text:a></text:p>
      <text:p text:style-name="P4">ISREF <text:reference-ref text:reference-format="chapter" text:ref-name="ISREF">6.13.24</text:reference-ref><text:s/><text:a xlink:type="simple" xlink:href="https://issues.oasis-open.org/browse/OFFICE-4000" text:style-name="Internet_20_link" text:visited-style-name="Visited_20_Internet_20_Link">Office-4000</text:a></text:p>
      <text:p text:style-name="P4">ISTEXT <text:reference-ref text:reference-format="chapter" text:ref-name="ISTEXT">6.13.25</text:reference-ref><text:s/><text:a xlink:type="simple" xlink:href="https://issues.oasis-open.org/browse/OFFICE-4000" text:style-name="Internet_20_link" text:visited-style-name="Visited_20_Internet_20_Link">Office-4000</text:a></text:p>
      <text:p text:style-name="P4">LINEST <text:reference-ref text:reference-format="chapter" text:ref-name="LINEST">6.18.41</text:reference-ref><text:s/><text:a xlink:type="simple" xlink:href="https://issues.oasis-open.org/browse/OFFICE-3902" text:style-name="Internet_20_link" text:visited-style-name="Visited_20_Internet_20_Link">Office-3902</text:a>, <text:a xlink:type="simple" xlink:href="https://issues.oasis-open.org/browse/OFFICE-3948" text:style-name="Internet_20_link" text:visited-style-name="Visited_20_Internet_20_Link">Office-3948</text:a></text:p>
      <text:p text:style-name="P4">LOGEST <text:reference-ref text:reference-format="chapter" text:ref-name="LOGEST">6.18.42</text:reference-ref><text:s/><text:a xlink:type="simple" xlink:href="https://issues.oasis-open.org/browse/OFFICE-3902" text:style-name="Internet_20_link" text:visited-style-name="Visited_20_Internet_20_Link">Office-3902</text:a></text:p>
      <text:p text:style-name="P4">MATCH <text:reference-ref text:reference-format="chapter" text:ref-name="MATCH">6.14.9</text:reference-ref><text:s/><text:a xlink:type="simple" xlink:href="https://issues.oasis-open.org/browse/OFFICE-3902" text:style-name="Internet_20_link" text:visited-style-name="Visited_20_Internet_20_Link">Office-3902</text:a></text:p>
      <text:p text:style-name="P4">RECEIVED <text:reference-ref text:reference-format="chapter" text:ref-name="RECEIVED">6.12.43</text:reference-ref><text:s/><text:a xlink:type="simple" xlink:href="https://issues.oasis-open.org/browse/OFFICE-3916" text:style-name="Internet_20_link" text:visited-style-name="Visited_20_Internet_20_Link">Office-3916</text:a></text:p>
      <text:p text:style-name="P4">STDEVP <text:reference-ref text:reference-format="chapter" text:ref-name="STDEVP">6.18.74</text:reference-ref><text:s/><text:a xlink:type="simple" xlink:href="https://issues.oasis-open.org/browse/OFFICE-3856" text:style-name="Internet_20_link" text:visited-style-name="Visited_20_Internet_20_Link">Office-3856</text:a></text:p>
      <text:p text:style-name="P4">STDEVPA <text:reference-ref text:reference-format="chapter" text:ref-name="STDEVPA">6.18.75</text:reference-ref><text:s/><text:a xlink:type="simple" xlink:href="https://issues.oasis-open.org/browse/OFFICE-3856" text:style-name="Internet_20_link" text:visited-style-name="Visited_20_Internet_20_Link">Office-3856</text:a></text:p>
      <text:p text:style-name="P4">TYPE <text:reference-ref text:reference-format="chapter" text:ref-name="TYPE">6.13.33</text:reference-ref><text:s/><text:a xlink:type="simple" xlink:href="https://issues.oasis-open.org/browse/OFFICE-4000" text:style-name="Internet_20_link" text:visited-style-name="Visited_20_Internet_20_Link">Office-4000</text:a></text:p>
      <text:p text:style-name="P4">VARPA <text:reference-ref text:reference-format="chapter" text:ref-name="VARPA">6.18.85</text:reference-ref><text:s/><text:a xlink:type="simple" xlink:href="https://issues.oasis-open.org/browse/OFFICE-3856" text:style-name="Internet_20_link" text:visited-style-name="Visited_20_Internet_20_Link">Office-3856</text:a></text:p>
      <text:p text:style-name="P4">VLOOKUP <text:reference-ref text:reference-format="chapter" text:ref-name="VLOOKUP">6.14.12</text:reference-ref><text:s/><text:a xlink:type="simple" xlink:href="https://issues.oasis-open.org/browse/OFFICE-3902" text:style-name="Internet_20_link" text:visited-style-name="Visited_20_Internet_20_Link">Office-3902</text:a></text:p>
      <text:p text:style-name="P4">WEEKDAY <text:reference-ref text:reference-format="chapter" text:ref-name="WEEKDAY">6.10.20</text:reference-ref><text:s/><text:a xlink:type="simple" xlink:href="https://issues.oasis-open.org/browse/OFFICE-3908" text:style-name="Internet_20_link" text:visited-style-name="Visited_20_Internet_20_Link">Office-3908</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2cm"/>
      </text:list-level-style-number>
      <text:list-level-style-number text:level="3" text:style-name="Zeichenformat" style:num-prefix="Appendix " style:num-format="1" text:display-levels="3">
        <style:list-level-properties text:min-label-width="1.27cm" text:min-label-distance="0.2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5B354D19DE71D0E4.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penDocument-v1.3-os-part4-formula<text:tab/><text:tab/>27 April 2021</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1.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5" meta:paragraph-count="6436" meta:word-count="65737" meta:character-count="398224" meta:non-whitespace-character-count="337866"/>
    <meta:user-defined meta:name="DC.Creator">https://www.oasis-open.org/committees/tc_home.php?wg_abbrev=office</meta:user-defined>
    <meta:user-defined meta:name="DC.Date.Issued" meta:value-type="date">2020-08-31</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csd03/part4-formula/OpenDocument-v1.3-csd03-part4-formula.odt</meta:user-defined>
    <meta:user-defined meta:name="DC.Relation.Replaces" meta:value-type="string">http://docs.oasis-open.org/office/OpenDocument/v1.3/cs01/part4-formula/OpenDocument-v1.3-cs01-part4-formula.odt</meta:user-defined>
    <meta:user-defined meta:name="DC.Title" meta:value-type="string">Open Document Format for Office Applications (OpenDocument) Version 1.3. Part 4: Recalculated Formula (OpenFormula) Format</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CSD;03</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